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5181in"/>
    </style:style>
    <style:style style:name="co16" style:family="table-column">
      <style:table-column-properties fo:break-before="auto" style:column-width="0.7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6264in" svg:height="4.3189in" svg:x="4.8217in" svg:y="43.2524in">
            <draw:object draw:notify-on-update-of-ranges="Sheet1.A244:Sheet1.A244 Sheet1.A245:Sheet1.A484 Sheet1.B244:Sheet1.B244 Sheet1.B245:Sheet1.B484 Sheet1.C244:Sheet1.C244 Sheet1.C245:Sheet1.C484 Sheet1.D244:Sheet1.D244 Sheet1.D245:Sheet1.D484 Sheet1.E244:Sheet1.E244 Sheet1.E245:Sheet1.E484 Sheet1.F244:Sheet1.F244 Sheet1.F245:Sheet1.F484 Sheet1.G244:Sheet1.G244 Sheet1.G245:Sheet1.G48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324in" svg:height="3.5449in" svg:x="4.6386in" svg:y="86.9646in">
            <draw:object draw:notify-on-update-of-ranges="Sheet1.B490:Sheet1.B490 Sheet1.B491:Sheet1.B521 Sheet1.C490:Sheet1.C490 Sheet1.C491:Sheet1.C521 Sheet1.D490:Sheet1.D490 Sheet1.D491:Sheet1.D521 Sheet1.E490:Sheet1.E490 Sheet1.E491:Sheet1.E521 Sheet1.F490:Sheet1.F490 Sheet1.F491:Sheet1.F521 Sheet1.G490:Sheet1.G490 Sheet1.G491:Sheet1.G5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2488in" svg:height="3.5453in" svg:x="4.4768in" svg:y="97.7882in">
            <draw:object draw:notify-on-update-of-ranges="Sheet1.B522:Sheet1.B522 Sheet1.B523:Sheet1.B574 Sheet1.C522:Sheet1.C522 Sheet1.C523:Sheet1.C574 Sheet1.D522:Sheet1.D522 Sheet1.D523:Sheet1.D574 Sheet1.E522:Sheet1.E522 Sheet1.E523:Sheet1.E574 Sheet1.F522:Sheet1.F522 Sheet1.F523:Sheet1.F574 Sheet1.G522:Sheet1.G522 Sheet1.G523:Sheet1.G5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7126in" svg:height="3.5449in" svg:x="4.487in" svg:y="110.1906in">
            <draw:object draw:notify-on-update-of-ranges="Sheet1.B575:Sheet1.B575 Sheet1.B576:Sheet1.B648 Sheet1.C575:Sheet1.C575 Sheet1.C576:Sheet1.C648 Sheet1.D575:Sheet1.D575 Sheet1.D576:Sheet1.D648 Sheet1.E575:Sheet1.E575 Sheet1.E576:Sheet1.E648 Sheet1.F575:Sheet1.F575 Sheet1.F576:Sheet1.F648 Sheet1.G575:Sheet1.G575 Sheet1.G576:Sheet1.G6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2705in" svg:height="3.5453in" svg:x="4.7031in" svg:y="115.2in">
            <draw:object draw:notify-on-update-of-ranges="Sheet1.B649:Sheet1.B649 Sheet1.B650:Sheet1.B733 Sheet1.C649:Sheet1.C649 Sheet1.C650:Sheet1.C733 Sheet1.D649:Sheet1.D649 Sheet1.D650:Sheet1.D733 Sheet1.E649:Sheet1.E649 Sheet1.E650:Sheet1.E733 Sheet1.F649:Sheet1.F649 Sheet1.F650:Sheet1.F733 Sheet1.G649:Sheet1.G649 Sheet1.G650:Sheet1.G7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31743" calcext:value-type="float">
            <text:p>231743</text:p>
          </table:table-cell>
          <table:table-cell office:value-type="float" office:value="65803" calcext:value-type="float">
            <text:p>65803</text:p>
          </table:table-cell>
          <table:table-cell office:value-type="float" office:value="16648" calcext:value-type="float">
            <text:p>16648</text:p>
          </table:table-cell>
          <table:table-cell office:value-type="float" office:value="65806" calcext:value-type="float">
            <text:p>65806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66620" calcext:value-type="float">
            <text:p>66620</text:p>
          </table:table-cell>
          <table:table-cell office:value-type="float" office:value="452" calcext:value-type="float">
            <text:p>4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98970" calcext:value-type="float">
            <text:p>198970</text:p>
          </table:table-cell>
          <table:table-cell office:value-type="float" office:value="49418" calcext:value-type="float">
            <text:p>49418</text:p>
          </table:table-cell>
          <table:table-cell office:value-type="float" office:value="263" calcext:value-type="float">
            <text:p>263</text:p>
          </table:table-cell>
          <table:table-cell office:value-type="float" office:value="65809" calcext:value-type="float">
            <text:p>6580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66620" calcext:value-type="float">
            <text:p>66620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745" calcext:value-type="float">
            <text:p>231745</text:p>
          </table:table-cell>
          <table:table-cell office:value-type="float" office:value="65803" calcext:value-type="float">
            <text:p>65803</text:p>
          </table:table-cell>
          <table:table-cell office:value-type="float" office:value="16648" calcext:value-type="float">
            <text:p>16648</text:p>
          </table:table-cell>
          <table:table-cell office:value-type="float" office:value="65809" calcext:value-type="float">
            <text:p>65809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7" calcext:value-type="float">
            <text:p>16387</text:p>
          </table:table-cell>
          <table:table-cell office:value-type="float" office:value="66620" calcext:value-type="float">
            <text:p>66620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31741" calcext:value-type="float">
            <text:p>231741</text:p>
          </table:table-cell>
          <table:table-cell office:value-type="float" office:value="65803" calcext:value-type="float">
            <text:p>65803</text:p>
          </table:table-cell>
          <table:table-cell office:value-type="float" office:value="16648" calcext:value-type="float">
            <text:p>16648</text:p>
          </table:table-cell>
          <table:table-cell office:value-type="float" office:value="65809" calcext:value-type="float">
            <text:p>65809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5" calcext:value-type="float">
            <text:p>16385</text:p>
          </table:table-cell>
          <table:table-cell office:value-type="float" office:value="66620" calcext:value-type="float">
            <text:p>66620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8970" calcext:value-type="float">
            <text:p>198970</text:p>
          </table:table-cell>
          <table:table-cell office:value-type="float" office:value="49418" calcext:value-type="float">
            <text:p>49418</text:p>
          </table:table-cell>
          <table:table-cell office:value-type="float" office:value="263" calcext:value-type="float">
            <text:p>263</text:p>
          </table:table-cell>
          <table:table-cell office:value-type="float" office:value="65809" calcext:value-type="float">
            <text:p>65809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66620" calcext:value-type="float">
            <text:p>66620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745" calcext:value-type="float">
            <text:p>231745</text:p>
          </table:table-cell>
          <table:table-cell office:value-type="float" office:value="65803" calcext:value-type="float">
            <text:p>65803</text:p>
          </table:table-cell>
          <table:table-cell office:value-type="float" office:value="16648" calcext:value-type="float">
            <text:p>16648</text:p>
          </table:table-cell>
          <table:table-cell office:value-type="float" office:value="65809" calcext:value-type="float">
            <text:p>65809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7" calcext:value-type="float">
            <text:p>16387</text:p>
          </table:table-cell>
          <table:table-cell office:value-type="float" office:value="66620" calcext:value-type="float">
            <text:p>66620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31741" calcext:value-type="float">
            <text:p>231741</text:p>
          </table:table-cell>
          <table:table-cell office:value-type="float" office:value="65803" calcext:value-type="float">
            <text:p>65803</text:p>
          </table:table-cell>
          <table:table-cell office:value-type="float" office:value="16648" calcext:value-type="float">
            <text:p>16648</text:p>
          </table:table-cell>
          <table:table-cell office:value-type="float" office:value="65809" calcext:value-type="float">
            <text:p>65809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5" calcext:value-type="float">
            <text:p>16385</text:p>
          </table:table-cell>
          <table:table-cell office:value-type="float" office:value="66620" calcext:value-type="float">
            <text:p>66620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31736" calcext:value-type="float">
            <text:p>231736</text:p>
          </table:table-cell>
          <table:table-cell office:value-type="float" office:value="82444" calcext:value-type="float">
            <text:p>82444</text:p>
          </table:table-cell>
          <table:table-cell office:value-type="float" office:value="33289" calcext:value-type="float">
            <text:p>33289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8125" calcext:value-type="float">
            <text:p>248125</text:p>
          </table:table-cell>
          <table:table-cell office:value-type="float" office:value="82443" calcext:value-type="float">
            <text:p>82443</text:p>
          </table:table-cell>
          <table:table-cell office:value-type="float" office:value="33288" calcext:value-type="float">
            <text:p>33288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7" calcext:value-type="float">
            <text:p>16387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48121" calcext:value-type="float">
            <text:p>248121</text:p>
          </table:table-cell>
          <table:table-cell office:value-type="float" office:value="82443" calcext:value-type="float">
            <text:p>82443</text:p>
          </table:table-cell>
          <table:table-cell office:value-type="float" office:value="33288" calcext:value-type="float">
            <text:p>33288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5" calcext:value-type="float">
            <text:p>16385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1736" calcext:value-type="float">
            <text:p>231736</text:p>
          </table:table-cell>
          <table:table-cell office:value-type="float" office:value="82444" calcext:value-type="float">
            <text:p>82444</text:p>
          </table:table-cell>
          <table:table-cell office:value-type="float" office:value="33289" calcext:value-type="float">
            <text:p>33289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8125" calcext:value-type="float">
            <text:p>248125</text:p>
          </table:table-cell>
          <table:table-cell office:value-type="float" office:value="82443" calcext:value-type="float">
            <text:p>82443</text:p>
          </table:table-cell>
          <table:table-cell office:value-type="float" office:value="33288" calcext:value-type="float">
            <text:p>33288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7" calcext:value-type="float">
            <text:p>16387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248121" calcext:value-type="float">
            <text:p>248121</text:p>
          </table:table-cell>
          <table:table-cell office:value-type="float" office:value="82443" calcext:value-type="float">
            <text:p>82443</text:p>
          </table:table-cell>
          <table:table-cell office:value-type="float" office:value="33288" calcext:value-type="float">
            <text:p>33288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5" calcext:value-type="float">
            <text:p>16385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15090" calcext:value-type="float">
            <text:p>215090</text:p>
          </table:table-cell>
          <table:table-cell office:value-type="float" office:value="65799" calcext:value-type="float">
            <text:p>65799</text:p>
          </table:table-cell>
          <table:table-cell office:value-type="float" office:value="16644" calcext:value-type="float">
            <text:p>16644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477" calcext:value-type="float">
            <text:p>231477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7" calcext:value-type="float">
            <text:p>16387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31475" calcext:value-type="float">
            <text:p>231475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5" calcext:value-type="float">
            <text:p>16385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5090" calcext:value-type="float">
            <text:p>215090</text:p>
          </table:table-cell>
          <table:table-cell office:value-type="float" office:value="65799" calcext:value-type="float">
            <text:p>65799</text:p>
          </table:table-cell>
          <table:table-cell office:value-type="float" office:value="16644" calcext:value-type="float">
            <text:p>16644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477" calcext:value-type="float">
            <text:p>231477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7" calcext:value-type="float">
            <text:p>16387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31475" calcext:value-type="float">
            <text:p>231475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5" calcext:value-type="float">
            <text:p>16385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14834" calcext:value-type="float">
            <text:p>214834</text:p>
          </table:table-cell>
          <table:table-cell office:value-type="float" office:value="65799" calcext:value-type="float">
            <text:p>65799</text:p>
          </table:table-cell>
          <table:table-cell office:value-type="float" office:value="16644" calcext:value-type="float">
            <text:p>16644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221" calcext:value-type="float">
            <text:p>231221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7" calcext:value-type="float">
            <text:p>16387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31219" calcext:value-type="float">
            <text:p>231219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5" calcext:value-type="float">
            <text:p>16385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4834" calcext:value-type="float">
            <text:p>214834</text:p>
          </table:table-cell>
          <table:table-cell office:value-type="float" office:value="65799" calcext:value-type="float">
            <text:p>65799</text:p>
          </table:table-cell>
          <table:table-cell office:value-type="float" office:value="16644" calcext:value-type="float">
            <text:p>16644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221" calcext:value-type="float">
            <text:p>231221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7" calcext:value-type="float">
            <text:p>16387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31219" calcext:value-type="float">
            <text:p>231219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5" calcext:value-type="float">
            <text:p>16385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14834" calcext:value-type="float">
            <text:p>214834</text:p>
          </table:table-cell>
          <table:table-cell office:value-type="float" office:value="65799" calcext:value-type="float">
            <text:p>65799</text:p>
          </table:table-cell>
          <table:table-cell office:value-type="float" office:value="16644" calcext:value-type="float">
            <text:p>16644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221" calcext:value-type="float">
            <text:p>231221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7" calcext:value-type="float">
            <text:p>16387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31219" calcext:value-type="float">
            <text:p>231219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5" calcext:value-type="float">
            <text:p>16385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4834" calcext:value-type="float">
            <text:p>214834</text:p>
          </table:table-cell>
          <table:table-cell office:value-type="float" office:value="65799" calcext:value-type="float">
            <text:p>65799</text:p>
          </table:table-cell>
          <table:table-cell office:value-type="float" office:value="16644" calcext:value-type="float">
            <text:p>16644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0" calcext:value-type="float">
            <text:p>0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221" calcext:value-type="float">
            <text:p>231221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7" calcext:value-type="float">
            <text:p>16387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31219" calcext:value-type="float">
            <text:p>231219</text:p>
          </table:table-cell>
          <table:table-cell office:value-type="float" office:value="65800" calcext:value-type="float">
            <text:p>65800</text:p>
          </table:table-cell>
          <table:table-cell office:value-type="float" office:value="16645" calcext:value-type="float">
            <text:p>16645</text:p>
          </table:table-cell>
          <table:table-cell office:value-type="float" office:value="82450" calcext:value-type="float">
            <text:p>82450</text:p>
          </table:table-cell>
          <table:table-cell office:value-type="float" office:value="16383" calcext:value-type="float">
            <text:p>16383</text:p>
          </table:table-cell>
          <table:table-cell office:value-type="float" office:value="16385" calcext:value-type="float">
            <text:p>16385</text:p>
          </table:table-cell>
          <table:table-cell office:value-type="float" office:value="66620" calcext:value-type="float">
            <text:p>66620</text:p>
          </table:table-cell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16877" calcext:value-type="float">
            <text:p>116877</text:p>
          </table:table-cell>
          <table:table-cell office:value-type="float" office:value="233751" calcext:value-type="float">
            <text:p>233751</text:p>
          </table:table-cell>
          <table:table-cell office:value-type="float" office:value="65593" calcext:value-type="float">
            <text:p>65593</text:p>
          </table:table-cell>
          <table:table-cell office:value-type="float" office:value="16411" calcext:value-type="float">
            <text:p>16411</text:p>
          </table:table-cell>
          <table:table-cell office:value-type="float" office:value="66114" calcext:value-type="float">
            <text:p>66114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66624" calcext:value-type="float">
            <text:p>66624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874" calcext:value-type="float">
            <text:p>116874</text:p>
          </table:table-cell>
          <table:table-cell office:value-type="float" office:value="233746" calcext:value-type="float">
            <text:p>233746</text:p>
          </table:table-cell>
          <table:table-cell office:value-type="float" office:value="65594" calcext:value-type="float">
            <text:p>65594</text:p>
          </table:table-cell>
          <table:table-cell office:value-type="float" office:value="16412" calcext:value-type="float">
            <text:p>16412</text:p>
          </table:table-cell>
          <table:table-cell office:value-type="float" office:value="66114" calcext:value-type="float">
            <text:p>66114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6624" calcext:value-type="float">
            <text:p>66624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6868" calcext:value-type="float">
            <text:p>116868</text:p>
          </table:table-cell>
          <table:table-cell office:value-type="float" office:value="233731" calcext:value-type="float">
            <text:p>233731</text:p>
          </table:table-cell>
          <table:table-cell office:value-type="float" office:value="81969" calcext:value-type="float">
            <text:p>81969</text:p>
          </table:table-cell>
          <table:table-cell office:value-type="float" office:value="32787" calcext:value-type="float">
            <text:p>32787</text:p>
          </table:table-cell>
          <table:table-cell office:value-type="float" office:value="66130" calcext:value-type="float">
            <text:p>6613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66624" calcext:value-type="float">
            <text:p>66624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864" calcext:value-type="float">
            <text:p>116864</text:p>
          </table:table-cell>
          <table:table-cell office:value-type="float" office:value="233726" calcext:value-type="float">
            <text:p>233726</text:p>
          </table:table-cell>
          <table:table-cell office:value-type="float" office:value="81970" calcext:value-type="float">
            <text:p>81970</text:p>
          </table:table-cell>
          <table:table-cell office:value-type="float" office:value="32788" calcext:value-type="float">
            <text:p>32788</text:p>
          </table:table-cell>
          <table:table-cell office:value-type="float" office:value="66130" calcext:value-type="float">
            <text:p>66130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6624" calcext:value-type="float">
            <text:p>66624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5065" calcext:value-type="float">
            <text:p>125065</text:p>
          </table:table-cell>
          <table:table-cell office:value-type="float" office:value="250126" calcext:value-type="float">
            <text:p>250126</text:p>
          </table:table-cell>
          <table:table-cell office:value-type="float" office:value="81968" calcext:value-type="float">
            <text:p>81968</text:p>
          </table:table-cell>
          <table:table-cell office:value-type="float" office:value="32786" calcext:value-type="float">
            <text:p>32786</text:p>
          </table:table-cell>
          <table:table-cell office:value-type="float" office:value="66130" calcext:value-type="float">
            <text:p>66130</text:p>
          </table:table-cell>
          <table:table-cell office:value-type="float" office:value="16384" calcext:value-type="float">
            <text:p>16384</text:p>
          </table:table-cell>
          <table:table-cell office:value-type="float" office:value="16402" calcext:value-type="float">
            <text:p>16402</text:p>
          </table:table-cell>
          <table:table-cell office:value-type="float" office:value="66624" calcext:value-type="float">
            <text:p>66624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5060" calcext:value-type="float">
            <text:p>125060</text:p>
          </table:table-cell>
          <table:table-cell office:value-type="float" office:value="250117" calcext:value-type="float">
            <text:p>250117</text:p>
          </table:table-cell>
          <table:table-cell office:value-type="float" office:value="81970" calcext:value-type="float">
            <text:p>81970</text:p>
          </table:table-cell>
          <table:table-cell office:value-type="float" office:value="32788" calcext:value-type="float">
            <text:p>32788</text:p>
          </table:table-cell>
          <table:table-cell office:value-type="float" office:value="66130" calcext:value-type="float">
            <text:p>66130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3" calcext:value-type="float">
            <text:p>16393</text:p>
          </table:table-cell>
          <table:table-cell office:value-type="float" office:value="66624" calcext:value-type="float">
            <text:p>66624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059" calcext:value-type="float">
            <text:p>125059</text:p>
          </table:table-cell>
          <table:table-cell office:value-type="float" office:value="250116" calcext:value-type="float">
            <text:p>250116</text:p>
          </table:table-cell>
          <table:table-cell office:value-type="float" office:value="81971" calcext:value-type="float">
            <text:p>81971</text:p>
          </table:table-cell>
          <table:table-cell office:value-type="float" office:value="32789" calcext:value-type="float">
            <text:p>32789</text:p>
          </table:table-cell>
          <table:table-cell office:value-type="float" office:value="66130" calcext:value-type="float">
            <text:p>66130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2" calcext:value-type="float">
            <text:p>16392</text:p>
          </table:table-cell>
          <table:table-cell office:value-type="float" office:value="66624" calcext:value-type="float">
            <text:p>66624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868" calcext:value-type="float">
            <text:p>116868</text:p>
          </table:table-cell>
          <table:table-cell office:value-type="float" office:value="233731" calcext:value-type="float">
            <text:p>233731</text:p>
          </table:table-cell>
          <table:table-cell office:value-type="float" office:value="81969" calcext:value-type="float">
            <text:p>81969</text:p>
          </table:table-cell>
          <table:table-cell office:value-type="float" office:value="32787" calcext:value-type="float">
            <text:p>32787</text:p>
          </table:table-cell>
          <table:table-cell office:value-type="float" office:value="66130" calcext:value-type="float">
            <text:p>66130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66624" calcext:value-type="float">
            <text:p>66624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864" calcext:value-type="float">
            <text:p>116864</text:p>
          </table:table-cell>
          <table:table-cell office:value-type="float" office:value="233726" calcext:value-type="float">
            <text:p>233726</text:p>
          </table:table-cell>
          <table:table-cell office:value-type="float" office:value="81970" calcext:value-type="float">
            <text:p>81970</text:p>
          </table:table-cell>
          <table:table-cell office:value-type="float" office:value="32788" calcext:value-type="float">
            <text:p>32788</text:p>
          </table:table-cell>
          <table:table-cell office:value-type="float" office:value="66130" calcext:value-type="float">
            <text:p>66130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6624" calcext:value-type="float">
            <text:p>66624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5065" calcext:value-type="float">
            <text:p>125065</text:p>
          </table:table-cell>
          <table:table-cell office:value-type="float" office:value="250126" calcext:value-type="float">
            <text:p>250126</text:p>
          </table:table-cell>
          <table:table-cell office:value-type="float" office:value="81968" calcext:value-type="float">
            <text:p>81968</text:p>
          </table:table-cell>
          <table:table-cell office:value-type="float" office:value="32786" calcext:value-type="float">
            <text:p>32786</text:p>
          </table:table-cell>
          <table:table-cell office:value-type="float" office:value="66130" calcext:value-type="float">
            <text:p>66130</text:p>
          </table:table-cell>
          <table:table-cell office:value-type="float" office:value="16384" calcext:value-type="float">
            <text:p>16384</text:p>
          </table:table-cell>
          <table:table-cell office:value-type="float" office:value="16402" calcext:value-type="float">
            <text:p>16402</text:p>
          </table:table-cell>
          <table:table-cell office:value-type="float" office:value="66624" calcext:value-type="float">
            <text:p>66624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5060" calcext:value-type="float">
            <text:p>125060</text:p>
          </table:table-cell>
          <table:table-cell office:value-type="float" office:value="250117" calcext:value-type="float">
            <text:p>250117</text:p>
          </table:table-cell>
          <table:table-cell office:value-type="float" office:value="81970" calcext:value-type="float">
            <text:p>81970</text:p>
          </table:table-cell>
          <table:table-cell office:value-type="float" office:value="32788" calcext:value-type="float">
            <text:p>32788</text:p>
          </table:table-cell>
          <table:table-cell office:value-type="float" office:value="66130" calcext:value-type="float">
            <text:p>66130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3" calcext:value-type="float">
            <text:p>16393</text:p>
          </table:table-cell>
          <table:table-cell office:value-type="float" office:value="66624" calcext:value-type="float">
            <text:p>66624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059" calcext:value-type="float">
            <text:p>125059</text:p>
          </table:table-cell>
          <table:table-cell office:value-type="float" office:value="250116" calcext:value-type="float">
            <text:p>250116</text:p>
          </table:table-cell>
          <table:table-cell office:value-type="float" office:value="81971" calcext:value-type="float">
            <text:p>81971</text:p>
          </table:table-cell>
          <table:table-cell office:value-type="float" office:value="32789" calcext:value-type="float">
            <text:p>32789</text:p>
          </table:table-cell>
          <table:table-cell office:value-type="float" office:value="66130" calcext:value-type="float">
            <text:p>66130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2" calcext:value-type="float">
            <text:p>16392</text:p>
          </table:table-cell>
          <table:table-cell office:value-type="float" office:value="66624" calcext:value-type="float">
            <text:p>66624</text:p>
          </table:table-cell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8417" calcext:value-type="float">
            <text:p>108417</text:p>
          </table:table-cell>
          <table:table-cell office:value-type="float" office:value="216827" calcext:value-type="float">
            <text:p>216827</text:p>
          </table:table-cell>
          <table:table-cell office:value-type="float" office:value="65597" calcext:value-type="float">
            <text:p>65597</text:p>
          </table:table-cell>
          <table:table-cell office:value-type="float" office:value="16415" calcext:value-type="float">
            <text:p>16415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5" calcext:value-type="float">
            <text:p>5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411" calcext:value-type="float">
            <text:p>108411</text:p>
          </table:table-cell>
          <table:table-cell office:value-type="float" office:value="216820" calcext:value-type="float">
            <text:p>216820</text:p>
          </table:table-cell>
          <table:table-cell office:value-type="float" office:value="65598" calcext:value-type="float">
            <text:p>65598</text:p>
          </table:table-cell>
          <table:table-cell office:value-type="float" office:value="16416" calcext:value-type="float">
            <text:p>16416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5314" calcext:value-type="float">
            <text:p>125314</text:p>
          </table:table-cell>
          <table:table-cell office:value-type="float" office:value="250624" calcext:value-type="float">
            <text:p>250624</text:p>
          </table:table-cell>
          <table:table-cell office:value-type="float" office:value="83000" calcext:value-type="float">
            <text:p>83000</text:p>
          </table:table-cell>
          <table:table-cell office:value-type="float" office:value="33818" calcext:value-type="float">
            <text:p>338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402" calcext:value-type="float">
            <text:p>1640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5309" calcext:value-type="float">
            <text:p>125309</text:p>
          </table:table-cell>
          <table:table-cell office:value-type="float" office:value="250615" calcext:value-type="float">
            <text:p>250615</text:p>
          </table:table-cell>
          <table:table-cell office:value-type="float" office:value="83002" calcext:value-type="float">
            <text:p>83002</text:p>
          </table:table-cell>
          <table:table-cell office:value-type="float" office:value="33820" calcext:value-type="float">
            <text:p>33820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3" calcext:value-type="float">
            <text:p>16393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308" calcext:value-type="float">
            <text:p>125308</text:p>
          </table:table-cell>
          <table:table-cell office:value-type="float" office:value="250614" calcext:value-type="float">
            <text:p>250614</text:p>
          </table:table-cell>
          <table:table-cell office:value-type="float" office:value="83003" calcext:value-type="float">
            <text:p>83003</text:p>
          </table:table-cell>
          <table:table-cell office:value-type="float" office:value="33821" calcext:value-type="float">
            <text:p>33821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2" calcext:value-type="float">
            <text:p>1639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417" calcext:value-type="float">
            <text:p>108417</text:p>
          </table:table-cell>
          <table:table-cell office:value-type="float" office:value="216827" calcext:value-type="float">
            <text:p>216827</text:p>
          </table:table-cell>
          <table:table-cell office:value-type="float" office:value="65597" calcext:value-type="float">
            <text:p>65597</text:p>
          </table:table-cell>
          <table:table-cell office:value-type="float" office:value="16415" calcext:value-type="float">
            <text:p>16415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5" calcext:value-type="float">
            <text:p>5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411" calcext:value-type="float">
            <text:p>108411</text:p>
          </table:table-cell>
          <table:table-cell office:value-type="float" office:value="216820" calcext:value-type="float">
            <text:p>216820</text:p>
          </table:table-cell>
          <table:table-cell office:value-type="float" office:value="65598" calcext:value-type="float">
            <text:p>65598</text:p>
          </table:table-cell>
          <table:table-cell office:value-type="float" office:value="16416" calcext:value-type="float">
            <text:p>16416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5314" calcext:value-type="float">
            <text:p>125314</text:p>
          </table:table-cell>
          <table:table-cell office:value-type="float" office:value="250624" calcext:value-type="float">
            <text:p>250624</text:p>
          </table:table-cell>
          <table:table-cell office:value-type="float" office:value="83000" calcext:value-type="float">
            <text:p>83000</text:p>
          </table:table-cell>
          <table:table-cell office:value-type="float" office:value="33818" calcext:value-type="float">
            <text:p>338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402" calcext:value-type="float">
            <text:p>1640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125309" calcext:value-type="float">
            <text:p>125309</text:p>
          </table:table-cell>
          <table:table-cell office:value-type="float" office:value="250615" calcext:value-type="float">
            <text:p>250615</text:p>
          </table:table-cell>
          <table:table-cell office:value-type="float" office:value="83002" calcext:value-type="float">
            <text:p>83002</text:p>
          </table:table-cell>
          <table:table-cell office:value-type="float" office:value="33820" calcext:value-type="float">
            <text:p>33820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3" calcext:value-type="float">
            <text:p>16393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308" calcext:value-type="float">
            <text:p>125308</text:p>
          </table:table-cell>
          <table:table-cell office:value-type="float" office:value="250614" calcext:value-type="float">
            <text:p>250614</text:p>
          </table:table-cell>
          <table:table-cell office:value-type="float" office:value="83003" calcext:value-type="float">
            <text:p>83003</text:p>
          </table:table-cell>
          <table:table-cell office:value-type="float" office:value="33821" calcext:value-type="float">
            <text:p>33821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2" calcext:value-type="float">
            <text:p>1639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8662" calcext:value-type="float">
            <text:p>108662</text:p>
          </table:table-cell>
          <table:table-cell office:value-type="float" office:value="217321" calcext:value-type="float">
            <text:p>217321</text:p>
          </table:table-cell>
          <table:table-cell office:value-type="float" office:value="66093" calcext:value-type="float">
            <text:p>66093</text:p>
          </table:table-cell>
          <table:table-cell office:value-type="float" office:value="16911" calcext:value-type="float">
            <text:p>16911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661" calcext:value-type="float">
            <text:p>108661</text:p>
          </table:table-cell>
          <table:table-cell office:value-type="float" office:value="217318" calcext:value-type="float">
            <text:p>217318</text:p>
          </table:table-cell>
          <table:table-cell office:value-type="float" office:value="66094" calcext:value-type="float">
            <text:p>66094</text:p>
          </table:table-cell>
          <table:table-cell office:value-type="float" office:value="16912" calcext:value-type="float">
            <text:p>16912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862" calcext:value-type="float">
            <text:p>116862</text:p>
          </table:table-cell>
          <table:table-cell office:value-type="float" office:value="233720" calcext:value-type="float">
            <text:p>233720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402" calcext:value-type="float">
            <text:p>1640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856" calcext:value-type="float">
            <text:p>116856</text:p>
          </table:table-cell>
          <table:table-cell office:value-type="float" office:value="233710" calcext:value-type="float">
            <text:p>233710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5" calcext:value-type="float">
            <text:p>16395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6854" calcext:value-type="float">
            <text:p>116854</text:p>
          </table:table-cell>
          <table:table-cell office:value-type="float" office:value="233706" calcext:value-type="float">
            <text:p>233706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0" calcext:value-type="float">
            <text:p>16390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662" calcext:value-type="float">
            <text:p>108662</text:p>
          </table:table-cell>
          <table:table-cell office:value-type="float" office:value="217321" calcext:value-type="float">
            <text:p>217321</text:p>
          </table:table-cell>
          <table:table-cell office:value-type="float" office:value="66093" calcext:value-type="float">
            <text:p>66093</text:p>
          </table:table-cell>
          <table:table-cell office:value-type="float" office:value="16911" calcext:value-type="float">
            <text:p>16911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661" calcext:value-type="float">
            <text:p>108661</text:p>
          </table:table-cell>
          <table:table-cell office:value-type="float" office:value="217318" calcext:value-type="float">
            <text:p>217318</text:p>
          </table:table-cell>
          <table:table-cell office:value-type="float" office:value="66094" calcext:value-type="float">
            <text:p>66094</text:p>
          </table:table-cell>
          <table:table-cell office:value-type="float" office:value="16912" calcext:value-type="float">
            <text:p>16912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862" calcext:value-type="float">
            <text:p>116862</text:p>
          </table:table-cell>
          <table:table-cell office:value-type="float" office:value="233720" calcext:value-type="float">
            <text:p>233720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402" calcext:value-type="float">
            <text:p>1640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6856" calcext:value-type="float">
            <text:p>116856</text:p>
          </table:table-cell>
          <table:table-cell office:value-type="float" office:value="233710" calcext:value-type="float">
            <text:p>233710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5" calcext:value-type="float">
            <text:p>16395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6854" calcext:value-type="float">
            <text:p>116854</text:p>
          </table:table-cell>
          <table:table-cell office:value-type="float" office:value="233706" calcext:value-type="float">
            <text:p>233706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0" calcext:value-type="float">
            <text:p>16390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4027" calcext:value-type="float">
            <text:p>124027</text:p>
          </table:table-cell>
          <table:table-cell office:value-type="float" office:value="248047" calcext:value-type="float">
            <text:p>248047</text:p>
          </table:table-cell>
          <table:table-cell office:value-type="float" office:value="65587" calcext:value-type="float">
            <text:p>65587</text:p>
          </table:table-cell>
          <table:table-cell office:value-type="float" office:value="16405" calcext:value-type="float">
            <text:p>16405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15878" calcext:value-type="float">
            <text:p>15878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148" calcext:value-type="float">
            <text:p>108148</text:p>
          </table:table-cell>
          <table:table-cell office:value-type="float" office:value="216294" calcext:value-type="float">
            <text:p>216294</text:p>
          </table:table-cell>
          <table:table-cell office:value-type="float" office:value="65588" calcext:value-type="float">
            <text:p>65588</text:p>
          </table:table-cell>
          <table:table-cell office:value-type="float" office:value="16406" calcext:value-type="float">
            <text:p>16406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606" calcext:value-type="float">
            <text:p>116606</text:p>
          </table:table-cell>
          <table:table-cell office:value-type="float" office:value="233208" calcext:value-type="float">
            <text:p>233208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402" calcext:value-type="float">
            <text:p>1640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600" calcext:value-type="float">
            <text:p>116600</text:p>
          </table:table-cell>
          <table:table-cell office:value-type="float" office:value="233198" calcext:value-type="float">
            <text:p>233198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5" calcext:value-type="float">
            <text:p>16395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6598" calcext:value-type="float">
            <text:p>116598</text:p>
          </table:table-cell>
          <table:table-cell office:value-type="float" office:value="233194" calcext:value-type="float">
            <text:p>233194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0" calcext:value-type="float">
            <text:p>16390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027" calcext:value-type="float">
            <text:p>124027</text:p>
          </table:table-cell>
          <table:table-cell office:value-type="float" office:value="248047" calcext:value-type="float">
            <text:p>248047</text:p>
          </table:table-cell>
          <table:table-cell office:value-type="float" office:value="65587" calcext:value-type="float">
            <text:p>65587</text:p>
          </table:table-cell>
          <table:table-cell office:value-type="float" office:value="16405" calcext:value-type="float">
            <text:p>16405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15878" calcext:value-type="float">
            <text:p>15878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148" calcext:value-type="float">
            <text:p>108148</text:p>
          </table:table-cell>
          <table:table-cell office:value-type="float" office:value="216294" calcext:value-type="float">
            <text:p>216294</text:p>
          </table:table-cell>
          <table:table-cell office:value-type="float" office:value="65588" calcext:value-type="float">
            <text:p>65588</text:p>
          </table:table-cell>
          <table:table-cell office:value-type="float" office:value="16406" calcext:value-type="float">
            <text:p>16406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606" calcext:value-type="float">
            <text:p>116606</text:p>
          </table:table-cell>
          <table:table-cell office:value-type="float" office:value="233208" calcext:value-type="float">
            <text:p>233208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402" calcext:value-type="float">
            <text:p>1640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6600" calcext:value-type="float">
            <text:p>116600</text:p>
          </table:table-cell>
          <table:table-cell office:value-type="float" office:value="233198" calcext:value-type="float">
            <text:p>233198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5" calcext:value-type="float">
            <text:p>16395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6598" calcext:value-type="float">
            <text:p>116598</text:p>
          </table:table-cell>
          <table:table-cell office:value-type="float" office:value="233194" calcext:value-type="float">
            <text:p>233194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0" calcext:value-type="float">
            <text:p>16390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4027" calcext:value-type="float">
            <text:p>124027</text:p>
          </table:table-cell>
          <table:table-cell office:value-type="float" office:value="248047" calcext:value-type="float">
            <text:p>248047</text:p>
          </table:table-cell>
          <table:table-cell office:value-type="float" office:value="65587" calcext:value-type="float">
            <text:p>65587</text:p>
          </table:table-cell>
          <table:table-cell office:value-type="float" office:value="16405" calcext:value-type="float">
            <text:p>16405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15878" calcext:value-type="float">
            <text:p>15878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148" calcext:value-type="float">
            <text:p>108148</text:p>
          </table:table-cell>
          <table:table-cell office:value-type="float" office:value="216294" calcext:value-type="float">
            <text:p>216294</text:p>
          </table:table-cell>
          <table:table-cell office:value-type="float" office:value="65588" calcext:value-type="float">
            <text:p>65588</text:p>
          </table:table-cell>
          <table:table-cell office:value-type="float" office:value="16406" calcext:value-type="float">
            <text:p>16406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606" calcext:value-type="float">
            <text:p>116606</text:p>
          </table:table-cell>
          <table:table-cell office:value-type="float" office:value="233208" calcext:value-type="float">
            <text:p>233208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402" calcext:value-type="float">
            <text:p>1640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600" calcext:value-type="float">
            <text:p>116600</text:p>
          </table:table-cell>
          <table:table-cell office:value-type="float" office:value="233198" calcext:value-type="float">
            <text:p>233198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5" calcext:value-type="float">
            <text:p>16395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6598" calcext:value-type="float">
            <text:p>116598</text:p>
          </table:table-cell>
          <table:table-cell office:value-type="float" office:value="233194" calcext:value-type="float">
            <text:p>233194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0" calcext:value-type="float">
            <text:p>16390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4027" calcext:value-type="float">
            <text:p>124027</text:p>
          </table:table-cell>
          <table:table-cell office:value-type="float" office:value="248047" calcext:value-type="float">
            <text:p>248047</text:p>
          </table:table-cell>
          <table:table-cell office:value-type="float" office:value="65587" calcext:value-type="float">
            <text:p>65587</text:p>
          </table:table-cell>
          <table:table-cell office:value-type="float" office:value="16405" calcext:value-type="float">
            <text:p>16405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15878" calcext:value-type="float">
            <text:p>15878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148" calcext:value-type="float">
            <text:p>108148</text:p>
          </table:table-cell>
          <table:table-cell office:value-type="float" office:value="216294" calcext:value-type="float">
            <text:p>216294</text:p>
          </table:table-cell>
          <table:table-cell office:value-type="float" office:value="65588" calcext:value-type="float">
            <text:p>65588</text:p>
          </table:table-cell>
          <table:table-cell office:value-type="float" office:value="16406" calcext:value-type="float">
            <text:p>16406</text:p>
          </table:table-cell>
          <table:table-cell office:value-type="float" office:value="83022" calcext:value-type="float">
            <text:p>83022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66624" calcext:value-type="float">
            <text:p>66624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606" calcext:value-type="float">
            <text:p>116606</text:p>
          </table:table-cell>
          <table:table-cell office:value-type="float" office:value="233208" calcext:value-type="float">
            <text:p>233208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402" calcext:value-type="float">
            <text:p>16402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6600" calcext:value-type="float">
            <text:p>116600</text:p>
          </table:table-cell>
          <table:table-cell office:value-type="float" office:value="233198" calcext:value-type="float">
            <text:p>233198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5" calcext:value-type="float">
            <text:p>16395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6598" calcext:value-type="float">
            <text:p>116598</text:p>
          </table:table-cell>
          <table:table-cell office:value-type="float" office:value="233194" calcext:value-type="float">
            <text:p>233194</text:p>
          </table:table-cell>
          <table:table-cell office:value-type="float" office:value="66100" calcext:value-type="float">
            <text:p>66100</text:p>
          </table:table-cell>
          <table:table-cell office:value-type="float" office:value="16918" calcext:value-type="float">
            <text:p>16918</text:p>
          </table:table-cell>
          <table:table-cell office:value-type="float" office:value="83026" calcext:value-type="float">
            <text:p>830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390" calcext:value-type="float">
            <text:p>16390</text:p>
          </table:table-cell>
          <table:table-cell office:value-type="float" office:value="66624" calcext:value-type="float">
            <text:p>66624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1698" calcext:value-type="float">
            <text:p>71698</text:p>
          </table:table-cell>
          <table:table-cell office:value-type="float" office:value="283833" calcext:value-type="float">
            <text:p>283833</text:p>
          </table:table-cell>
          <table:table-cell office:value-type="float" office:value="65744" calcext:value-type="float">
            <text:p>65744</text:p>
          </table:table-cell>
          <table:table-cell office:value-type="float" office:value="16484" calcext:value-type="float">
            <text:p>16484</text:p>
          </table:table-cell>
          <table:table-cell office:value-type="float" office:value="66832" calcext:value-type="float">
            <text:p>66832</text:p>
          </table:table-cell>
          <table:table-cell office:value-type="float" office:value="16384" calcext:value-type="float">
            <text:p>16384</text:p>
          </table:table-cell>
          <table:table-cell office:value-type="float" office:value="24407" calcext:value-type="float">
            <text:p>24407</text:p>
          </table:table-cell>
          <table:table-cell office:value-type="float" office:value="66632" calcext:value-type="float">
            <text:p>66632</text:p>
          </table:table-cell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352" calcext:value-type="float">
            <text:p>67352</text:p>
          </table:table-cell>
          <table:table-cell office:value-type="float" office:value="269389" calcext:value-type="float">
            <text:p>269389</text:p>
          </table:table-cell>
          <table:table-cell office:value-type="float" office:value="65748" calcext:value-type="float">
            <text:p>65748</text:p>
          </table:table-cell>
          <table:table-cell office:value-type="float" office:value="16488" calcext:value-type="float">
            <text:p>16488</text:p>
          </table:table-cell>
          <table:table-cell office:value-type="float" office:value="66832" calcext:value-type="float">
            <text:p>66832</text:p>
          </table:table-cell>
          <table:table-cell office:value-type="float" office:value="16384" calcext:value-type="float">
            <text:p>16384</text:p>
          </table:table-cell>
          <table:table-cell office:value-type="float" office:value="15382" calcext:value-type="float">
            <text:p>15382</text:p>
          </table:table-cell>
          <table:table-cell office:value-type="float" office:value="66632" calcext:value-type="float">
            <text:p>66632</text:p>
          </table:table-cell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7370" calcext:value-type="float">
            <text:p>67370</text:p>
          </table:table-cell>
          <table:table-cell office:value-type="float" office:value="269439" calcext:value-type="float">
            <text:p>269439</text:p>
          </table:table-cell>
          <table:table-cell office:value-type="float" office:value="65748" calcext:value-type="float">
            <text:p>65748</text:p>
          </table:table-cell>
          <table:table-cell office:value-type="float" office:value="16488" calcext:value-type="float">
            <text:p>16488</text:p>
          </table:table-cell>
          <table:table-cell office:value-type="float" office:value="66832" calcext:value-type="float">
            <text:p>66832</text:p>
          </table:table-cell>
          <table:table-cell office:value-type="float" office:value="16384" calcext:value-type="float">
            <text:p>16384</text:p>
          </table:table-cell>
          <table:table-cell office:value-type="float" office:value="15420" calcext:value-type="float">
            <text:p>15420</text:p>
          </table:table-cell>
          <table:table-cell office:value-type="float" office:value="66632" calcext:value-type="float">
            <text:p>66632</text:p>
          </table:table-cell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5405" calcext:value-type="float">
            <text:p>65405</text:p>
          </table:table-cell>
          <table:table-cell office:value-type="float" office:value="261543" calcext:value-type="float">
            <text:p>261543</text:p>
          </table:table-cell>
          <table:table-cell office:value-type="float" office:value="79491" calcext:value-type="float">
            <text:p>79491</text:p>
          </table:table-cell>
          <table:table-cell office:value-type="float" office:value="30231" calcext:value-type="float">
            <text:p>30231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14467" calcext:value-type="float">
            <text:p>14467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333" calcext:value-type="float">
            <text:p>67333</text:p>
          </table:table-cell>
          <table:table-cell office:value-type="float" office:value="269309" calcext:value-type="float">
            <text:p>269309</text:p>
          </table:table-cell>
          <table:table-cell office:value-type="float" office:value="78254" calcext:value-type="float">
            <text:p>78254</text:p>
          </table:table-cell>
          <table:table-cell office:value-type="float" office:value="28994" calcext:value-type="float">
            <text:p>28994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17301" calcext:value-type="float">
            <text:p>17301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653" calcext:value-type="float">
            <text:p>59653</text:p>
          </table:table-cell>
          <table:table-cell office:value-type="float" office:value="238590" calcext:value-type="float">
            <text:p>238590</text:p>
          </table:table-cell>
          <table:table-cell office:value-type="float" office:value="82096" calcext:value-type="float">
            <text:p>82096</text:p>
          </table:table-cell>
          <table:table-cell office:value-type="float" office:value="32836" calcext:value-type="float">
            <text:p>32836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19" calcext:value-type="float">
            <text:p>19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468" calcext:value-type="float">
            <text:p>67468</text:p>
          </table:table-cell>
          <table:table-cell office:value-type="float" office:value="269693" calcext:value-type="float">
            <text:p>269693</text:p>
          </table:table-cell>
          <table:table-cell office:value-type="float" office:value="78228" calcext:value-type="float">
            <text:p>78228</text:p>
          </table:table-cell>
          <table:table-cell office:value-type="float" office:value="28968" calcext:value-type="float">
            <text:p>28968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41874" calcext:value-type="float">
            <text:p>41874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848" calcext:value-type="float">
            <text:p>67848</text:p>
          </table:table-cell>
          <table:table-cell office:value-type="float" office:value="271382" calcext:value-type="float">
            <text:p>271382</text:p>
          </table:table-cell>
          <table:table-cell office:value-type="float" office:value="78004" calcext:value-type="float">
            <text:p>78004</text:p>
          </table:table-cell>
          <table:table-cell office:value-type="float" office:value="28744" calcext:value-type="float">
            <text:p>28744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45096" calcext:value-type="float">
            <text:p>45096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844" calcext:value-type="float">
            <text:p>67844</text:p>
          </table:table-cell>
          <table:table-cell office:value-type="float" office:value="271365" calcext:value-type="float">
            <text:p>271365</text:p>
          </table:table-cell>
          <table:table-cell office:value-type="float" office:value="78005" calcext:value-type="float">
            <text:p>78005</text:p>
          </table:table-cell>
          <table:table-cell office:value-type="float" office:value="28745" calcext:value-type="float">
            <text:p>28745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45090" calcext:value-type="float">
            <text:p>45090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844" calcext:value-type="float">
            <text:p>67844</text:p>
          </table:table-cell>
          <table:table-cell office:value-type="float" office:value="271365" calcext:value-type="float">
            <text:p>271365</text:p>
          </table:table-cell>
          <table:table-cell office:value-type="float" office:value="78005" calcext:value-type="float">
            <text:p>78005</text:p>
          </table:table-cell>
          <table:table-cell office:value-type="float" office:value="28745" calcext:value-type="float">
            <text:p>28745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45090" calcext:value-type="float">
            <text:p>45090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405" calcext:value-type="float">
            <text:p>65405</text:p>
          </table:table-cell>
          <table:table-cell office:value-type="float" office:value="261543" calcext:value-type="float">
            <text:p>261543</text:p>
          </table:table-cell>
          <table:table-cell office:value-type="float" office:value="79491" calcext:value-type="float">
            <text:p>79491</text:p>
          </table:table-cell>
          <table:table-cell office:value-type="float" office:value="30231" calcext:value-type="float">
            <text:p>30231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14467" calcext:value-type="float">
            <text:p>14467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333" calcext:value-type="float">
            <text:p>67333</text:p>
          </table:table-cell>
          <table:table-cell office:value-type="float" office:value="269309" calcext:value-type="float">
            <text:p>269309</text:p>
          </table:table-cell>
          <table:table-cell office:value-type="float" office:value="78254" calcext:value-type="float">
            <text:p>78254</text:p>
          </table:table-cell>
          <table:table-cell office:value-type="float" office:value="28994" calcext:value-type="float">
            <text:p>28994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17301" calcext:value-type="float">
            <text:p>17301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653" calcext:value-type="float">
            <text:p>59653</text:p>
          </table:table-cell>
          <table:table-cell office:value-type="float" office:value="238590" calcext:value-type="float">
            <text:p>238590</text:p>
          </table:table-cell>
          <table:table-cell office:value-type="float" office:value="82096" calcext:value-type="float">
            <text:p>82096</text:p>
          </table:table-cell>
          <table:table-cell office:value-type="float" office:value="32836" calcext:value-type="float">
            <text:p>32836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19" calcext:value-type="float">
            <text:p>19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468" calcext:value-type="float">
            <text:p>67468</text:p>
          </table:table-cell>
          <table:table-cell office:value-type="float" office:value="269693" calcext:value-type="float">
            <text:p>269693</text:p>
          </table:table-cell>
          <table:table-cell office:value-type="float" office:value="78228" calcext:value-type="float">
            <text:p>78228</text:p>
          </table:table-cell>
          <table:table-cell office:value-type="float" office:value="28968" calcext:value-type="float">
            <text:p>28968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41874" calcext:value-type="float">
            <text:p>41874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7848" calcext:value-type="float">
            <text:p>67848</text:p>
          </table:table-cell>
          <table:table-cell office:value-type="float" office:value="271382" calcext:value-type="float">
            <text:p>271382</text:p>
          </table:table-cell>
          <table:table-cell office:value-type="float" office:value="78004" calcext:value-type="float">
            <text:p>78004</text:p>
          </table:table-cell>
          <table:table-cell office:value-type="float" office:value="28744" calcext:value-type="float">
            <text:p>28744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45096" calcext:value-type="float">
            <text:p>45096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844" calcext:value-type="float">
            <text:p>67844</text:p>
          </table:table-cell>
          <table:table-cell office:value-type="float" office:value="271365" calcext:value-type="float">
            <text:p>271365</text:p>
          </table:table-cell>
          <table:table-cell office:value-type="float" office:value="78005" calcext:value-type="float">
            <text:p>78005</text:p>
          </table:table-cell>
          <table:table-cell office:value-type="float" office:value="28745" calcext:value-type="float">
            <text:p>28745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45090" calcext:value-type="float">
            <text:p>45090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844" calcext:value-type="float">
            <text:p>67844</text:p>
          </table:table-cell>
          <table:table-cell office:value-type="float" office:value="271365" calcext:value-type="float">
            <text:p>271365</text:p>
          </table:table-cell>
          <table:table-cell office:value-type="float" office:value="78005" calcext:value-type="float">
            <text:p>78005</text:p>
          </table:table-cell>
          <table:table-cell office:value-type="float" office:value="28745" calcext:value-type="float">
            <text:p>28745</text:p>
          </table:table-cell>
          <table:table-cell office:value-type="float" office:value="66896" calcext:value-type="float">
            <text:p>66896</text:p>
          </table:table-cell>
          <table:table-cell office:value-type="float" office:value="16384" calcext:value-type="float">
            <text:p>16384</text:p>
          </table:table-cell>
          <table:table-cell office:value-type="float" office:value="45090" calcext:value-type="float">
            <text:p>45090</text:p>
          </table:table-cell>
          <table:table-cell office:value-type="float" office:value="66632" calcext:value-type="float">
            <text:p>66632</text:p>
          </table:table-cell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449" calcext:value-type="float">
            <text:p>68449</text:p>
          </table:table-cell>
          <table:table-cell office:value-type="float" office:value="272349" calcext:value-type="float">
            <text:p>272349</text:p>
          </table:table-cell>
          <table:table-cell office:value-type="float" office:value="65744" calcext:value-type="float">
            <text:p>65744</text:p>
          </table:table-cell>
          <table:table-cell office:value-type="float" office:value="16484" calcext:value-type="float">
            <text:p>16484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8671" calcext:value-type="float">
            <text:p>28671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972" calcext:value-type="float">
            <text:p>62972</text:p>
          </table:table-cell>
          <table:table-cell office:value-type="float" office:value="251859" calcext:value-type="float">
            <text:p>251859</text:p>
          </table:table-cell>
          <table:table-cell office:value-type="float" office:value="65763" calcext:value-type="float">
            <text:p>65763</text:p>
          </table:table-cell>
          <table:table-cell office:value-type="float" office:value="16503" calcext:value-type="float">
            <text:p>16503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15379" calcext:value-type="float">
            <text:p>15379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085" calcext:value-type="float">
            <text:p>68085</text:p>
          </table:table-cell>
          <table:table-cell office:value-type="float" office:value="272316" calcext:value-type="float">
            <text:p>272316</text:p>
          </table:table-cell>
          <table:table-cell office:value-type="float" office:value="65764" calcext:value-type="float">
            <text:p>65764</text:p>
          </table:table-cell>
          <table:table-cell office:value-type="float" office:value="16504" calcext:value-type="float">
            <text:p>16504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9445" calcext:value-type="float">
            <text:p>29445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691" calcext:value-type="float">
            <text:p>71691</text:p>
          </table:table-cell>
          <table:table-cell office:value-type="float" office:value="286726" calcext:value-type="float">
            <text:p>286726</text:p>
          </table:table-cell>
          <table:table-cell office:value-type="float" office:value="84176" calcext:value-type="float">
            <text:p>84176</text:p>
          </table:table-cell>
          <table:table-cell office:value-type="float" office:value="34916" calcext:value-type="float">
            <text:p>34916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6354" calcext:value-type="float">
            <text:p>66354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185" calcext:value-type="float">
            <text:p>72185</text:p>
          </table:table-cell>
          <table:table-cell office:value-type="float" office:value="288729" calcext:value-type="float">
            <text:p>288729</text:p>
          </table:table-cell>
          <table:table-cell office:value-type="float" office:value="84178" calcext:value-type="float">
            <text:p>84178</text:p>
          </table:table-cell>
          <table:table-cell office:value-type="float" office:value="34918" calcext:value-type="float">
            <text:p>34918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9" calcext:value-type="float">
            <text:p>69659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180" calcext:value-type="float">
            <text:p>72180</text:p>
          </table:table-cell>
          <table:table-cell office:value-type="float" office:value="288711" calcext:value-type="float">
            <text:p>288711</text:p>
          </table:table-cell>
          <table:table-cell office:value-type="float" office:value="84180" calcext:value-type="float">
            <text:p>84180</text:p>
          </table:table-cell>
          <table:table-cell office:value-type="float" office:value="34920" calcext:value-type="float">
            <text:p>34920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62" calcext:value-type="float">
            <text:p>69662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180" calcext:value-type="float">
            <text:p>72180</text:p>
          </table:table-cell>
          <table:table-cell office:value-type="float" office:value="288711" calcext:value-type="float">
            <text:p>288711</text:p>
          </table:table-cell>
          <table:table-cell office:value-type="float" office:value="84180" calcext:value-type="float">
            <text:p>84180</text:p>
          </table:table-cell>
          <table:table-cell office:value-type="float" office:value="34920" calcext:value-type="float">
            <text:p>34920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62" calcext:value-type="float">
            <text:p>69662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449" calcext:value-type="float">
            <text:p>68449</text:p>
          </table:table-cell>
          <table:table-cell office:value-type="float" office:value="272349" calcext:value-type="float">
            <text:p>272349</text:p>
          </table:table-cell>
          <table:table-cell office:value-type="float" office:value="65744" calcext:value-type="float">
            <text:p>65744</text:p>
          </table:table-cell>
          <table:table-cell office:value-type="float" office:value="16484" calcext:value-type="float">
            <text:p>16484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8671" calcext:value-type="float">
            <text:p>28671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972" calcext:value-type="float">
            <text:p>62972</text:p>
          </table:table-cell>
          <table:table-cell office:value-type="float" office:value="251859" calcext:value-type="float">
            <text:p>251859</text:p>
          </table:table-cell>
          <table:table-cell office:value-type="float" office:value="65763" calcext:value-type="float">
            <text:p>65763</text:p>
          </table:table-cell>
          <table:table-cell office:value-type="float" office:value="16503" calcext:value-type="float">
            <text:p>16503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15379" calcext:value-type="float">
            <text:p>15379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085" calcext:value-type="float">
            <text:p>68085</text:p>
          </table:table-cell>
          <table:table-cell office:value-type="float" office:value="272316" calcext:value-type="float">
            <text:p>272316</text:p>
          </table:table-cell>
          <table:table-cell office:value-type="float" office:value="65764" calcext:value-type="float">
            <text:p>65764</text:p>
          </table:table-cell>
          <table:table-cell office:value-type="float" office:value="16504" calcext:value-type="float">
            <text:p>16504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9445" calcext:value-type="float">
            <text:p>29445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691" calcext:value-type="float">
            <text:p>71691</text:p>
          </table:table-cell>
          <table:table-cell office:value-type="float" office:value="286726" calcext:value-type="float">
            <text:p>286726</text:p>
          </table:table-cell>
          <table:table-cell office:value-type="float" office:value="84176" calcext:value-type="float">
            <text:p>84176</text:p>
          </table:table-cell>
          <table:table-cell office:value-type="float" office:value="34916" calcext:value-type="float">
            <text:p>34916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6354" calcext:value-type="float">
            <text:p>66354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72185" calcext:value-type="float">
            <text:p>72185</text:p>
          </table:table-cell>
          <table:table-cell office:value-type="float" office:value="288729" calcext:value-type="float">
            <text:p>288729</text:p>
          </table:table-cell>
          <table:table-cell office:value-type="float" office:value="84178" calcext:value-type="float">
            <text:p>84178</text:p>
          </table:table-cell>
          <table:table-cell office:value-type="float" office:value="34918" calcext:value-type="float">
            <text:p>34918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9" calcext:value-type="float">
            <text:p>69659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2180" calcext:value-type="float">
            <text:p>72180</text:p>
          </table:table-cell>
          <table:table-cell office:value-type="float" office:value="288711" calcext:value-type="float">
            <text:p>288711</text:p>
          </table:table-cell>
          <table:table-cell office:value-type="float" office:value="84180" calcext:value-type="float">
            <text:p>84180</text:p>
          </table:table-cell>
          <table:table-cell office:value-type="float" office:value="34920" calcext:value-type="float">
            <text:p>34920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62" calcext:value-type="float">
            <text:p>69662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180" calcext:value-type="float">
            <text:p>72180</text:p>
          </table:table-cell>
          <table:table-cell office:value-type="float" office:value="288711" calcext:value-type="float">
            <text:p>288711</text:p>
          </table:table-cell>
          <table:table-cell office:value-type="float" office:value="84180" calcext:value-type="float">
            <text:p>84180</text:p>
          </table:table-cell>
          <table:table-cell office:value-type="float" office:value="34920" calcext:value-type="float">
            <text:p>34920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62" calcext:value-type="float">
            <text:p>69662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788" calcext:value-type="float">
            <text:p>63788</text:p>
          </table:table-cell>
          <table:table-cell office:value-type="float" office:value="254629" calcext:value-type="float">
            <text:p>254629</text:p>
          </table:table-cell>
          <table:table-cell office:value-type="float" office:value="66708" calcext:value-type="float">
            <text:p>66708</text:p>
          </table:table-cell>
          <table:table-cell office:value-type="float" office:value="17448" calcext:value-type="float">
            <text:p>17448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16570" calcext:value-type="float">
            <text:p>16570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508" calcext:value-type="float">
            <text:p>62508</text:p>
          </table:table-cell>
          <table:table-cell office:value-type="float" office:value="249884" calcext:value-type="float">
            <text:p>249884</text:p>
          </table:table-cell>
          <table:table-cell office:value-type="float" office:value="66714" calcext:value-type="float">
            <text:p>66714</text:p>
          </table:table-cell>
          <table:table-cell office:value-type="float" office:value="17454" calcext:value-type="float">
            <text:p>17454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13933" calcext:value-type="float">
            <text:p>13933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207" calcext:value-type="float">
            <text:p>63207</text:p>
          </table:table-cell>
          <table:table-cell office:value-type="float" office:value="252804" calcext:value-type="float">
            <text:p>252804</text:p>
          </table:table-cell>
          <table:table-cell office:value-type="float" office:value="66720" calcext:value-type="float">
            <text:p>66720</text:p>
          </table:table-cell>
          <table:table-cell office:value-type="float" office:value="17460" calcext:value-type="float">
            <text:p>17460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15372" calcext:value-type="float">
            <text:p>15372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321" calcext:value-type="float">
            <text:p>67321</text:p>
          </table:table-cell>
          <table:table-cell office:value-type="float" office:value="269237" calcext:value-type="float">
            <text:p>269237</text:p>
          </table:table-cell>
          <table:table-cell office:value-type="float" office:value="66704" calcext:value-type="float">
            <text:p>66704</text:p>
          </table:table-cell>
          <table:table-cell office:value-type="float" office:value="17444" calcext:value-type="float">
            <text:p>17444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5602" calcext:value-type="float">
            <text:p>65602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684" calcext:value-type="float">
            <text:p>67684</text:p>
          </table:table-cell>
          <table:table-cell office:value-type="float" office:value="270723" calcext:value-type="float">
            <text:p>270723</text:p>
          </table:table-cell>
          <table:table-cell office:value-type="float" office:value="66705" calcext:value-type="float">
            <text:p>66705</text:p>
          </table:table-cell>
          <table:table-cell office:value-type="float" office:value="17445" calcext:value-type="float">
            <text:p>17445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2880" calcext:value-type="float">
            <text:p>62880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807" calcext:value-type="float">
            <text:p>67807</text:p>
          </table:table-cell>
          <table:table-cell office:value-type="float" office:value="271219" calcext:value-type="float">
            <text:p>271219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2" calcext:value-type="float">
            <text:p>69652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807" calcext:value-type="float">
            <text:p>67807</text:p>
          </table:table-cell>
          <table:table-cell office:value-type="float" office:value="271219" calcext:value-type="float">
            <text:p>271219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6" calcext:value-type="float">
            <text:p>69656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258" calcext:value-type="float">
            <text:p>64258</text:p>
          </table:table-cell>
          <table:table-cell office:value-type="float" office:value="255831" calcext:value-type="float">
            <text:p>255831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17345" calcext:value-type="float">
            <text:p>17345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508" calcext:value-type="float">
            <text:p>62508</text:p>
          </table:table-cell>
          <table:table-cell office:value-type="float" office:value="249884" calcext:value-type="float">
            <text:p>249884</text:p>
          </table:table-cell>
          <table:table-cell office:value-type="float" office:value="66714" calcext:value-type="float">
            <text:p>66714</text:p>
          </table:table-cell>
          <table:table-cell office:value-type="float" office:value="17454" calcext:value-type="float">
            <text:p>17454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13933" calcext:value-type="float">
            <text:p>13933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207" calcext:value-type="float">
            <text:p>63207</text:p>
          </table:table-cell>
          <table:table-cell office:value-type="float" office:value="252804" calcext:value-type="float">
            <text:p>252804</text:p>
          </table:table-cell>
          <table:table-cell office:value-type="float" office:value="66720" calcext:value-type="float">
            <text:p>66720</text:p>
          </table:table-cell>
          <table:table-cell office:value-type="float" office:value="17460" calcext:value-type="float">
            <text:p>17460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15372" calcext:value-type="float">
            <text:p>15372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321" calcext:value-type="float">
            <text:p>67321</text:p>
          </table:table-cell>
          <table:table-cell office:value-type="float" office:value="269237" calcext:value-type="float">
            <text:p>269237</text:p>
          </table:table-cell>
          <table:table-cell office:value-type="float" office:value="66704" calcext:value-type="float">
            <text:p>66704</text:p>
          </table:table-cell>
          <table:table-cell office:value-type="float" office:value="17444" calcext:value-type="float">
            <text:p>17444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5602" calcext:value-type="float">
            <text:p>65602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7429" calcext:value-type="float">
            <text:p>67429</text:p>
          </table:table-cell>
          <table:table-cell office:value-type="float" office:value="269695" calcext:value-type="float">
            <text:p>269695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49320" calcext:value-type="float">
            <text:p>49320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807" calcext:value-type="float">
            <text:p>67807</text:p>
          </table:table-cell>
          <table:table-cell office:value-type="float" office:value="271219" calcext:value-type="float">
            <text:p>271219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2" calcext:value-type="float">
            <text:p>69652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807" calcext:value-type="float">
            <text:p>67807</text:p>
          </table:table-cell>
          <table:table-cell office:value-type="float" office:value="271219" calcext:value-type="float">
            <text:p>271219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6" calcext:value-type="float">
            <text:p>69656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835" calcext:value-type="float">
            <text:p>64835</text:p>
          </table:table-cell>
          <table:table-cell office:value-type="float" office:value="257565" calcext:value-type="float">
            <text:p>257565</text:p>
          </table:table-cell>
          <table:table-cell office:value-type="float" office:value="50307" calcext:value-type="float">
            <text:p>50307</text:p>
          </table:table-cell>
          <table:table-cell office:value-type="float" office:value="1047" calcext:value-type="float">
            <text:p>1047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9515" calcext:value-type="float">
            <text:p>29515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638" calcext:value-type="float">
            <text:p>58638</text:p>
          </table:table-cell>
          <table:table-cell office:value-type="float" office:value="233233" calcext:value-type="float">
            <text:p>233233</text:p>
          </table:table-cell>
          <table:table-cell office:value-type="float" office:value="50313" calcext:value-type="float">
            <text:p>50313</text:p>
          </table:table-cell>
          <table:table-cell office:value-type="float" office:value="1053" calcext:value-type="float">
            <text:p>1053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14794" calcext:value-type="float">
            <text:p>14794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278" calcext:value-type="float">
            <text:p>51278</text:p>
          </table:table-cell>
          <table:table-cell office:value-type="float" office:value="205076" calcext:value-type="float">
            <text:p>205076</text:p>
          </table:table-cell>
          <table:table-cell office:value-type="float" office:value="50316" calcext:value-type="float">
            <text:p>50316</text:p>
          </table:table-cell>
          <table:table-cell office:value-type="float" office:value="1056" calcext:value-type="float">
            <text:p>1056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72" calcext:value-type="float">
            <text:p>272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007" calcext:value-type="float">
            <text:p>67007</text:p>
          </table:table-cell>
          <table:table-cell office:value-type="float" office:value="267482" calcext:value-type="float">
            <text:p>267482</text:p>
          </table:table-cell>
          <table:table-cell office:value-type="float" office:value="66704" calcext:value-type="float">
            <text:p>66704</text:p>
          </table:table-cell>
          <table:table-cell office:value-type="float" office:value="17444" calcext:value-type="float">
            <text:p>17444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56617" calcext:value-type="float">
            <text:p>56617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557" calcext:value-type="float">
            <text:p>67557</text:p>
          </table:table-cell>
          <table:table-cell office:value-type="float" office:value="270217" calcext:value-type="float">
            <text:p>270217</text:p>
          </table:table-cell>
          <table:table-cell office:value-type="float" office:value="66705" calcext:value-type="float">
            <text:p>66705</text:p>
          </table:table-cell>
          <table:table-cell office:value-type="float" office:value="17445" calcext:value-type="float">
            <text:p>17445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60" calcext:value-type="float">
            <text:p>69660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551" calcext:value-type="float">
            <text:p>67551</text:p>
          </table:table-cell>
          <table:table-cell office:value-type="float" office:value="270195" calcext:value-type="float">
            <text:p>270195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6" calcext:value-type="float">
            <text:p>69656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551" calcext:value-type="float">
            <text:p>67551</text:p>
          </table:table-cell>
          <table:table-cell office:value-type="float" office:value="270195" calcext:value-type="float">
            <text:p>270195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6" calcext:value-type="float">
            <text:p>69656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835" calcext:value-type="float">
            <text:p>64835</text:p>
          </table:table-cell>
          <table:table-cell office:value-type="float" office:value="257565" calcext:value-type="float">
            <text:p>257565</text:p>
          </table:table-cell>
          <table:table-cell office:value-type="float" office:value="50307" calcext:value-type="float">
            <text:p>50307</text:p>
          </table:table-cell>
          <table:table-cell office:value-type="float" office:value="1047" calcext:value-type="float">
            <text:p>1047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9515" calcext:value-type="float">
            <text:p>29515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638" calcext:value-type="float">
            <text:p>58638</text:p>
          </table:table-cell>
          <table:table-cell office:value-type="float" office:value="233233" calcext:value-type="float">
            <text:p>233233</text:p>
          </table:table-cell>
          <table:table-cell office:value-type="float" office:value="50313" calcext:value-type="float">
            <text:p>50313</text:p>
          </table:table-cell>
          <table:table-cell office:value-type="float" office:value="1053" calcext:value-type="float">
            <text:p>1053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14794" calcext:value-type="float">
            <text:p>14794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278" calcext:value-type="float">
            <text:p>51278</text:p>
          </table:table-cell>
          <table:table-cell office:value-type="float" office:value="205076" calcext:value-type="float">
            <text:p>205076</text:p>
          </table:table-cell>
          <table:table-cell office:value-type="float" office:value="50316" calcext:value-type="float">
            <text:p>50316</text:p>
          </table:table-cell>
          <table:table-cell office:value-type="float" office:value="1056" calcext:value-type="float">
            <text:p>1056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72" calcext:value-type="float">
            <text:p>272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007" calcext:value-type="float">
            <text:p>67007</text:p>
          </table:table-cell>
          <table:table-cell office:value-type="float" office:value="267482" calcext:value-type="float">
            <text:p>267482</text:p>
          </table:table-cell>
          <table:table-cell office:value-type="float" office:value="66704" calcext:value-type="float">
            <text:p>66704</text:p>
          </table:table-cell>
          <table:table-cell office:value-type="float" office:value="17444" calcext:value-type="float">
            <text:p>17444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56617" calcext:value-type="float">
            <text:p>56617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7556" calcext:value-type="float">
            <text:p>67556</text:p>
          </table:table-cell>
          <table:table-cell office:value-type="float" office:value="270213" calcext:value-type="float">
            <text:p>270213</text:p>
          </table:table-cell>
          <table:table-cell office:value-type="float" office:value="66705" calcext:value-type="float">
            <text:p>66705</text:p>
          </table:table-cell>
          <table:table-cell office:value-type="float" office:value="17445" calcext:value-type="float">
            <text:p>17445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60" calcext:value-type="float">
            <text:p>69660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551" calcext:value-type="float">
            <text:p>67551</text:p>
          </table:table-cell>
          <table:table-cell office:value-type="float" office:value="270195" calcext:value-type="float">
            <text:p>270195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6" calcext:value-type="float">
            <text:p>69656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551" calcext:value-type="float">
            <text:p>67551</text:p>
          </table:table-cell>
          <table:table-cell office:value-type="float" office:value="270195" calcext:value-type="float">
            <text:p>270195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6" calcext:value-type="float">
            <text:p>69656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083" calcext:value-type="float">
            <text:p>64083</text:p>
          </table:table-cell>
          <table:table-cell office:value-type="float" office:value="255016" calcext:value-type="float">
            <text:p>255016</text:p>
          </table:table-cell>
          <table:table-cell office:value-type="float" office:value="50310" calcext:value-type="float">
            <text:p>50310</text:p>
          </table:table-cell>
          <table:table-cell office:value-type="float" office:value="1050" calcext:value-type="float">
            <text:p>1050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8107" calcext:value-type="float">
            <text:p>28107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638" calcext:value-type="float">
            <text:p>58638</text:p>
          </table:table-cell>
          <table:table-cell office:value-type="float" office:value="233233" calcext:value-type="float">
            <text:p>233233</text:p>
          </table:table-cell>
          <table:table-cell office:value-type="float" office:value="50313" calcext:value-type="float">
            <text:p>50313</text:p>
          </table:table-cell>
          <table:table-cell office:value-type="float" office:value="1053" calcext:value-type="float">
            <text:p>1053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14794" calcext:value-type="float">
            <text:p>14794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278" calcext:value-type="float">
            <text:p>51278</text:p>
          </table:table-cell>
          <table:table-cell office:value-type="float" office:value="205076" calcext:value-type="float">
            <text:p>205076</text:p>
          </table:table-cell>
          <table:table-cell office:value-type="float" office:value="50316" calcext:value-type="float">
            <text:p>50316</text:p>
          </table:table-cell>
          <table:table-cell office:value-type="float" office:value="1056" calcext:value-type="float">
            <text:p>1056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72" calcext:value-type="float">
            <text:p>272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007" calcext:value-type="float">
            <text:p>67007</text:p>
          </table:table-cell>
          <table:table-cell office:value-type="float" office:value="267482" calcext:value-type="float">
            <text:p>267482</text:p>
          </table:table-cell>
          <table:table-cell office:value-type="float" office:value="66704" calcext:value-type="float">
            <text:p>66704</text:p>
          </table:table-cell>
          <table:table-cell office:value-type="float" office:value="17444" calcext:value-type="float">
            <text:p>17444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56617" calcext:value-type="float">
            <text:p>56617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557" calcext:value-type="float">
            <text:p>67557</text:p>
          </table:table-cell>
          <table:table-cell office:value-type="float" office:value="270217" calcext:value-type="float">
            <text:p>270217</text:p>
          </table:table-cell>
          <table:table-cell office:value-type="float" office:value="66705" calcext:value-type="float">
            <text:p>66705</text:p>
          </table:table-cell>
          <table:table-cell office:value-type="float" office:value="17445" calcext:value-type="float">
            <text:p>17445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60" calcext:value-type="float">
            <text:p>69660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551" calcext:value-type="float">
            <text:p>67551</text:p>
          </table:table-cell>
          <table:table-cell office:value-type="float" office:value="270195" calcext:value-type="float">
            <text:p>270195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6" calcext:value-type="float">
            <text:p>69656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551" calcext:value-type="float">
            <text:p>67551</text:p>
          </table:table-cell>
          <table:table-cell office:value-type="float" office:value="270195" calcext:value-type="float">
            <text:p>270195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6" calcext:value-type="float">
            <text:p>69656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83" calcext:value-type="float">
            <text:p>64083</text:p>
          </table:table-cell>
          <table:table-cell office:value-type="float" office:value="255016" calcext:value-type="float">
            <text:p>255016</text:p>
          </table:table-cell>
          <table:table-cell office:value-type="float" office:value="50310" calcext:value-type="float">
            <text:p>50310</text:p>
          </table:table-cell>
          <table:table-cell office:value-type="float" office:value="1050" calcext:value-type="float">
            <text:p>1050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8107" calcext:value-type="float">
            <text:p>28107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638" calcext:value-type="float">
            <text:p>58638</text:p>
          </table:table-cell>
          <table:table-cell office:value-type="float" office:value="233233" calcext:value-type="float">
            <text:p>233233</text:p>
          </table:table-cell>
          <table:table-cell office:value-type="float" office:value="50313" calcext:value-type="float">
            <text:p>50313</text:p>
          </table:table-cell>
          <table:table-cell office:value-type="float" office:value="1053" calcext:value-type="float">
            <text:p>1053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14794" calcext:value-type="float">
            <text:p>14794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278" calcext:value-type="float">
            <text:p>51278</text:p>
          </table:table-cell>
          <table:table-cell office:value-type="float" office:value="205076" calcext:value-type="float">
            <text:p>205076</text:p>
          </table:table-cell>
          <table:table-cell office:value-type="float" office:value="50316" calcext:value-type="float">
            <text:p>50316</text:p>
          </table:table-cell>
          <table:table-cell office:value-type="float" office:value="1056" calcext:value-type="float">
            <text:p>1056</text:p>
          </table:table-cell>
          <table:table-cell office:value-type="float" office:value="84288" calcext:value-type="float">
            <text:p>8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272" calcext:value-type="float">
            <text:p>272</text:p>
          </table:table-cell>
          <table:table-cell office:value-type="float" office:value="66632" calcext:value-type="float">
            <text:p>66632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007" calcext:value-type="float">
            <text:p>67007</text:p>
          </table:table-cell>
          <table:table-cell office:value-type="float" office:value="267482" calcext:value-type="float">
            <text:p>267482</text:p>
          </table:table-cell>
          <table:table-cell office:value-type="float" office:value="66704" calcext:value-type="float">
            <text:p>66704</text:p>
          </table:table-cell>
          <table:table-cell office:value-type="float" office:value="17444" calcext:value-type="float">
            <text:p>17444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56617" calcext:value-type="float">
            <text:p>56617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7557" calcext:value-type="float">
            <text:p>67557</text:p>
          </table:table-cell>
          <table:table-cell office:value-type="float" office:value="270217" calcext:value-type="float">
            <text:p>270217</text:p>
          </table:table-cell>
          <table:table-cell office:value-type="float" office:value="66705" calcext:value-type="float">
            <text:p>66705</text:p>
          </table:table-cell>
          <table:table-cell office:value-type="float" office:value="17445" calcext:value-type="float">
            <text:p>17445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60" calcext:value-type="float">
            <text:p>69660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551" calcext:value-type="float">
            <text:p>67551</text:p>
          </table:table-cell>
          <table:table-cell office:value-type="float" office:value="270195" calcext:value-type="float">
            <text:p>270195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6" calcext:value-type="float">
            <text:p>69656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7551" calcext:value-type="float">
            <text:p>67551</text:p>
          </table:table-cell>
          <table:table-cell office:value-type="float" office:value="270195" calcext:value-type="float">
            <text:p>270195</text:p>
          </table:table-cell>
          <table:table-cell office:value-type="float" office:value="66707" calcext:value-type="float">
            <text:p>66707</text:p>
          </table:table-cell>
          <table:table-cell office:value-type="float" office:value="17447" calcext:value-type="float">
            <text:p>17447</text:p>
          </table:table-cell>
          <table:table-cell office:value-type="float" office:value="84304" calcext:value-type="float">
            <text:p>84304</text:p>
          </table:table-cell>
          <table:table-cell office:value-type="float" office:value="16384" calcext:value-type="float">
            <text:p>16384</text:p>
          </table:table-cell>
          <table:table-cell office:value-type="float" office:value="69656" calcext:value-type="float">
            <text:p>69656</text:p>
          </table:table-cell>
          <table:table-cell office:value-type="float" office:value="66632" calcext:value-type="float">
            <text:p>66632</text:p>
          </table:table-cell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9535" calcext:value-type="float">
            <text:p>49535</text:p>
          </table:table-cell>
          <table:table-cell office:value-type="float" office:value="394952" calcext:value-type="float">
            <text:p>394952</text:p>
          </table:table-cell>
          <table:table-cell office:value-type="float" office:value="19210" calcext:value-type="float">
            <text:p>19210</text:p>
          </table:table-cell>
          <table:table-cell office:value-type="float" office:value="12658" calcext:value-type="float">
            <text:p>12658</text:p>
          </table:table-cell>
          <table:table-cell office:value-type="float" office:value="38208" calcext:value-type="float">
            <text:p>38208</text:p>
          </table:table-cell>
          <table:table-cell office:value-type="float" office:value="2048" calcext:value-type="float">
            <text:p>2048</text:p>
          </table:table-cell>
          <table:table-cell office:value-type="float" office:value="214126" calcext:value-type="float">
            <text:p>214126</text:p>
          </table:table-cell>
          <table:table-cell office:value-type="float" office:value="66648" calcext:value-type="float">
            <text:p>66648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923" calcext:value-type="float">
            <text:p>30923</text:p>
          </table:table-cell>
          <table:table-cell office:value-type="float" office:value="242117" calcext:value-type="float">
            <text:p>242117</text:p>
          </table:table-cell>
          <table:table-cell office:value-type="float" office:value="23427" calcext:value-type="float">
            <text:p>23427</text:p>
          </table:table-cell>
          <table:table-cell office:value-type="float" office:value="16875" calcext:value-type="float">
            <text:p>16875</text:p>
          </table:table-cell>
          <table:table-cell office:value-type="float" office:value="38208" calcext:value-type="float">
            <text:p>38208</text:p>
          </table:table-cell>
          <table:table-cell office:value-type="float" office:value="2048" calcext:value-type="float">
            <text:p>2048</text:p>
          </table:table-cell>
          <table:table-cell office:value-type="float" office:value="72164" calcext:value-type="float">
            <text:p>72164</text:p>
          </table:table-cell>
          <table:table-cell office:value-type="float" office:value="66648" calcext:value-type="float">
            <text:p>66648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259" calcext:value-type="float">
            <text:p>25259</text:p>
          </table:table-cell>
          <table:table-cell office:value-type="float" office:value="193909" calcext:value-type="float">
            <text:p>193909</text:p>
          </table:table-cell>
          <table:table-cell office:value-type="float" office:value="26760" calcext:value-type="float">
            <text:p>26760</text:p>
          </table:table-cell>
          <table:table-cell office:value-type="float" office:value="20208" calcext:value-type="float">
            <text:p>20208</text:p>
          </table:table-cell>
          <table:table-cell office:value-type="float" office:value="38208" calcext:value-type="float">
            <text:p>38208</text:p>
          </table:table-cell>
          <table:table-cell office:value-type="float" office:value="2048" calcext:value-type="float">
            <text:p>2048</text:p>
          </table:table-cell>
          <table:table-cell office:value-type="float" office:value="34355" calcext:value-type="float">
            <text:p>34355</text:p>
          </table:table-cell>
          <table:table-cell office:value-type="float" office:value="66648" calcext:value-type="float">
            <text:p>66648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536" calcext:value-type="float">
            <text:p>21536</text:p>
          </table:table-cell>
          <table:table-cell office:value-type="float" office:value="160036" calcext:value-type="float">
            <text:p>160036</text:p>
          </table:table-cell>
          <table:table-cell office:value-type="float" office:value="29965" calcext:value-type="float">
            <text:p>29965</text:p>
          </table:table-cell>
          <table:table-cell office:value-type="float" office:value="23413" calcext:value-type="float">
            <text:p>23413</text:p>
          </table:table-cell>
          <table:table-cell office:value-type="float" office:value="38208" calcext:value-type="float">
            <text:p>38208</text:p>
          </table:table-cell>
          <table:table-cell office:value-type="float" office:value="2048" calcext:value-type="float">
            <text:p>2048</text:p>
          </table:table-cell>
          <table:table-cell office:value-type="float" office:value="10606" calcext:value-type="float">
            <text:p>10606</text:p>
          </table:table-cell>
          <table:table-cell office:value-type="float" office:value="66648" calcext:value-type="float">
            <text:p>66648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9544" calcext:value-type="float">
            <text:p>49544</text:p>
          </table:table-cell>
          <table:table-cell office:value-type="float" office:value="394897" calcext:value-type="float">
            <text:p>394897</text:p>
          </table:table-cell>
          <table:table-cell office:value-type="float" office:value="19000" calcext:value-type="float">
            <text:p>19000</text:p>
          </table:table-cell>
          <table:table-cell office:value-type="float" office:value="12448" calcext:value-type="float">
            <text:p>12448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212585" calcext:value-type="float">
            <text:p>212585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172" calcext:value-type="float">
            <text:p>30172</text:p>
          </table:table-cell>
          <table:table-cell office:value-type="float" office:value="234878" calcext:value-type="float">
            <text:p>234878</text:p>
          </table:table-cell>
          <table:table-cell office:value-type="float" office:value="22871" calcext:value-type="float">
            <text:p>22871</text:p>
          </table:table-cell>
          <table:table-cell office:value-type="float" office:value="16319" calcext:value-type="float">
            <text:p>16319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64332" calcext:value-type="float">
            <text:p>64332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656" calcext:value-type="float">
            <text:p>26656</text:p>
          </table:table-cell>
          <table:table-cell office:value-type="float" office:value="204662" calcext:value-type="float">
            <text:p>204662</text:p>
          </table:table-cell>
          <table:table-cell office:value-type="float" office:value="24646" calcext:value-type="float">
            <text:p>24646</text:p>
          </table:table-cell>
          <table:table-cell office:value-type="float" office:value="18094" calcext:value-type="float">
            <text:p>18094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42593" calcext:value-type="float">
            <text:p>42593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32" calcext:value-type="float">
            <text:p>22332</text:p>
          </table:table-cell>
          <table:table-cell office:value-type="float" office:value="167885" calcext:value-type="float">
            <text:p>167885</text:p>
          </table:table-cell>
          <table:table-cell office:value-type="float" office:value="27523" calcext:value-type="float">
            <text:p>27523</text:p>
          </table:table-cell>
          <table:table-cell office:value-type="float" office:value="20971" calcext:value-type="float">
            <text:p>20971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15426" calcext:value-type="float">
            <text:p>15426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46" calcext:value-type="float">
            <text:p>49546</text:p>
          </table:table-cell>
          <table:table-cell office:value-type="float" office:value="394836" calcext:value-type="float">
            <text:p>394836</text:p>
          </table:table-cell>
          <table:table-cell office:value-type="float" office:value="31392" calcext:value-type="float">
            <text:p>31392</text:p>
          </table:table-cell>
          <table:table-cell office:value-type="float" office:value="24840" calcext:value-type="float">
            <text:p>24840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333545" calcext:value-type="float">
            <text:p>333545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716" calcext:value-type="float">
            <text:p>36716</text:p>
          </table:table-cell>
          <table:table-cell office:value-type="float" office:value="289582" calcext:value-type="float">
            <text:p>289582</text:p>
          </table:table-cell>
          <table:table-cell office:value-type="float" office:value="31397" calcext:value-type="float">
            <text:p>31397</text:p>
          </table:table-cell>
          <table:table-cell office:value-type="float" office:value="24845" calcext:value-type="float">
            <text:p>24845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183084" calcext:value-type="float">
            <text:p>183084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81" calcext:value-type="float">
            <text:p>30681</text:p>
          </table:table-cell>
          <table:table-cell office:value-type="float" office:value="235167" calcext:value-type="float">
            <text:p>235167</text:p>
          </table:table-cell>
          <table:table-cell office:value-type="float" office:value="31399" calcext:value-type="float">
            <text:p>31399</text:p>
          </table:table-cell>
          <table:table-cell office:value-type="float" office:value="24847" calcext:value-type="float">
            <text:p>24847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108071" calcext:value-type="float">
            <text:p>108071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113" calcext:value-type="float">
            <text:p>25113</text:p>
          </table:table-cell>
          <table:table-cell office:value-type="float" office:value="187610" calcext:value-type="float">
            <text:p>187610</text:p>
          </table:table-cell>
          <table:table-cell office:value-type="float" office:value="31400" calcext:value-type="float">
            <text:p>31400</text:p>
          </table:table-cell>
          <table:table-cell office:value-type="float" office:value="24848" calcext:value-type="float">
            <text:p>24848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47157" calcext:value-type="float">
            <text:p>47157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44" calcext:value-type="float">
            <text:p>49544</text:p>
          </table:table-cell>
          <table:table-cell office:value-type="float" office:value="394897" calcext:value-type="float">
            <text:p>394897</text:p>
          </table:table-cell>
          <table:table-cell office:value-type="float" office:value="19000" calcext:value-type="float">
            <text:p>19000</text:p>
          </table:table-cell>
          <table:table-cell office:value-type="float" office:value="12448" calcext:value-type="float">
            <text:p>12448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212585" calcext:value-type="float">
            <text:p>212585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197" calcext:value-type="float">
            <text:p>30197</text:p>
          </table:table-cell>
          <table:table-cell office:value-type="float" office:value="236058" calcext:value-type="float">
            <text:p>236058</text:p>
          </table:table-cell>
          <table:table-cell office:value-type="float" office:value="22839" calcext:value-type="float">
            <text:p>22839</text:p>
          </table:table-cell>
          <table:table-cell office:value-type="float" office:value="16287" calcext:value-type="float">
            <text:p>16287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65485" calcext:value-type="float">
            <text:p>65485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656" calcext:value-type="float">
            <text:p>26656</text:p>
          </table:table-cell>
          <table:table-cell office:value-type="float" office:value="204662" calcext:value-type="float">
            <text:p>204662</text:p>
          </table:table-cell>
          <table:table-cell office:value-type="float" office:value="24646" calcext:value-type="float">
            <text:p>24646</text:p>
          </table:table-cell>
          <table:table-cell office:value-type="float" office:value="18094" calcext:value-type="float">
            <text:p>18094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42593" calcext:value-type="float">
            <text:p>42593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332" calcext:value-type="float">
            <text:p>22332</text:p>
          </table:table-cell>
          <table:table-cell office:value-type="float" office:value="167885" calcext:value-type="float">
            <text:p>167885</text:p>
          </table:table-cell>
          <table:table-cell office:value-type="float" office:value="27523" calcext:value-type="float">
            <text:p>27523</text:p>
          </table:table-cell>
          <table:table-cell office:value-type="float" office:value="20971" calcext:value-type="float">
            <text:p>20971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15426" calcext:value-type="float">
            <text:p>15426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46" calcext:value-type="float">
            <text:p>49546</text:p>
          </table:table-cell>
          <table:table-cell office:value-type="float" office:value="394836" calcext:value-type="float">
            <text:p>394836</text:p>
          </table:table-cell>
          <table:table-cell office:value-type="float" office:value="31392" calcext:value-type="float">
            <text:p>31392</text:p>
          </table:table-cell>
          <table:table-cell office:value-type="float" office:value="24840" calcext:value-type="float">
            <text:p>24840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333545" calcext:value-type="float">
            <text:p>333545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6716" calcext:value-type="float">
            <text:p>36716</text:p>
          </table:table-cell>
          <table:table-cell office:value-type="float" office:value="289582" calcext:value-type="float">
            <text:p>289582</text:p>
          </table:table-cell>
          <table:table-cell office:value-type="float" office:value="31397" calcext:value-type="float">
            <text:p>31397</text:p>
          </table:table-cell>
          <table:table-cell office:value-type="float" office:value="24845" calcext:value-type="float">
            <text:p>24845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183084" calcext:value-type="float">
            <text:p>183084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81" calcext:value-type="float">
            <text:p>30681</text:p>
          </table:table-cell>
          <table:table-cell office:value-type="float" office:value="235167" calcext:value-type="float">
            <text:p>235167</text:p>
          </table:table-cell>
          <table:table-cell office:value-type="float" office:value="31399" calcext:value-type="float">
            <text:p>31399</text:p>
          </table:table-cell>
          <table:table-cell office:value-type="float" office:value="24847" calcext:value-type="float">
            <text:p>24847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108071" calcext:value-type="float">
            <text:p>108071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113" calcext:value-type="float">
            <text:p>25113</text:p>
          </table:table-cell>
          <table:table-cell office:value-type="float" office:value="187610" calcext:value-type="float">
            <text:p>187610</text:p>
          </table:table-cell>
          <table:table-cell office:value-type="float" office:value="31400" calcext:value-type="float">
            <text:p>31400</text:p>
          </table:table-cell>
          <table:table-cell office:value-type="float" office:value="24848" calcext:value-type="float">
            <text:p>24848</text:p>
          </table:table-cell>
          <table:table-cell office:value-type="float" office:value="42368" calcext:value-type="float">
            <text:p>42368</text:p>
          </table:table-cell>
          <table:table-cell office:value-type="float" office:value="2048" calcext:value-type="float">
            <text:p>2048</text:p>
          </table:table-cell>
          <table:table-cell office:value-type="float" office:value="47157" calcext:value-type="float">
            <text:p>47157</text:p>
          </table:table-cell>
          <table:table-cell office:value-type="float" office:value="66648" calcext:value-type="float">
            <text:p>66648</text:p>
          </table:table-cell>
          <table:table-cell office:value-type="float" office:value="756" calcext:value-type="float">
            <text:p>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523" calcext:value-type="float">
            <text:p>49523</text:p>
          </table:table-cell>
          <table:table-cell office:value-type="float" office:value="394901" calcext:value-type="float">
            <text:p>394901</text:p>
          </table:table-cell>
          <table:table-cell office:value-type="float" office:value="11041" calcext:value-type="float">
            <text:p>11041</text:p>
          </table:table-cell>
          <table:table-cell office:value-type="float" office:value="4489" calcext:value-type="float">
            <text:p>4489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227075" calcext:value-type="float">
            <text:p>227075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548" calcext:value-type="float">
            <text:p>28548</text:p>
          </table:table-cell>
          <table:table-cell office:value-type="float" office:value="223806" calcext:value-type="float">
            <text:p>223806</text:p>
          </table:table-cell>
          <table:table-cell office:value-type="float" office:value="11543" calcext:value-type="float">
            <text:p>11543</text:p>
          </table:table-cell>
          <table:table-cell office:value-type="float" office:value="4991" calcext:value-type="float">
            <text:p>4991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69356" calcext:value-type="float">
            <text:p>69356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566" calcext:value-type="float">
            <text:p>22566</text:p>
          </table:table-cell>
          <table:table-cell office:value-type="float" office:value="176244" calcext:value-type="float">
            <text:p>176244</text:p>
          </table:table-cell>
          <table:table-cell office:value-type="float" office:value="12099" calcext:value-type="float">
            <text:p>12099</text:p>
          </table:table-cell>
          <table:table-cell office:value-type="float" office:value="5547" calcext:value-type="float">
            <text:p>5547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34875" calcext:value-type="float">
            <text:p>34875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136" calcext:value-type="float">
            <text:p>18136</text:p>
          </table:table-cell>
          <table:table-cell office:value-type="float" office:value="140626" calcext:value-type="float">
            <text:p>140626</text:p>
          </table:table-cell>
          <table:table-cell office:value-type="float" office:value="12781" calcext:value-type="float">
            <text:p>12781</text:p>
          </table:table-cell>
          <table:table-cell office:value-type="float" office:value="6229" calcext:value-type="float">
            <text:p>6229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12652" calcext:value-type="float">
            <text:p>12652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63" calcext:value-type="float">
            <text:p>49563</text:p>
          </table:table-cell>
          <table:table-cell office:value-type="float" office:value="395157" calcext:value-type="float">
            <text:p>395157</text:p>
          </table:table-cell>
          <table:table-cell office:value-type="float" office:value="33568" calcext:value-type="float">
            <text:p>33568</text:p>
          </table:table-cell>
          <table:table-cell office:value-type="float" office:value="27016" calcext:value-type="float">
            <text:p>27016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341791" calcext:value-type="float">
            <text:p>341791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980" calcext:value-type="float">
            <text:p>36980</text:p>
          </table:table-cell>
          <table:table-cell office:value-type="float" office:value="291365" calcext:value-type="float">
            <text:p>291365</text:p>
          </table:table-cell>
          <table:table-cell office:value-type="float" office:value="33572" calcext:value-type="float">
            <text:p>33572</text:p>
          </table:table-cell>
          <table:table-cell office:value-type="float" office:value="27020" calcext:value-type="float">
            <text:p>27020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92422" calcext:value-type="float">
            <text:p>192422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552" calcext:value-type="float">
            <text:p>31552</text:p>
          </table:table-cell>
          <table:table-cell office:value-type="float" office:value="243605" calcext:value-type="float">
            <text:p>243605</text:p>
          </table:table-cell>
          <table:table-cell office:value-type="float" office:value="33574" calcext:value-type="float">
            <text:p>33574</text:p>
          </table:table-cell>
          <table:table-cell office:value-type="float" office:value="27022" calcext:value-type="float">
            <text:p>27022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26641" calcext:value-type="float">
            <text:p>126641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960" calcext:value-type="float">
            <text:p>23960</text:p>
          </table:table-cell>
          <table:table-cell office:value-type="float" office:value="181755" calcext:value-type="float">
            <text:p>181755</text:p>
          </table:table-cell>
          <table:table-cell office:value-type="float" office:value="33576" calcext:value-type="float">
            <text:p>33576</text:p>
          </table:table-cell>
          <table:table-cell office:value-type="float" office:value="27024" calcext:value-type="float">
            <text:p>27024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45674" calcext:value-type="float">
            <text:p>45674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23" calcext:value-type="float">
            <text:p>49523</text:p>
          </table:table-cell>
          <table:table-cell office:value-type="float" office:value="394901" calcext:value-type="float">
            <text:p>394901</text:p>
          </table:table-cell>
          <table:table-cell office:value-type="float" office:value="11041" calcext:value-type="float">
            <text:p>11041</text:p>
          </table:table-cell>
          <table:table-cell office:value-type="float" office:value="4489" calcext:value-type="float">
            <text:p>4489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227075" calcext:value-type="float">
            <text:p>227075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548" calcext:value-type="float">
            <text:p>28548</text:p>
          </table:table-cell>
          <table:table-cell office:value-type="float" office:value="223806" calcext:value-type="float">
            <text:p>223806</text:p>
          </table:table-cell>
          <table:table-cell office:value-type="float" office:value="11543" calcext:value-type="float">
            <text:p>11543</text:p>
          </table:table-cell>
          <table:table-cell office:value-type="float" office:value="4991" calcext:value-type="float">
            <text:p>4991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69356" calcext:value-type="float">
            <text:p>69356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541" calcext:value-type="float">
            <text:p>22541</text:p>
          </table:table-cell>
          <table:table-cell office:value-type="float" office:value="175601" calcext:value-type="float">
            <text:p>175601</text:p>
          </table:table-cell>
          <table:table-cell office:value-type="float" office:value="12115" calcext:value-type="float">
            <text:p>12115</text:p>
          </table:table-cell>
          <table:table-cell office:value-type="float" office:value="5563" calcext:value-type="float">
            <text:p>5563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34587" calcext:value-type="float">
            <text:p>34587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136" calcext:value-type="float">
            <text:p>18136</text:p>
          </table:table-cell>
          <table:table-cell office:value-type="float" office:value="140626" calcext:value-type="float">
            <text:p>140626</text:p>
          </table:table-cell>
          <table:table-cell office:value-type="float" office:value="12781" calcext:value-type="float">
            <text:p>12781</text:p>
          </table:table-cell>
          <table:table-cell office:value-type="float" office:value="6229" calcext:value-type="float">
            <text:p>6229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12652" calcext:value-type="float">
            <text:p>12652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63" calcext:value-type="float">
            <text:p>49563</text:p>
          </table:table-cell>
          <table:table-cell office:value-type="float" office:value="395157" calcext:value-type="float">
            <text:p>395157</text:p>
          </table:table-cell>
          <table:table-cell office:value-type="float" office:value="33568" calcext:value-type="float">
            <text:p>33568</text:p>
          </table:table-cell>
          <table:table-cell office:value-type="float" office:value="27016" calcext:value-type="float">
            <text:p>27016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341791" calcext:value-type="float">
            <text:p>341791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6980" calcext:value-type="float">
            <text:p>36980</text:p>
          </table:table-cell>
          <table:table-cell office:value-type="float" office:value="291365" calcext:value-type="float">
            <text:p>291365</text:p>
          </table:table-cell>
          <table:table-cell office:value-type="float" office:value="33572" calcext:value-type="float">
            <text:p>33572</text:p>
          </table:table-cell>
          <table:table-cell office:value-type="float" office:value="27020" calcext:value-type="float">
            <text:p>27020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92422" calcext:value-type="float">
            <text:p>192422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552" calcext:value-type="float">
            <text:p>31552</text:p>
          </table:table-cell>
          <table:table-cell office:value-type="float" office:value="243605" calcext:value-type="float">
            <text:p>243605</text:p>
          </table:table-cell>
          <table:table-cell office:value-type="float" office:value="33574" calcext:value-type="float">
            <text:p>33574</text:p>
          </table:table-cell>
          <table:table-cell office:value-type="float" office:value="27022" calcext:value-type="float">
            <text:p>27022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26641" calcext:value-type="float">
            <text:p>126641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960" calcext:value-type="float">
            <text:p>23960</text:p>
          </table:table-cell>
          <table:table-cell office:value-type="float" office:value="181755" calcext:value-type="float">
            <text:p>181755</text:p>
          </table:table-cell>
          <table:table-cell office:value-type="float" office:value="33576" calcext:value-type="float">
            <text:p>33576</text:p>
          </table:table-cell>
          <table:table-cell office:value-type="float" office:value="27024" calcext:value-type="float">
            <text:p>27024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45674" calcext:value-type="float">
            <text:p>45674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515" calcext:value-type="float">
            <text:p>49515</text:p>
          </table:table-cell>
          <table:table-cell office:value-type="float" office:value="394818" calcext:value-type="float">
            <text:p>394818</text:p>
          </table:table-cell>
          <table:table-cell office:value-type="float" office:value="10728" calcext:value-type="float">
            <text:p>10728</text:p>
          </table:table-cell>
          <table:table-cell office:value-type="float" office:value="4176" calcext:value-type="float">
            <text:p>4176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227311" calcext:value-type="float">
            <text:p>227311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259" calcext:value-type="float">
            <text:p>29259</text:p>
          </table:table-cell>
          <table:table-cell office:value-type="float" office:value="229159" calcext:value-type="float">
            <text:p>229159</text:p>
          </table:table-cell>
          <table:table-cell office:value-type="float" office:value="14123" calcext:value-type="float">
            <text:p>14123</text:p>
          </table:table-cell>
          <table:table-cell office:value-type="float" office:value="7571" calcext:value-type="float">
            <text:p>7571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71998" calcext:value-type="float">
            <text:p>71998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928" calcext:value-type="float">
            <text:p>22928</text:p>
          </table:table-cell>
          <table:table-cell office:value-type="float" office:value="177177" calcext:value-type="float">
            <text:p>177177</text:p>
          </table:table-cell>
          <table:table-cell office:value-type="float" office:value="17628" calcext:value-type="float">
            <text:p>17628</text:p>
          </table:table-cell>
          <table:table-cell office:value-type="float" office:value="11076" calcext:value-type="float">
            <text:p>11076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31492" calcext:value-type="float">
            <text:p>31492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733" calcext:value-type="float">
            <text:p>21733</text:p>
          </table:table-cell>
          <table:table-cell office:value-type="float" office:value="161881" calcext:value-type="float">
            <text:p>161881</text:p>
          </table:table-cell>
          <table:table-cell office:value-type="float" office:value="18580" calcext:value-type="float">
            <text:p>18580</text:p>
          </table:table-cell>
          <table:table-cell office:value-type="float" office:value="12028" calcext:value-type="float">
            <text:p>12028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22207" calcext:value-type="float">
            <text:p>2220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16" calcext:value-type="float">
            <text:p>49516</text:p>
          </table:table-cell>
          <table:table-cell office:value-type="float" office:value="394852" calcext:value-type="float">
            <text:p>394852</text:p>
          </table:table-cell>
          <table:table-cell office:value-type="float" office:value="23072" calcext:value-type="float">
            <text:p>23072</text:p>
          </table:table-cell>
          <table:table-cell office:value-type="float" office:value="16520" calcext:value-type="float">
            <text:p>16520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356813" calcext:value-type="float">
            <text:p>356813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690" calcext:value-type="float">
            <text:p>33690</text:p>
          </table:table-cell>
          <table:table-cell office:value-type="float" office:value="264535" calcext:value-type="float">
            <text:p>264535</text:p>
          </table:table-cell>
          <table:table-cell office:value-type="float" office:value="23077" calcext:value-type="float">
            <text:p>23077</text:p>
          </table:table-cell>
          <table:table-cell office:value-type="float" office:value="16525" calcext:value-type="float">
            <text:p>16525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68300" calcext:value-type="float">
            <text:p>168300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486" calcext:value-type="float">
            <text:p>26486</text:p>
          </table:table-cell>
          <table:table-cell office:value-type="float" office:value="203168" calcext:value-type="float">
            <text:p>203168</text:p>
          </table:table-cell>
          <table:table-cell office:value-type="float" office:value="23077" calcext:value-type="float">
            <text:p>23077</text:p>
          </table:table-cell>
          <table:table-cell office:value-type="float" office:value="16525" calcext:value-type="float">
            <text:p>16525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85206" calcext:value-type="float">
            <text:p>85206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483" calcext:value-type="float">
            <text:p>24483</text:p>
          </table:table-cell>
          <table:table-cell office:value-type="float" office:value="189583" calcext:value-type="float">
            <text:p>189583</text:p>
          </table:table-cell>
          <table:table-cell office:value-type="float" office:value="23080" calcext:value-type="float">
            <text:p>23080</text:p>
          </table:table-cell>
          <table:table-cell office:value-type="float" office:value="16528" calcext:value-type="float">
            <text:p>16528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69327" calcext:value-type="float">
            <text:p>6932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15" calcext:value-type="float">
            <text:p>49515</text:p>
          </table:table-cell>
          <table:table-cell office:value-type="float" office:value="394818" calcext:value-type="float">
            <text:p>394818</text:p>
          </table:table-cell>
          <table:table-cell office:value-type="float" office:value="10728" calcext:value-type="float">
            <text:p>10728</text:p>
          </table:table-cell>
          <table:table-cell office:value-type="float" office:value="4176" calcext:value-type="float">
            <text:p>4176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227311" calcext:value-type="float">
            <text:p>227311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423" calcext:value-type="float">
            <text:p>29423</text:p>
          </table:table-cell>
          <table:table-cell office:value-type="float" office:value="230814" calcext:value-type="float">
            <text:p>230814</text:p>
          </table:table-cell>
          <table:table-cell office:value-type="float" office:value="14114" calcext:value-type="float">
            <text:p>14114</text:p>
          </table:table-cell>
          <table:table-cell office:value-type="float" office:value="7562" calcext:value-type="float">
            <text:p>7562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73728" calcext:value-type="float">
            <text:p>73728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928" calcext:value-type="float">
            <text:p>22928</text:p>
          </table:table-cell>
          <table:table-cell office:value-type="float" office:value="177177" calcext:value-type="float">
            <text:p>177177</text:p>
          </table:table-cell>
          <table:table-cell office:value-type="float" office:value="17628" calcext:value-type="float">
            <text:p>17628</text:p>
          </table:table-cell>
          <table:table-cell office:value-type="float" office:value="11076" calcext:value-type="float">
            <text:p>11076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31492" calcext:value-type="float">
            <text:p>31492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733" calcext:value-type="float">
            <text:p>21733</text:p>
          </table:table-cell>
          <table:table-cell office:value-type="float" office:value="161881" calcext:value-type="float">
            <text:p>161881</text:p>
          </table:table-cell>
          <table:table-cell office:value-type="float" office:value="18580" calcext:value-type="float">
            <text:p>18580</text:p>
          </table:table-cell>
          <table:table-cell office:value-type="float" office:value="12028" calcext:value-type="float">
            <text:p>12028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22207" calcext:value-type="float">
            <text:p>2220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16" calcext:value-type="float">
            <text:p>49516</text:p>
          </table:table-cell>
          <table:table-cell office:value-type="float" office:value="394852" calcext:value-type="float">
            <text:p>394852</text:p>
          </table:table-cell>
          <table:table-cell office:value-type="float" office:value="23072" calcext:value-type="float">
            <text:p>23072</text:p>
          </table:table-cell>
          <table:table-cell office:value-type="float" office:value="16520" calcext:value-type="float">
            <text:p>16520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356813" calcext:value-type="float">
            <text:p>356813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3690" calcext:value-type="float">
            <text:p>33690</text:p>
          </table:table-cell>
          <table:table-cell office:value-type="float" office:value="264535" calcext:value-type="float">
            <text:p>264535</text:p>
          </table:table-cell>
          <table:table-cell office:value-type="float" office:value="23077" calcext:value-type="float">
            <text:p>23077</text:p>
          </table:table-cell>
          <table:table-cell office:value-type="float" office:value="16525" calcext:value-type="float">
            <text:p>16525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68300" calcext:value-type="float">
            <text:p>168300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486" calcext:value-type="float">
            <text:p>26486</text:p>
          </table:table-cell>
          <table:table-cell office:value-type="float" office:value="203168" calcext:value-type="float">
            <text:p>203168</text:p>
          </table:table-cell>
          <table:table-cell office:value-type="float" office:value="23077" calcext:value-type="float">
            <text:p>23077</text:p>
          </table:table-cell>
          <table:table-cell office:value-type="float" office:value="16525" calcext:value-type="float">
            <text:p>16525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85206" calcext:value-type="float">
            <text:p>85206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483" calcext:value-type="float">
            <text:p>24483</text:p>
          </table:table-cell>
          <table:table-cell office:value-type="float" office:value="189583" calcext:value-type="float">
            <text:p>189583</text:p>
          </table:table-cell>
          <table:table-cell office:value-type="float" office:value="23080" calcext:value-type="float">
            <text:p>23080</text:p>
          </table:table-cell>
          <table:table-cell office:value-type="float" office:value="16528" calcext:value-type="float">
            <text:p>16528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69327" calcext:value-type="float">
            <text:p>6932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502" calcext:value-type="float">
            <text:p>49502</text:p>
          </table:table-cell>
          <table:table-cell office:value-type="float" office:value="394933" calcext:value-type="float">
            <text:p>394933</text:p>
          </table:table-cell>
          <table:table-cell office:value-type="float" office:value="8736" calcext:value-type="float">
            <text:p>8736</text:p>
          </table:table-cell>
          <table:table-cell office:value-type="float" office:value="2184" calcext:value-type="float">
            <text:p>2184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229457" calcext:value-type="float">
            <text:p>229457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328" calcext:value-type="float">
            <text:p>28328</text:p>
          </table:table-cell>
          <table:table-cell office:value-type="float" office:value="221404" calcext:value-type="float">
            <text:p>221404</text:p>
          </table:table-cell>
          <table:table-cell office:value-type="float" office:value="9163" calcext:value-type="float">
            <text:p>9163</text:p>
          </table:table-cell>
          <table:table-cell office:value-type="float" office:value="2611" calcext:value-type="float">
            <text:p>2611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69162" calcext:value-type="float">
            <text:p>69162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092" calcext:value-type="float">
            <text:p>23092</text:p>
          </table:table-cell>
          <table:table-cell office:value-type="float" office:value="179972" calcext:value-type="float">
            <text:p>179972</text:p>
          </table:table-cell>
          <table:table-cell office:value-type="float" office:value="9673" calcext:value-type="float">
            <text:p>9673</text:p>
          </table:table-cell>
          <table:table-cell office:value-type="float" office:value="3121" calcext:value-type="float">
            <text:p>3121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38935" calcext:value-type="float">
            <text:p>38935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548" calcext:value-type="float">
            <text:p>17548</text:p>
          </table:table-cell>
          <table:table-cell office:value-type="float" office:value="137296" calcext:value-type="float">
            <text:p>137296</text:p>
          </table:table-cell>
          <table:table-cell office:value-type="float" office:value="10474" calcext:value-type="float">
            <text:p>10474</text:p>
          </table:table-cell>
          <table:table-cell office:value-type="float" office:value="3922" calcext:value-type="float">
            <text:p>3922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11984" calcext:value-type="float">
            <text:p>11984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16" calcext:value-type="float">
            <text:p>49516</text:p>
          </table:table-cell>
          <table:table-cell office:value-type="float" office:value="394852" calcext:value-type="float">
            <text:p>394852</text:p>
          </table:table-cell>
          <table:table-cell office:value-type="float" office:value="23072" calcext:value-type="float">
            <text:p>23072</text:p>
          </table:table-cell>
          <table:table-cell office:value-type="float" office:value="16520" calcext:value-type="float">
            <text:p>16520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356813" calcext:value-type="float">
            <text:p>356813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690" calcext:value-type="float">
            <text:p>33690</text:p>
          </table:table-cell>
          <table:table-cell office:value-type="float" office:value="264535" calcext:value-type="float">
            <text:p>264535</text:p>
          </table:table-cell>
          <table:table-cell office:value-type="float" office:value="23077" calcext:value-type="float">
            <text:p>23077</text:p>
          </table:table-cell>
          <table:table-cell office:value-type="float" office:value="16525" calcext:value-type="float">
            <text:p>16525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68300" calcext:value-type="float">
            <text:p>168300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07" calcext:value-type="float">
            <text:p>30607</text:p>
          </table:table-cell>
          <table:table-cell office:value-type="float" office:value="238635" calcext:value-type="float">
            <text:p>238635</text:p>
          </table:table-cell>
          <table:table-cell office:value-type="float" office:value="23076" calcext:value-type="float">
            <text:p>23076</text:p>
          </table:table-cell>
          <table:table-cell office:value-type="float" office:value="16524" calcext:value-type="float">
            <text:p>16524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34967" calcext:value-type="float">
            <text:p>13496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483" calcext:value-type="float">
            <text:p>24483</text:p>
          </table:table-cell>
          <table:table-cell office:value-type="float" office:value="189583" calcext:value-type="float">
            <text:p>189583</text:p>
          </table:table-cell>
          <table:table-cell office:value-type="float" office:value="23080" calcext:value-type="float">
            <text:p>23080</text:p>
          </table:table-cell>
          <table:table-cell office:value-type="float" office:value="16528" calcext:value-type="float">
            <text:p>16528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69327" calcext:value-type="float">
            <text:p>6932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02" calcext:value-type="float">
            <text:p>49502</text:p>
          </table:table-cell>
          <table:table-cell office:value-type="float" office:value="394933" calcext:value-type="float">
            <text:p>394933</text:p>
          </table:table-cell>
          <table:table-cell office:value-type="float" office:value="8736" calcext:value-type="float">
            <text:p>8736</text:p>
          </table:table-cell>
          <table:table-cell office:value-type="float" office:value="2184" calcext:value-type="float">
            <text:p>2184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229457" calcext:value-type="float">
            <text:p>229457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328" calcext:value-type="float">
            <text:p>28328</text:p>
          </table:table-cell>
          <table:table-cell office:value-type="float" office:value="221404" calcext:value-type="float">
            <text:p>221404</text:p>
          </table:table-cell>
          <table:table-cell office:value-type="float" office:value="9163" calcext:value-type="float">
            <text:p>9163</text:p>
          </table:table-cell>
          <table:table-cell office:value-type="float" office:value="2611" calcext:value-type="float">
            <text:p>2611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69162" calcext:value-type="float">
            <text:p>69162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092" calcext:value-type="float">
            <text:p>23092</text:p>
          </table:table-cell>
          <table:table-cell office:value-type="float" office:value="179972" calcext:value-type="float">
            <text:p>179972</text:p>
          </table:table-cell>
          <table:table-cell office:value-type="float" office:value="9673" calcext:value-type="float">
            <text:p>9673</text:p>
          </table:table-cell>
          <table:table-cell office:value-type="float" office:value="3121" calcext:value-type="float">
            <text:p>3121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38935" calcext:value-type="float">
            <text:p>38935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548" calcext:value-type="float">
            <text:p>17548</text:p>
          </table:table-cell>
          <table:table-cell office:value-type="float" office:value="137296" calcext:value-type="float">
            <text:p>137296</text:p>
          </table:table-cell>
          <table:table-cell office:value-type="float" office:value="10474" calcext:value-type="float">
            <text:p>10474</text:p>
          </table:table-cell>
          <table:table-cell office:value-type="float" office:value="3922" calcext:value-type="float">
            <text:p>3922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11984" calcext:value-type="float">
            <text:p>11984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16" calcext:value-type="float">
            <text:p>49516</text:p>
          </table:table-cell>
          <table:table-cell office:value-type="float" office:value="394852" calcext:value-type="float">
            <text:p>394852</text:p>
          </table:table-cell>
          <table:table-cell office:value-type="float" office:value="23072" calcext:value-type="float">
            <text:p>23072</text:p>
          </table:table-cell>
          <table:table-cell office:value-type="float" office:value="16520" calcext:value-type="float">
            <text:p>16520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356813" calcext:value-type="float">
            <text:p>356813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3690" calcext:value-type="float">
            <text:p>33690</text:p>
          </table:table-cell>
          <table:table-cell office:value-type="float" office:value="264535" calcext:value-type="float">
            <text:p>264535</text:p>
          </table:table-cell>
          <table:table-cell office:value-type="float" office:value="23077" calcext:value-type="float">
            <text:p>23077</text:p>
          </table:table-cell>
          <table:table-cell office:value-type="float" office:value="16525" calcext:value-type="float">
            <text:p>16525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68300" calcext:value-type="float">
            <text:p>168300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07" calcext:value-type="float">
            <text:p>30607</text:p>
          </table:table-cell>
          <table:table-cell office:value-type="float" office:value="238635" calcext:value-type="float">
            <text:p>238635</text:p>
          </table:table-cell>
          <table:table-cell office:value-type="float" office:value="23076" calcext:value-type="float">
            <text:p>23076</text:p>
          </table:table-cell>
          <table:table-cell office:value-type="float" office:value="16524" calcext:value-type="float">
            <text:p>16524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34967" calcext:value-type="float">
            <text:p>13496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483" calcext:value-type="float">
            <text:p>24483</text:p>
          </table:table-cell>
          <table:table-cell office:value-type="float" office:value="189583" calcext:value-type="float">
            <text:p>189583</text:p>
          </table:table-cell>
          <table:table-cell office:value-type="float" office:value="23080" calcext:value-type="float">
            <text:p>23080</text:p>
          </table:table-cell>
          <table:table-cell office:value-type="float" office:value="16528" calcext:value-type="float">
            <text:p>16528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69327" calcext:value-type="float">
            <text:p>6932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502" calcext:value-type="float">
            <text:p>49502</text:p>
          </table:table-cell>
          <table:table-cell office:value-type="float" office:value="394933" calcext:value-type="float">
            <text:p>394933</text:p>
          </table:table-cell>
          <table:table-cell office:value-type="float" office:value="8736" calcext:value-type="float">
            <text:p>8736</text:p>
          </table:table-cell>
          <table:table-cell office:value-type="float" office:value="2184" calcext:value-type="float">
            <text:p>2184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229457" calcext:value-type="float">
            <text:p>229457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420" calcext:value-type="float">
            <text:p>28420</text:p>
          </table:table-cell>
          <table:table-cell office:value-type="float" office:value="222282" calcext:value-type="float">
            <text:p>222282</text:p>
          </table:table-cell>
          <table:table-cell office:value-type="float" office:value="9169" calcext:value-type="float">
            <text:p>9169</text:p>
          </table:table-cell>
          <table:table-cell office:value-type="float" office:value="2617" calcext:value-type="float">
            <text:p>2617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69994" calcext:value-type="float">
            <text:p>69994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092" calcext:value-type="float">
            <text:p>23092</text:p>
          </table:table-cell>
          <table:table-cell office:value-type="float" office:value="179972" calcext:value-type="float">
            <text:p>179972</text:p>
          </table:table-cell>
          <table:table-cell office:value-type="float" office:value="9673" calcext:value-type="float">
            <text:p>9673</text:p>
          </table:table-cell>
          <table:table-cell office:value-type="float" office:value="3121" calcext:value-type="float">
            <text:p>3121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38935" calcext:value-type="float">
            <text:p>38935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548" calcext:value-type="float">
            <text:p>17548</text:p>
          </table:table-cell>
          <table:table-cell office:value-type="float" office:value="137296" calcext:value-type="float">
            <text:p>137296</text:p>
          </table:table-cell>
          <table:table-cell office:value-type="float" office:value="10474" calcext:value-type="float">
            <text:p>10474</text:p>
          </table:table-cell>
          <table:table-cell office:value-type="float" office:value="3922" calcext:value-type="float">
            <text:p>3922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11984" calcext:value-type="float">
            <text:p>11984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16" calcext:value-type="float">
            <text:p>49516</text:p>
          </table:table-cell>
          <table:table-cell office:value-type="float" office:value="394852" calcext:value-type="float">
            <text:p>394852</text:p>
          </table:table-cell>
          <table:table-cell office:value-type="float" office:value="23072" calcext:value-type="float">
            <text:p>23072</text:p>
          </table:table-cell>
          <table:table-cell office:value-type="float" office:value="16520" calcext:value-type="float">
            <text:p>16520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356813" calcext:value-type="float">
            <text:p>356813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690" calcext:value-type="float">
            <text:p>33690</text:p>
          </table:table-cell>
          <table:table-cell office:value-type="float" office:value="264535" calcext:value-type="float">
            <text:p>264535</text:p>
          </table:table-cell>
          <table:table-cell office:value-type="float" office:value="23077" calcext:value-type="float">
            <text:p>23077</text:p>
          </table:table-cell>
          <table:table-cell office:value-type="float" office:value="16525" calcext:value-type="float">
            <text:p>16525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68300" calcext:value-type="float">
            <text:p>168300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07" calcext:value-type="float">
            <text:p>30607</text:p>
          </table:table-cell>
          <table:table-cell office:value-type="float" office:value="238635" calcext:value-type="float">
            <text:p>238635</text:p>
          </table:table-cell>
          <table:table-cell office:value-type="float" office:value="23076" calcext:value-type="float">
            <text:p>23076</text:p>
          </table:table-cell>
          <table:table-cell office:value-type="float" office:value="16524" calcext:value-type="float">
            <text:p>16524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34967" calcext:value-type="float">
            <text:p>13496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483" calcext:value-type="float">
            <text:p>24483</text:p>
          </table:table-cell>
          <table:table-cell office:value-type="float" office:value="189583" calcext:value-type="float">
            <text:p>189583</text:p>
          </table:table-cell>
          <table:table-cell office:value-type="float" office:value="23080" calcext:value-type="float">
            <text:p>23080</text:p>
          </table:table-cell>
          <table:table-cell office:value-type="float" office:value="16528" calcext:value-type="float">
            <text:p>16528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69327" calcext:value-type="float">
            <text:p>6932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02" calcext:value-type="float">
            <text:p>49502</text:p>
          </table:table-cell>
          <table:table-cell office:value-type="float" office:value="394933" calcext:value-type="float">
            <text:p>394933</text:p>
          </table:table-cell>
          <table:table-cell office:value-type="float" office:value="8736" calcext:value-type="float">
            <text:p>8736</text:p>
          </table:table-cell>
          <table:table-cell office:value-type="float" office:value="2184" calcext:value-type="float">
            <text:p>2184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229457" calcext:value-type="float">
            <text:p>229457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273" calcext:value-type="float">
            <text:p>28273</text:p>
          </table:table-cell>
          <table:table-cell office:value-type="float" office:value="220960" calcext:value-type="float">
            <text:p>220960</text:p>
          </table:table-cell>
          <table:table-cell office:value-type="float" office:value="9168" calcext:value-type="float">
            <text:p>9168</text:p>
          </table:table-cell>
          <table:table-cell office:value-type="float" office:value="2616" calcext:value-type="float">
            <text:p>2616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68406" calcext:value-type="float">
            <text:p>68406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092" calcext:value-type="float">
            <text:p>23092</text:p>
          </table:table-cell>
          <table:table-cell office:value-type="float" office:value="179972" calcext:value-type="float">
            <text:p>179972</text:p>
          </table:table-cell>
          <table:table-cell office:value-type="float" office:value="9673" calcext:value-type="float">
            <text:p>9673</text:p>
          </table:table-cell>
          <table:table-cell office:value-type="float" office:value="3121" calcext:value-type="float">
            <text:p>3121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38935" calcext:value-type="float">
            <text:p>38935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548" calcext:value-type="float">
            <text:p>17548</text:p>
          </table:table-cell>
          <table:table-cell office:value-type="float" office:value="137296" calcext:value-type="float">
            <text:p>137296</text:p>
          </table:table-cell>
          <table:table-cell office:value-type="float" office:value="10474" calcext:value-type="float">
            <text:p>10474</text:p>
          </table:table-cell>
          <table:table-cell office:value-type="float" office:value="3922" calcext:value-type="float">
            <text:p>3922</text:p>
          </table:table-cell>
          <table:table-cell office:value-type="float" office:value="40256" calcext:value-type="float">
            <text:p>40256</text:p>
          </table:table-cell>
          <table:table-cell office:value-type="float" office:value="2048" calcext:value-type="float">
            <text:p>2048</text:p>
          </table:table-cell>
          <table:table-cell office:value-type="float" office:value="11984" calcext:value-type="float">
            <text:p>11984</text:p>
          </table:table-cell>
          <table:table-cell office:value-type="float" office:value="66648" calcext:value-type="float">
            <text:p>66648</text:p>
          </table:table-cell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516" calcext:value-type="float">
            <text:p>49516</text:p>
          </table:table-cell>
          <table:table-cell office:value-type="float" office:value="394852" calcext:value-type="float">
            <text:p>394852</text:p>
          </table:table-cell>
          <table:table-cell office:value-type="float" office:value="23072" calcext:value-type="float">
            <text:p>23072</text:p>
          </table:table-cell>
          <table:table-cell office:value-type="float" office:value="16520" calcext:value-type="float">
            <text:p>16520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356813" calcext:value-type="float">
            <text:p>356813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3690" calcext:value-type="float">
            <text:p>33690</text:p>
          </table:table-cell>
          <table:table-cell office:value-type="float" office:value="264535" calcext:value-type="float">
            <text:p>264535</text:p>
          </table:table-cell>
          <table:table-cell office:value-type="float" office:value="23077" calcext:value-type="float">
            <text:p>23077</text:p>
          </table:table-cell>
          <table:table-cell office:value-type="float" office:value="16525" calcext:value-type="float">
            <text:p>16525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68300" calcext:value-type="float">
            <text:p>168300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07" calcext:value-type="float">
            <text:p>30607</text:p>
          </table:table-cell>
          <table:table-cell office:value-type="float" office:value="238635" calcext:value-type="float">
            <text:p>238635</text:p>
          </table:table-cell>
          <table:table-cell office:value-type="float" office:value="23076" calcext:value-type="float">
            <text:p>23076</text:p>
          </table:table-cell>
          <table:table-cell office:value-type="float" office:value="16524" calcext:value-type="float">
            <text:p>16524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134967" calcext:value-type="float">
            <text:p>13496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483" calcext:value-type="float">
            <text:p>24483</text:p>
          </table:table-cell>
          <table:table-cell office:value-type="float" office:value="189583" calcext:value-type="float">
            <text:p>189583</text:p>
          </table:table-cell>
          <table:table-cell office:value-type="float" office:value="23080" calcext:value-type="float">
            <text:p>23080</text:p>
          </table:table-cell>
          <table:table-cell office:value-type="float" office:value="16528" calcext:value-type="float">
            <text:p>16528</text:p>
          </table:table-cell>
          <table:table-cell office:value-type="float" office:value="40320" calcext:value-type="float">
            <text:p>40320</text:p>
          </table:table-cell>
          <table:table-cell office:value-type="float" office:value="2048" calcext:value-type="float">
            <text:p>2048</text:p>
          </table:table-cell>
          <table:table-cell office:value-type="float" office:value="69327" calcext:value-type="float">
            <text:p>69327</text:p>
          </table:table-cell>
          <table:table-cell office:value-type="float" office:value="66648" calcext:value-type="float">
            <text:p>66648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23.1743" calcext:value-type="float">
            <text:p>23.1743</text:p>
          </table:table-cell>
          <table:table-cell table:number-columns-repeated="9"/>
        </table:table-row>
        <table:table-row table:style-name="ro1"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19.897" calcext:value-type="float">
            <text:p>19.897</text:p>
          </table:table-cell>
          <table:table-cell table:number-columns-repeated="9"/>
        </table:table-row>
        <table:table-row table:style-name="ro1"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23.1745" calcext:value-type="float">
            <text:p>23.1745</text:p>
          </table:table-cell>
          <table:table-cell table:number-columns-repeated="9"/>
        </table:table-row>
        <table:table-row table:style-name="ro1"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23.1741" calcext:value-type="float">
            <text:p>23.1741</text:p>
          </table:table-cell>
          <table:table-cell table:number-columns-repeated="9"/>
        </table:table-row>
        <table:table-row table:style-name="ro1"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19.897" calcext:value-type="float">
            <text:p>19.897</text:p>
          </table:table-cell>
          <table:table-cell table:number-columns-repeated="9"/>
        </table:table-row>
        <table:table-row table:style-name="ro1"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23.1745" calcext:value-type="float">
            <text:p>23.1745</text:p>
          </table:table-cell>
          <table:table-cell table:number-columns-repeated="9"/>
        </table:table-row>
        <table:table-row table:style-name="ro1"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23.1741" calcext:value-type="float">
            <text:p>23.1741</text:p>
          </table:table-cell>
          <table:table-cell table:number-columns-repeated="9"/>
        </table:table-row>
        <table:table-row table:style-name="ro1"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23.1736" calcext:value-type="float">
            <text:p>23.1736</text:p>
          </table:table-cell>
          <table:table-cell table:number-columns-repeated="9"/>
        </table:table-row>
        <table:table-row table:style-name="ro1"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24.8125" calcext:value-type="float">
            <text:p>24.8125</text:p>
          </table:table-cell>
          <table:table-cell table:number-columns-repeated="9"/>
        </table:table-row>
        <table:table-row table:style-name="ro1"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24.8121" calcext:value-type="float">
            <text:p>24.8121</text:p>
          </table:table-cell>
          <table:table-cell table:number-columns-repeated="9"/>
        </table:table-row>
        <table:table-row table:style-name="ro1"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23.1736" calcext:value-type="float">
            <text:p>23.1736</text:p>
          </table:table-cell>
          <table:table-cell table:number-columns-repeated="9"/>
        </table:table-row>
        <table:table-row table:style-name="ro1"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24.8125" calcext:value-type="float">
            <text:p>24.8125</text:p>
          </table:table-cell>
          <table:table-cell table:number-columns-repeated="9"/>
        </table:table-row>
        <table:table-row table:style-name="ro1"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24.8121" calcext:value-type="float">
            <text:p>24.8121</text:p>
          </table:table-cell>
          <table:table-cell table:number-columns-repeated="9"/>
        </table:table-row>
        <table:table-row table:style-name="ro1"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21.509" calcext:value-type="float">
            <text:p>21.509</text:p>
          </table:table-cell>
          <table:table-cell table:number-columns-repeated="9"/>
        </table:table-row>
        <table:table-row table:style-name="ro1"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23.1477" calcext:value-type="float">
            <text:p>23.1477</text:p>
          </table:table-cell>
          <table:table-cell table:number-columns-repeated="9"/>
        </table:table-row>
        <table:table-row table:style-name="ro1"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23.1475" calcext:value-type="float">
            <text:p>23.1475</text:p>
          </table:table-cell>
          <table:table-cell table:number-columns-repeated="9"/>
        </table:table-row>
        <table:table-row table:style-name="ro1"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21.509" calcext:value-type="float">
            <text:p>21.509</text:p>
          </table:table-cell>
          <table:table-cell table:number-columns-repeated="9"/>
        </table:table-row>
        <table:table-row table:style-name="ro1"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23.1477" calcext:value-type="float">
            <text:p>23.1477</text:p>
          </table:table-cell>
          <table:table-cell table:number-columns-repeated="9"/>
        </table:table-row>
        <table:table-row table:style-name="ro1"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23.1475" calcext:value-type="float">
            <text:p>23.1475</text:p>
          </table:table-cell>
          <table:table-cell table:number-columns-repeated="9"/>
        </table:table-row>
        <table:table-row table:style-name="ro1"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21.4834" calcext:value-type="float">
            <text:p>21.4834</text:p>
          </table:table-cell>
          <table:table-cell table:number-columns-repeated="9"/>
        </table:table-row>
        <table:table-row table:style-name="ro1"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23.1221" calcext:value-type="float">
            <text:p>23.1221</text:p>
          </table:table-cell>
          <table:table-cell table:number-columns-repeated="9"/>
        </table:table-row>
        <table:table-row table:style-name="ro1"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23.1219" calcext:value-type="float">
            <text:p>23.1219</text:p>
          </table:table-cell>
          <table:table-cell table:number-columns-repeated="9"/>
        </table:table-row>
        <table:table-row table:style-name="ro1"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21.4834" calcext:value-type="float">
            <text:p>21.4834</text:p>
          </table:table-cell>
          <table:table-cell table:number-columns-repeated="9"/>
        </table:table-row>
        <table:table-row table:style-name="ro1"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23.1221" calcext:value-type="float">
            <text:p>23.1221</text:p>
          </table:table-cell>
          <table:table-cell table:number-columns-repeated="9"/>
        </table:table-row>
        <table:table-row table:style-name="ro1"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23.1219" calcext:value-type="float">
            <text:p>23.1219</text:p>
          </table:table-cell>
          <table:table-cell table:number-columns-repeated="9"/>
        </table:table-row>
        <table:table-row table:style-name="ro1"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21.4834" calcext:value-type="float">
            <text:p>21.4834</text:p>
          </table:table-cell>
          <table:table-cell table:number-columns-repeated="9"/>
        </table:table-row>
        <table:table-row table:style-name="ro1"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23.1221" calcext:value-type="float">
            <text:p>23.1221</text:p>
          </table:table-cell>
          <table:table-cell table:number-columns-repeated="9"/>
        </table:table-row>
        <table:table-row table:style-name="ro1"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23.1219" calcext:value-type="float">
            <text:p>23.1219</text:p>
          </table:table-cell>
          <table:table-cell table:number-columns-repeated="9"/>
        </table:table-row>
        <table:table-row table:style-name="ro1"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21.4834" calcext:value-type="float">
            <text:p>21.4834</text:p>
          </table:table-cell>
          <table:table-cell table:number-columns-repeated="9"/>
        </table:table-row>
        <table:table-row table:style-name="ro1"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23.1221" calcext:value-type="float">
            <text:p>23.1221</text:p>
          </table:table-cell>
          <table:table-cell table:number-columns-repeated="9"/>
        </table:table-row>
        <table:table-row table:style-name="ro1"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23.1219" calcext:value-type="float">
            <text:p>23.1219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11.6877" calcext:value-type="float">
            <text:p>11.6877</text:p>
          </table:table-cell>
          <table:table-cell table:number-columns-repeated="9"/>
        </table:table-row>
        <table:table-row table:style-name="ro1"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11.6874" calcext:value-type="float">
            <text:p>11.6874</text:p>
          </table:table-cell>
          <table:table-cell table:number-columns-repeated="9"/>
        </table:table-row>
        <table:table-row table:style-name="ro1"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11.6868" calcext:value-type="float">
            <text:p>11.6868</text:p>
          </table:table-cell>
          <table:table-cell table:number-columns-repeated="9"/>
        </table:table-row>
        <table:table-row table:style-name="ro1"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11.6864" calcext:value-type="float">
            <text:p>11.6864</text:p>
          </table:table-cell>
          <table:table-cell table:number-columns-repeated="9"/>
        </table:table-row>
        <table:table-row table:style-name="ro1"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12.5065" calcext:value-type="float">
            <text:p>12.5065</text:p>
          </table:table-cell>
          <table:table-cell table:number-columns-repeated="9"/>
        </table:table-row>
        <table:table-row table:style-name="ro1"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12.506" calcext:value-type="float">
            <text:p>12.506</text:p>
          </table:table-cell>
          <table:table-cell table:number-columns-repeated="9"/>
        </table:table-row>
        <table:table-row table:style-name="ro1"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12.5059" calcext:value-type="float">
            <text:p>12.5059</text:p>
          </table:table-cell>
          <table:table-cell table:number-columns-repeated="9"/>
        </table:table-row>
        <table:table-row table:style-name="ro1"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11.6868" calcext:value-type="float">
            <text:p>11.6868</text:p>
          </table:table-cell>
          <table:table-cell table:number-columns-repeated="9"/>
        </table:table-row>
        <table:table-row table:style-name="ro1"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11.6864" calcext:value-type="float">
            <text:p>11.6864</text:p>
          </table:table-cell>
          <table:table-cell table:number-columns-repeated="9"/>
        </table:table-row>
        <table:table-row table:style-name="ro1"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12.5065" calcext:value-type="float">
            <text:p>12.5065</text:p>
          </table:table-cell>
          <table:table-cell table:number-columns-repeated="9"/>
        </table:table-row>
        <table:table-row table:style-name="ro1"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12.506" calcext:value-type="float">
            <text:p>12.506</text:p>
          </table:table-cell>
          <table:table-cell table:number-columns-repeated="9"/>
        </table:table-row>
        <table:table-row table:style-name="ro1"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12.5059" calcext:value-type="float">
            <text:p>12.5059</text:p>
          </table:table-cell>
          <table:table-cell table:number-columns-repeated="9"/>
        </table:table-row>
        <table:table-row table:style-name="ro1"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10.8417" calcext:value-type="float">
            <text:p>10.8417</text:p>
          </table:table-cell>
          <table:table-cell table:number-columns-repeated="9"/>
        </table:table-row>
        <table:table-row table:style-name="ro1"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10.8411" calcext:value-type="float">
            <text:p>10.8411</text:p>
          </table:table-cell>
          <table:table-cell table:number-columns-repeated="9"/>
        </table:table-row>
        <table:table-row table:style-name="ro1"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12.5314" calcext:value-type="float">
            <text:p>12.5314</text:p>
          </table:table-cell>
          <table:table-cell table:number-columns-repeated="9"/>
        </table:table-row>
        <table:table-row table:style-name="ro1"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12.5309" calcext:value-type="float">
            <text:p>12.5309</text:p>
          </table:table-cell>
          <table:table-cell table:number-columns-repeated="9"/>
        </table:table-row>
        <table:table-row table:style-name="ro1"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12.5308" calcext:value-type="float">
            <text:p>12.5308</text:p>
          </table:table-cell>
          <table:table-cell table:number-columns-repeated="9"/>
        </table:table-row>
        <table:table-row table:style-name="ro1"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10.8417" calcext:value-type="float">
            <text:p>10.8417</text:p>
          </table:table-cell>
          <table:table-cell table:number-columns-repeated="9"/>
        </table:table-row>
        <table:table-row table:style-name="ro1"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10.8411" calcext:value-type="float">
            <text:p>10.8411</text:p>
          </table:table-cell>
          <table:table-cell table:number-columns-repeated="9"/>
        </table:table-row>
        <table:table-row table:style-name="ro1"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12.5314" calcext:value-type="float">
            <text:p>12.5314</text:p>
          </table:table-cell>
          <table:table-cell table:number-columns-repeated="9"/>
        </table:table-row>
        <table:table-row table:style-name="ro1"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12.5309" calcext:value-type="float">
            <text:p>12.5309</text:p>
          </table:table-cell>
          <table:table-cell table:number-columns-repeated="9"/>
        </table:table-row>
        <table:table-row table:style-name="ro1"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12.5308" calcext:value-type="float">
            <text:p>12.5308</text:p>
          </table:table-cell>
          <table:table-cell table:number-columns-repeated="9"/>
        </table:table-row>
        <table:table-row table:style-name="ro1"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10.8662" calcext:value-type="float">
            <text:p>10.8662</text:p>
          </table:table-cell>
          <table:table-cell table:number-columns-repeated="9"/>
        </table:table-row>
        <table:table-row table:style-name="ro1"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10.8661" calcext:value-type="float">
            <text:p>10.8661</text:p>
          </table:table-cell>
          <table:table-cell table:number-columns-repeated="9"/>
        </table:table-row>
        <table:table-row table:style-name="ro1"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11.6862" calcext:value-type="float">
            <text:p>11.6862</text:p>
          </table:table-cell>
          <table:table-cell table:number-columns-repeated="9"/>
        </table:table-row>
        <table:table-row table:style-name="ro1"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11.6856" calcext:value-type="float">
            <text:p>11.6856</text:p>
          </table:table-cell>
          <table:table-cell table:number-columns-repeated="9"/>
        </table:table-row>
        <table:table-row table:style-name="ro1"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11.6854" calcext:value-type="float">
            <text:p>11.6854</text:p>
          </table:table-cell>
          <table:table-cell table:number-columns-repeated="9"/>
        </table:table-row>
        <table:table-row table:style-name="ro1"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10.8662" calcext:value-type="float">
            <text:p>10.8662</text:p>
          </table:table-cell>
          <table:table-cell table:number-columns-repeated="9"/>
        </table:table-row>
        <table:table-row table:style-name="ro1"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10.8661" calcext:value-type="float">
            <text:p>10.8661</text:p>
          </table:table-cell>
          <table:table-cell table:number-columns-repeated="9"/>
        </table:table-row>
        <table:table-row table:style-name="ro1"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11.6862" calcext:value-type="float">
            <text:p>11.6862</text:p>
          </table:table-cell>
          <table:table-cell table:number-columns-repeated="9"/>
        </table:table-row>
        <table:table-row table:style-name="ro1"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11.6856" calcext:value-type="float">
            <text:p>11.6856</text:p>
          </table:table-cell>
          <table:table-cell table:number-columns-repeated="9"/>
        </table:table-row>
        <table:table-row table:style-name="ro1"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11.6854" calcext:value-type="float">
            <text:p>11.6854</text:p>
          </table:table-cell>
          <table:table-cell table:number-columns-repeated="9"/>
        </table:table-row>
        <table:table-row table:style-name="ro1"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12.4027" calcext:value-type="float">
            <text:p>12.4027</text:p>
          </table:table-cell>
          <table:table-cell table:number-columns-repeated="9"/>
        </table:table-row>
        <table:table-row table:style-name="ro1"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10.8148" calcext:value-type="float">
            <text:p>10.8148</text:p>
          </table:table-cell>
          <table:table-cell table:number-columns-repeated="9"/>
        </table:table-row>
        <table:table-row table:style-name="ro1"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11.6606" calcext:value-type="float">
            <text:p>11.6606</text:p>
          </table:table-cell>
          <table:table-cell table:number-columns-repeated="9"/>
        </table:table-row>
        <table:table-row table:style-name="ro1"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11.66" calcext:value-type="float">
            <text:p>11.66</text:p>
          </table:table-cell>
          <table:table-cell table:number-columns-repeated="9"/>
        </table:table-row>
        <table:table-row table:style-name="ro1"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11.6598" calcext:value-type="float">
            <text:p>11.6598</text:p>
          </table:table-cell>
          <table:table-cell table:number-columns-repeated="9"/>
        </table:table-row>
        <table:table-row table:style-name="ro1"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12.4027" calcext:value-type="float">
            <text:p>12.4027</text:p>
          </table:table-cell>
          <table:table-cell table:number-columns-repeated="9"/>
        </table:table-row>
        <table:table-row table:style-name="ro1"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10.8148" calcext:value-type="float">
            <text:p>10.8148</text:p>
          </table:table-cell>
          <table:table-cell table:number-columns-repeated="9"/>
        </table:table-row>
        <table:table-row table:style-name="ro1"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11.6606" calcext:value-type="float">
            <text:p>11.6606</text:p>
          </table:table-cell>
          <table:table-cell table:number-columns-repeated="9"/>
        </table:table-row>
        <table:table-row table:style-name="ro1"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11.66" calcext:value-type="float">
            <text:p>11.66</text:p>
          </table:table-cell>
          <table:table-cell table:number-columns-repeated="9"/>
        </table:table-row>
        <table:table-row table:style-name="ro1"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11.6598" calcext:value-type="float">
            <text:p>11.6598</text:p>
          </table:table-cell>
          <table:table-cell table:number-columns-repeated="9"/>
        </table:table-row>
        <table:table-row table:style-name="ro1"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12.4027" calcext:value-type="float">
            <text:p>12.4027</text:p>
          </table:table-cell>
          <table:table-cell table:number-columns-repeated="9"/>
        </table:table-row>
        <table:table-row table:style-name="ro1"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10.8148" calcext:value-type="float">
            <text:p>10.8148</text:p>
          </table:table-cell>
          <table:table-cell table:number-columns-repeated="9"/>
        </table:table-row>
        <table:table-row table:style-name="ro1"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11.6606" calcext:value-type="float">
            <text:p>11.6606</text:p>
          </table:table-cell>
          <table:table-cell table:number-columns-repeated="9"/>
        </table:table-row>
        <table:table-row table:style-name="ro1"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11.66" calcext:value-type="float">
            <text:p>11.66</text:p>
          </table:table-cell>
          <table:table-cell table:number-columns-repeated="9"/>
        </table:table-row>
        <table:table-row table:style-name="ro1"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11.6598" calcext:value-type="float">
            <text:p>11.6598</text:p>
          </table:table-cell>
          <table:table-cell table:number-columns-repeated="9"/>
        </table:table-row>
        <table:table-row table:style-name="ro1"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12.4027" calcext:value-type="float">
            <text:p>12.4027</text:p>
          </table:table-cell>
          <table:table-cell table:number-columns-repeated="9"/>
        </table:table-row>
        <table:table-row table:style-name="ro1"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10.8148" calcext:value-type="float">
            <text:p>10.8148</text:p>
          </table:table-cell>
          <table:table-cell table:number-columns-repeated="9"/>
        </table:table-row>
        <table:table-row table:style-name="ro1"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11.6606" calcext:value-type="float">
            <text:p>11.6606</text:p>
          </table:table-cell>
          <table:table-cell table:number-columns-repeated="9"/>
        </table:table-row>
        <table:table-row table:style-name="ro1"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11.66" calcext:value-type="float">
            <text:p>11.66</text:p>
          </table:table-cell>
          <table:table-cell table:number-columns-repeated="9"/>
        </table:table-row>
        <table:table-row table:style-name="ro1"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11.6598" calcext:value-type="float">
            <text:p>11.6598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7.1698" calcext:value-type="float">
            <text:p>7.1698</text:p>
          </table:table-cell>
          <table:table-cell table:number-columns-repeated="9"/>
        </table:table-row>
        <table:table-row table:style-name="ro1"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6.7352" calcext:value-type="float">
            <text:p>6.7352</text:p>
          </table:table-cell>
          <table:table-cell table:number-columns-repeated="9"/>
        </table:table-row>
        <table:table-row table:style-name="ro1"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6.737" calcext:value-type="float">
            <text:p>6.737</text:p>
          </table:table-cell>
          <table:table-cell table:number-columns-repeated="9"/>
        </table:table-row>
        <table:table-row table:style-name="ro1"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6.5405" calcext:value-type="float">
            <text:p>6.5405</text:p>
          </table:table-cell>
          <table:table-cell table:number-columns-repeated="9"/>
        </table:table-row>
        <table:table-row table:style-name="ro1"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6.7333" calcext:value-type="float">
            <text:p>6.7333</text:p>
          </table:table-cell>
          <table:table-cell table:number-columns-repeated="9"/>
        </table:table-row>
        <table:table-row table:style-name="ro1"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5.9653" calcext:value-type="float">
            <text:p>5.9653</text:p>
          </table:table-cell>
          <table:table-cell table:number-columns-repeated="9"/>
        </table:table-row>
        <table:table-row table:style-name="ro1"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6.7468" calcext:value-type="float">
            <text:p>6.7468</text:p>
          </table:table-cell>
          <table:table-cell table:number-columns-repeated="9"/>
        </table:table-row>
        <table:table-row table:style-name="ro1"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6.7848" calcext:value-type="float">
            <text:p>6.7848</text:p>
          </table:table-cell>
          <table:table-cell table:number-columns-repeated="9"/>
        </table:table-row>
        <table:table-row table:style-name="ro1"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6.7844" calcext:value-type="float">
            <text:p>6.7844</text:p>
          </table:table-cell>
          <table:table-cell table:number-columns-repeated="9"/>
        </table:table-row>
        <table:table-row table:style-name="ro1"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6.7844" calcext:value-type="float">
            <text:p>6.7844</text:p>
          </table:table-cell>
          <table:table-cell table:number-columns-repeated="9"/>
        </table:table-row>
        <table:table-row table:style-name="ro1"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6.5405" calcext:value-type="float">
            <text:p>6.5405</text:p>
          </table:table-cell>
          <table:table-cell table:number-columns-repeated="9"/>
        </table:table-row>
        <table:table-row table:style-name="ro1"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6.7333" calcext:value-type="float">
            <text:p>6.7333</text:p>
          </table:table-cell>
          <table:table-cell table:number-columns-repeated="9"/>
        </table:table-row>
        <table:table-row table:style-name="ro1"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5.9653" calcext:value-type="float">
            <text:p>5.9653</text:p>
          </table:table-cell>
          <table:table-cell table:number-columns-repeated="9"/>
        </table:table-row>
        <table:table-row table:style-name="ro1"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6.7468" calcext:value-type="float">
            <text:p>6.7468</text:p>
          </table:table-cell>
          <table:table-cell table:number-columns-repeated="9"/>
        </table:table-row>
        <table:table-row table:style-name="ro1"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6.7848" calcext:value-type="float">
            <text:p>6.7848</text:p>
          </table:table-cell>
          <table:table-cell table:number-columns-repeated="9"/>
        </table:table-row>
        <table:table-row table:style-name="ro1"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6.7844" calcext:value-type="float">
            <text:p>6.7844</text:p>
          </table:table-cell>
          <table:table-cell table:number-columns-repeated="9"/>
        </table:table-row>
        <table:table-row table:style-name="ro1"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6.7844" calcext:value-type="float">
            <text:p>6.7844</text:p>
          </table:table-cell>
          <table:table-cell table:number-columns-repeated="9"/>
        </table:table-row>
        <table:table-row table:style-name="ro1"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6.8449" calcext:value-type="float">
            <text:p>6.8449</text:p>
          </table:table-cell>
          <table:table-cell table:number-columns-repeated="9"/>
        </table:table-row>
        <table:table-row table:style-name="ro1"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6.2972" calcext:value-type="float">
            <text:p>6.2972</text:p>
          </table:table-cell>
          <table:table-cell table:number-columns-repeated="9"/>
        </table:table-row>
        <table:table-row table:style-name="ro1"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6.8085" calcext:value-type="float">
            <text:p>6.8085</text:p>
          </table:table-cell>
          <table:table-cell table:number-columns-repeated="9"/>
        </table:table-row>
        <table:table-row table:style-name="ro1"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7.1691" calcext:value-type="float">
            <text:p>7.1691</text:p>
          </table:table-cell>
          <table:table-cell table:number-columns-repeated="9"/>
        </table:table-row>
        <table:table-row table:style-name="ro1"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7.2185" calcext:value-type="float">
            <text:p>7.2185</text:p>
          </table:table-cell>
          <table:table-cell table:number-columns-repeated="9"/>
        </table:table-row>
        <table:table-row table:style-name="ro1"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7.218" calcext:value-type="float">
            <text:p>7.218</text:p>
          </table:table-cell>
          <table:table-cell table:number-columns-repeated="9"/>
        </table:table-row>
        <table:table-row table:style-name="ro1"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7.218" calcext:value-type="float">
            <text:p>7.218</text:p>
          </table:table-cell>
          <table:table-cell table:number-columns-repeated="9"/>
        </table:table-row>
        <table:table-row table:style-name="ro1"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6.8449" calcext:value-type="float">
            <text:p>6.8449</text:p>
          </table:table-cell>
          <table:table-cell table:number-columns-repeated="9"/>
        </table:table-row>
        <table:table-row table:style-name="ro1"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6.2972" calcext:value-type="float">
            <text:p>6.2972</text:p>
          </table:table-cell>
          <table:table-cell table:number-columns-repeated="9"/>
        </table:table-row>
        <table:table-row table:style-name="ro1"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6.8085" calcext:value-type="float">
            <text:p>6.8085</text:p>
          </table:table-cell>
          <table:table-cell table:number-columns-repeated="9"/>
        </table:table-row>
        <table:table-row table:style-name="ro1"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7.1691" calcext:value-type="float">
            <text:p>7.1691</text:p>
          </table:table-cell>
          <table:table-cell table:number-columns-repeated="9"/>
        </table:table-row>
        <table:table-row table:style-name="ro1"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7.2185" calcext:value-type="float">
            <text:p>7.2185</text:p>
          </table:table-cell>
          <table:table-cell table:number-columns-repeated="9"/>
        </table:table-row>
        <table:table-row table:style-name="ro1"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7.218" calcext:value-type="float">
            <text:p>7.218</text:p>
          </table:table-cell>
          <table:table-cell table:number-columns-repeated="9"/>
        </table:table-row>
        <table:table-row table:style-name="ro1"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7.218" calcext:value-type="float">
            <text:p>7.218</text:p>
          </table:table-cell>
          <table:table-cell table:number-columns-repeated="9"/>
        </table:table-row>
        <table:table-row table:style-name="ro1"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6.3788" calcext:value-type="float">
            <text:p>6.3788</text:p>
          </table:table-cell>
          <table:table-cell table:number-columns-repeated="9"/>
        </table:table-row>
        <table:table-row table:style-name="ro1"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6.2508" calcext:value-type="float">
            <text:p>6.2508</text:p>
          </table:table-cell>
          <table:table-cell table:number-columns-repeated="9"/>
        </table:table-row>
        <table:table-row table:style-name="ro1"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6.3207" calcext:value-type="float">
            <text:p>6.3207</text:p>
          </table:table-cell>
          <table:table-cell table:number-columns-repeated="9"/>
        </table:table-row>
        <table:table-row table:style-name="ro1"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6.7321" calcext:value-type="float">
            <text:p>6.7321</text:p>
          </table:table-cell>
          <table:table-cell table:number-columns-repeated="9"/>
        </table:table-row>
        <table:table-row table:style-name="ro1"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6.7684" calcext:value-type="float">
            <text:p>6.7684</text:p>
          </table:table-cell>
          <table:table-cell table:number-columns-repeated="9"/>
        </table:table-row>
        <table:table-row table:style-name="ro1"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6.7807" calcext:value-type="float">
            <text:p>6.7807</text:p>
          </table:table-cell>
          <table:table-cell table:number-columns-repeated="9"/>
        </table:table-row>
        <table:table-row table:style-name="ro1"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6.7807" calcext:value-type="float">
            <text:p>6.7807</text:p>
          </table:table-cell>
          <table:table-cell table:number-columns-repeated="9"/>
        </table:table-row>
        <table:table-row table:style-name="ro1"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6.4258" calcext:value-type="float">
            <text:p>6.4258</text:p>
          </table:table-cell>
          <table:table-cell table:number-columns-repeated="9"/>
        </table:table-row>
        <table:table-row table:style-name="ro1"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6.2508" calcext:value-type="float">
            <text:p>6.2508</text:p>
          </table:table-cell>
          <table:table-cell table:number-columns-repeated="9"/>
        </table:table-row>
        <table:table-row table:style-name="ro1"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6.3207" calcext:value-type="float">
            <text:p>6.3207</text:p>
          </table:table-cell>
          <table:table-cell table:number-columns-repeated="9"/>
        </table:table-row>
        <table:table-row table:style-name="ro1"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6.7321" calcext:value-type="float">
            <text:p>6.7321</text:p>
          </table:table-cell>
          <table:table-cell table:number-columns-repeated="9"/>
        </table:table-row>
        <table:table-row table:style-name="ro1"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6.7429" calcext:value-type="float">
            <text:p>6.7429</text:p>
          </table:table-cell>
          <table:table-cell table:number-columns-repeated="9"/>
        </table:table-row>
        <table:table-row table:style-name="ro1"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6.7807" calcext:value-type="float">
            <text:p>6.7807</text:p>
          </table:table-cell>
          <table:table-cell table:number-columns-repeated="9"/>
        </table:table-row>
        <table:table-row table:style-name="ro1"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6.7807" calcext:value-type="float">
            <text:p>6.7807</text:p>
          </table:table-cell>
          <table:table-cell table:number-columns-repeated="9"/>
        </table:table-row>
        <table:table-row table:style-name="ro1"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6.4835" calcext:value-type="float">
            <text:p>6.4835</text:p>
          </table:table-cell>
          <table:table-cell table:number-columns-repeated="9"/>
        </table:table-row>
        <table:table-row table:style-name="ro1"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5.8638" calcext:value-type="float">
            <text:p>5.8638</text:p>
          </table:table-cell>
          <table:table-cell table:number-columns-repeated="9"/>
        </table:table-row>
        <table:table-row table:style-name="ro1"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5.1278" calcext:value-type="float">
            <text:p>5.1278</text:p>
          </table:table-cell>
          <table:table-cell table:number-columns-repeated="9"/>
        </table:table-row>
        <table:table-row table:style-name="ro1"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6.7007" calcext:value-type="float">
            <text:p>6.7007</text:p>
          </table:table-cell>
          <table:table-cell table:number-columns-repeated="9"/>
        </table:table-row>
        <table:table-row table:style-name="ro1"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6.7557" calcext:value-type="float">
            <text:p>6.7557</text:p>
          </table:table-cell>
          <table:table-cell table:number-columns-repeated="9"/>
        </table:table-row>
        <table:table-row table:style-name="ro1"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6.4835" calcext:value-type="float">
            <text:p>6.4835</text:p>
          </table:table-cell>
          <table:table-cell table:number-columns-repeated="9"/>
        </table:table-row>
        <table:table-row table:style-name="ro1"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5.8638" calcext:value-type="float">
            <text:p>5.8638</text:p>
          </table:table-cell>
          <table:table-cell table:number-columns-repeated="9"/>
        </table:table-row>
        <table:table-row table:style-name="ro1"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5.1278" calcext:value-type="float">
            <text:p>5.1278</text:p>
          </table:table-cell>
          <table:table-cell table:number-columns-repeated="9"/>
        </table:table-row>
        <table:table-row table:style-name="ro1"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6.7007" calcext:value-type="float">
            <text:p>6.7007</text:p>
          </table:table-cell>
          <table:table-cell table:number-columns-repeated="9"/>
        </table:table-row>
        <table:table-row table:style-name="ro1"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6.7556" calcext:value-type="float">
            <text:p>6.7556</text:p>
          </table:table-cell>
          <table:table-cell table:number-columns-repeated="9"/>
        </table:table-row>
        <table:table-row table:style-name="ro1"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6.4083" calcext:value-type="float">
            <text:p>6.4083</text:p>
          </table:table-cell>
          <table:table-cell table:number-columns-repeated="9"/>
        </table:table-row>
        <table:table-row table:style-name="ro1"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5.8638" calcext:value-type="float">
            <text:p>5.8638</text:p>
          </table:table-cell>
          <table:table-cell table:number-columns-repeated="9"/>
        </table:table-row>
        <table:table-row table:style-name="ro1"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5.1278" calcext:value-type="float">
            <text:p>5.1278</text:p>
          </table:table-cell>
          <table:table-cell table:number-columns-repeated="9"/>
        </table:table-row>
        <table:table-row table:style-name="ro1"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6.7007" calcext:value-type="float">
            <text:p>6.7007</text:p>
          </table:table-cell>
          <table:table-cell table:number-columns-repeated="9"/>
        </table:table-row>
        <table:table-row table:style-name="ro1"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6.7557" calcext:value-type="float">
            <text:p>6.7557</text:p>
          </table:table-cell>
          <table:table-cell table:number-columns-repeated="9"/>
        </table:table-row>
        <table:table-row table:style-name="ro1"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6.4083" calcext:value-type="float">
            <text:p>6.4083</text:p>
          </table:table-cell>
          <table:table-cell table:number-columns-repeated="9"/>
        </table:table-row>
        <table:table-row table:style-name="ro1"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5.8638" calcext:value-type="float">
            <text:p>5.8638</text:p>
          </table:table-cell>
          <table:table-cell table:number-columns-repeated="9"/>
        </table:table-row>
        <table:table-row table:style-name="ro1"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5.1278" calcext:value-type="float">
            <text:p>5.1278</text:p>
          </table:table-cell>
          <table:table-cell table:number-columns-repeated="9"/>
        </table:table-row>
        <table:table-row table:style-name="ro1"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6.7007" calcext:value-type="float">
            <text:p>6.7007</text:p>
          </table:table-cell>
          <table:table-cell table:number-columns-repeated="9"/>
        </table:table-row>
        <table:table-row table:style-name="ro1"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6.7557" calcext:value-type="float">
            <text:p>6.7557</text:p>
          </table:table-cell>
          <table:table-cell table:number-columns-repeated="9"/>
        </table:table-row>
        <table:table-row table:style-name="ro1"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4.9535" calcext:value-type="float">
            <text:p>4.9535</text:p>
          </table:table-cell>
          <table:table-cell table:number-columns-repeated="9"/>
        </table:table-row>
        <table:table-row table:style-name="ro1"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3.0923" calcext:value-type="float">
            <text:p>3.0923</text:p>
          </table:table-cell>
          <table:table-cell table:number-columns-repeated="9"/>
        </table:table-row>
        <table:table-row table:style-name="ro1"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2.5259" calcext:value-type="float">
            <text:p>2.5259</text:p>
          </table:table-cell>
          <table:table-cell table:number-columns-repeated="9"/>
        </table:table-row>
        <table:table-row table:style-name="ro1"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2.1536" calcext:value-type="float">
            <text:p>2.1536</text:p>
          </table:table-cell>
          <table:table-cell table:number-columns-repeated="9"/>
        </table:table-row>
        <table:table-row table:style-name="ro1"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4.9544" calcext:value-type="float">
            <text:p>4.9544</text:p>
          </table:table-cell>
          <table:table-cell table:number-columns-repeated="9"/>
        </table:table-row>
        <table:table-row table:style-name="ro1"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3.0172" calcext:value-type="float">
            <text:p>3.0172</text:p>
          </table:table-cell>
          <table:table-cell table:number-columns-repeated="9"/>
        </table:table-row>
        <table:table-row table:style-name="ro1"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2.6656" calcext:value-type="float">
            <text:p>2.6656</text:p>
          </table:table-cell>
          <table:table-cell table:number-columns-repeated="9"/>
        </table:table-row>
        <table:table-row table:style-name="ro1"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2.2332" calcext:value-type="float">
            <text:p>2.2332</text:p>
          </table:table-cell>
          <table:table-cell table:number-columns-repeated="9"/>
        </table:table-row>
        <table:table-row table:style-name="ro1"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4.9546" calcext:value-type="float">
            <text:p>4.9546</text:p>
          </table:table-cell>
          <table:table-cell table:number-columns-repeated="9"/>
        </table:table-row>
        <table:table-row table:style-name="ro1"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3.6716" calcext:value-type="float">
            <text:p>3.6716</text:p>
          </table:table-cell>
          <table:table-cell table:number-columns-repeated="9"/>
        </table:table-row>
        <table:table-row table:style-name="ro1"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3.0681" calcext:value-type="float">
            <text:p>3.0681</text:p>
          </table:table-cell>
          <table:table-cell table:number-columns-repeated="9"/>
        </table:table-row>
        <table:table-row table:style-name="ro1"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2.5113" calcext:value-type="float">
            <text:p>2.5113</text:p>
          </table:table-cell>
          <table:table-cell table:number-columns-repeated="9"/>
        </table:table-row>
        <table:table-row table:style-name="ro1"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4.9544" calcext:value-type="float">
            <text:p>4.9544</text:p>
          </table:table-cell>
          <table:table-cell table:number-columns-repeated="9"/>
        </table:table-row>
        <table:table-row table:style-name="ro1"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3.0197" calcext:value-type="float">
            <text:p>3.0197</text:p>
          </table:table-cell>
          <table:table-cell table:number-columns-repeated="9"/>
        </table:table-row>
        <table:table-row table:style-name="ro1"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2.6656" calcext:value-type="float">
            <text:p>2.6656</text:p>
          </table:table-cell>
          <table:table-cell table:number-columns-repeated="9"/>
        </table:table-row>
        <table:table-row table:style-name="ro1"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2.2332" calcext:value-type="float">
            <text:p>2.2332</text:p>
          </table:table-cell>
          <table:table-cell table:number-columns-repeated="9"/>
        </table:table-row>
        <table:table-row table:style-name="ro1"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4.9546" calcext:value-type="float">
            <text:p>4.9546</text:p>
          </table:table-cell>
          <table:table-cell table:number-columns-repeated="9"/>
        </table:table-row>
        <table:table-row table:style-name="ro1"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3.6716" calcext:value-type="float">
            <text:p>3.6716</text:p>
          </table:table-cell>
          <table:table-cell table:number-columns-repeated="9"/>
        </table:table-row>
        <table:table-row table:style-name="ro1"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3.0681" calcext:value-type="float">
            <text:p>3.0681</text:p>
          </table:table-cell>
          <table:table-cell table:number-columns-repeated="9"/>
        </table:table-row>
        <table:table-row table:style-name="ro1"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2.5113" calcext:value-type="float">
            <text:p>2.5113</text:p>
          </table:table-cell>
          <table:table-cell table:number-columns-repeated="9"/>
        </table:table-row>
        <table:table-row table:style-name="ro1"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4.9523" calcext:value-type="float">
            <text:p>4.9523</text:p>
          </table:table-cell>
          <table:table-cell table:number-columns-repeated="9"/>
        </table:table-row>
        <table:table-row table:style-name="ro1"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2.8548" calcext:value-type="float">
            <text:p>2.8548</text:p>
          </table:table-cell>
          <table:table-cell table:number-columns-repeated="9"/>
        </table:table-row>
        <table:table-row table:style-name="ro1"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2.2566" calcext:value-type="float">
            <text:p>2.2566</text:p>
          </table:table-cell>
          <table:table-cell table:number-columns-repeated="9"/>
        </table:table-row>
        <table:table-row table:style-name="ro1"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1.8136" calcext:value-type="float">
            <text:p>1.8136</text:p>
          </table:table-cell>
          <table:table-cell table:number-columns-repeated="9"/>
        </table:table-row>
        <table:table-row table:style-name="ro1"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4.9563" calcext:value-type="float">
            <text:p>4.9563</text:p>
          </table:table-cell>
          <table:table-cell table:number-columns-repeated="9"/>
        </table:table-row>
        <table:table-row table:style-name="ro1"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3.698" calcext:value-type="float">
            <text:p>3.698</text:p>
          </table:table-cell>
          <table:table-cell table:number-columns-repeated="9"/>
        </table:table-row>
        <table:table-row table:style-name="ro1"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3.1552" calcext:value-type="float">
            <text:p>3.1552</text:p>
          </table:table-cell>
          <table:table-cell table:number-columns-repeated="9"/>
        </table:table-row>
        <table:table-row table:style-name="ro1"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2.396" calcext:value-type="float">
            <text:p>2.396</text:p>
          </table:table-cell>
          <table:table-cell table:number-columns-repeated="9"/>
        </table:table-row>
        <table:table-row table:style-name="ro1"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4.9523" calcext:value-type="float">
            <text:p>4.9523</text:p>
          </table:table-cell>
          <table:table-cell table:number-columns-repeated="9"/>
        </table:table-row>
        <table:table-row table:style-name="ro1"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2.8548" calcext:value-type="float">
            <text:p>2.8548</text:p>
          </table:table-cell>
          <table:table-cell table:number-columns-repeated="9"/>
        </table:table-row>
        <table:table-row table:style-name="ro1"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2.2541" calcext:value-type="float">
            <text:p>2.2541</text:p>
          </table:table-cell>
          <table:table-cell table:number-columns-repeated="9"/>
        </table:table-row>
        <table:table-row table:style-name="ro1"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1.8136" calcext:value-type="float">
            <text:p>1.8136</text:p>
          </table:table-cell>
          <table:table-cell table:number-columns-repeated="9"/>
        </table:table-row>
        <table:table-row table:style-name="ro1"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4.9563" calcext:value-type="float">
            <text:p>4.9563</text:p>
          </table:table-cell>
          <table:table-cell table:number-columns-repeated="9"/>
        </table:table-row>
        <table:table-row table:style-name="ro1"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3.698" calcext:value-type="float">
            <text:p>3.698</text:p>
          </table:table-cell>
          <table:table-cell table:number-columns-repeated="9"/>
        </table:table-row>
        <table:table-row table:style-name="ro1"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3.1552" calcext:value-type="float">
            <text:p>3.1552</text:p>
          </table:table-cell>
          <table:table-cell table:number-columns-repeated="9"/>
        </table:table-row>
        <table:table-row table:style-name="ro1"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2.396" calcext:value-type="float">
            <text:p>2.396</text:p>
          </table:table-cell>
          <table:table-cell table:number-columns-repeated="9"/>
        </table:table-row>
        <table:table-row table:style-name="ro1"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4.9515" calcext:value-type="float">
            <text:p>4.9515</text:p>
          </table:table-cell>
          <table:table-cell table:number-columns-repeated="9"/>
        </table:table-row>
        <table:table-row table:style-name="ro1"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2.9259" calcext:value-type="float">
            <text:p>2.9259</text:p>
          </table:table-cell>
          <table:table-cell table:number-columns-repeated="9"/>
        </table:table-row>
        <table:table-row table:style-name="ro1"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2.2928" calcext:value-type="float">
            <text:p>2.2928</text:p>
          </table:table-cell>
          <table:table-cell table:number-columns-repeated="9"/>
        </table:table-row>
        <table:table-row table:style-name="ro1"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2.1733" calcext:value-type="float">
            <text:p>2.1733</text:p>
          </table:table-cell>
          <table:table-cell table:number-columns-repeated="9"/>
        </table:table-row>
        <table:table-row table:style-name="ro1"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4.9516" calcext:value-type="float">
            <text:p>4.9516</text:p>
          </table:table-cell>
          <table:table-cell table:number-columns-repeated="9"/>
        </table:table-row>
        <table:table-row table:style-name="ro1"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3.369" calcext:value-type="float">
            <text:p>3.369</text:p>
          </table:table-cell>
          <table:table-cell table:number-columns-repeated="9"/>
        </table:table-row>
        <table:table-row table:style-name="ro1"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2.6486" calcext:value-type="float">
            <text:p>2.6486</text:p>
          </table:table-cell>
          <table:table-cell table:number-columns-repeated="9"/>
        </table:table-row>
        <table:table-row table:style-name="ro1"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2.4483" calcext:value-type="float">
            <text:p>2.4483</text:p>
          </table:table-cell>
          <table:table-cell table:number-columns-repeated="9"/>
        </table:table-row>
        <table:table-row table:style-name="ro1"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4.9515" calcext:value-type="float">
            <text:p>4.9515</text:p>
          </table:table-cell>
          <table:table-cell table:number-columns-repeated="9"/>
        </table:table-row>
        <table:table-row table:style-name="ro1"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2.9423" calcext:value-type="float">
            <text:p>2.9423</text:p>
          </table:table-cell>
          <table:table-cell table:number-columns-repeated="9"/>
        </table:table-row>
        <table:table-row table:style-name="ro1"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2.2928" calcext:value-type="float">
            <text:p>2.2928</text:p>
          </table:table-cell>
          <table:table-cell table:number-columns-repeated="9"/>
        </table:table-row>
        <table:table-row table:style-name="ro1"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2.1733" calcext:value-type="float">
            <text:p>2.1733</text:p>
          </table:table-cell>
          <table:table-cell table:number-columns-repeated="9"/>
        </table:table-row>
        <table:table-row table:style-name="ro1"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4.9516" calcext:value-type="float">
            <text:p>4.9516</text:p>
          </table:table-cell>
          <table:table-cell table:number-columns-repeated="9"/>
        </table:table-row>
        <table:table-row table:style-name="ro1"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3.369" calcext:value-type="float">
            <text:p>3.369</text:p>
          </table:table-cell>
          <table:table-cell table:number-columns-repeated="9"/>
        </table:table-row>
        <table:table-row table:style-name="ro1"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2.6486" calcext:value-type="float">
            <text:p>2.6486</text:p>
          </table:table-cell>
          <table:table-cell table:number-columns-repeated="9"/>
        </table:table-row>
        <table:table-row table:style-name="ro1"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2.4483" calcext:value-type="float">
            <text:p>2.4483</text:p>
          </table:table-cell>
          <table:table-cell table:number-columns-repeated="9"/>
        </table:table-row>
        <table:table-row table:style-name="ro1"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4.9502" calcext:value-type="float">
            <text:p>4.9502</text:p>
          </table:table-cell>
          <table:table-cell table:number-columns-repeated="9"/>
        </table:table-row>
        <table:table-row table:style-name="ro1"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2.8328" calcext:value-type="float">
            <text:p>2.8328</text:p>
          </table:table-cell>
          <table:table-cell table:number-columns-repeated="9"/>
        </table:table-row>
        <table:table-row table:style-name="ro1"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2.3092" calcext:value-type="float">
            <text:p>2.3092</text:p>
          </table:table-cell>
          <table:table-cell table:number-columns-repeated="9"/>
        </table:table-row>
        <table:table-row table:style-name="ro1"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1.7548" calcext:value-type="float">
            <text:p>1.7548</text:p>
          </table:table-cell>
          <table:table-cell table:number-columns-repeated="9"/>
        </table:table-row>
        <table:table-row table:style-name="ro1"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4.9516" calcext:value-type="float">
            <text:p>4.9516</text:p>
          </table:table-cell>
          <table:table-cell table:number-columns-repeated="9"/>
        </table:table-row>
        <table:table-row table:style-name="ro1"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3.369" calcext:value-type="float">
            <text:p>3.369</text:p>
          </table:table-cell>
          <table:table-cell table:number-columns-repeated="9"/>
        </table:table-row>
        <table:table-row table:style-name="ro1"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3.0607" calcext:value-type="float">
            <text:p>3.0607</text:p>
          </table:table-cell>
          <table:table-cell table:number-columns-repeated="9"/>
        </table:table-row>
        <table:table-row table:style-name="ro1"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2.4483" calcext:value-type="float">
            <text:p>2.4483</text:p>
          </table:table-cell>
          <table:table-cell table:number-columns-repeated="9"/>
        </table:table-row>
        <table:table-row table:style-name="ro1"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4.9502" calcext:value-type="float">
            <text:p>4.9502</text:p>
          </table:table-cell>
          <table:table-cell table:number-columns-repeated="9"/>
        </table:table-row>
        <table:table-row table:style-name="ro1"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2.8328" calcext:value-type="float">
            <text:p>2.8328</text:p>
          </table:table-cell>
          <table:table-cell table:number-columns-repeated="9"/>
        </table:table-row>
        <table:table-row table:style-name="ro1"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2.3092" calcext:value-type="float">
            <text:p>2.3092</text:p>
          </table:table-cell>
          <table:table-cell table:number-columns-repeated="9"/>
        </table:table-row>
        <table:table-row table:style-name="ro1"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1.7548" calcext:value-type="float">
            <text:p>1.7548</text:p>
          </table:table-cell>
          <table:table-cell table:number-columns-repeated="9"/>
        </table:table-row>
        <table:table-row table:style-name="ro1"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4.9516" calcext:value-type="float">
            <text:p>4.9516</text:p>
          </table:table-cell>
          <table:table-cell table:number-columns-repeated="9"/>
        </table:table-row>
        <table:table-row table:style-name="ro1"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3.369" calcext:value-type="float">
            <text:p>3.369</text:p>
          </table:table-cell>
          <table:table-cell table:number-columns-repeated="9"/>
        </table:table-row>
        <table:table-row table:style-name="ro1"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3.0607" calcext:value-type="float">
            <text:p>3.0607</text:p>
          </table:table-cell>
          <table:table-cell table:number-columns-repeated="9"/>
        </table:table-row>
        <table:table-row table:style-name="ro1"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2.4483" calcext:value-type="float">
            <text:p>2.4483</text:p>
          </table:table-cell>
          <table:table-cell table:number-columns-repeated="9"/>
        </table:table-row>
        <table:table-row table:style-name="ro1"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4.9502" calcext:value-type="float">
            <text:p>4.9502</text:p>
          </table:table-cell>
          <table:table-cell table:number-columns-repeated="9"/>
        </table:table-row>
        <table:table-row table:style-name="ro1"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2.842" calcext:value-type="float">
            <text:p>2.842</text:p>
          </table:table-cell>
          <table:table-cell table:number-columns-repeated="9"/>
        </table:table-row>
        <table:table-row table:style-name="ro1"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2.3092" calcext:value-type="float">
            <text:p>2.3092</text:p>
          </table:table-cell>
          <table:table-cell table:number-columns-repeated="9"/>
        </table:table-row>
        <table:table-row table:style-name="ro1"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1.7548" calcext:value-type="float">
            <text:p>1.7548</text:p>
          </table:table-cell>
          <table:table-cell table:number-columns-repeated="9"/>
        </table:table-row>
        <table:table-row table:style-name="ro1"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4.9516" calcext:value-type="float">
            <text:p>4.9516</text:p>
          </table:table-cell>
          <table:table-cell table:number-columns-repeated="9"/>
        </table:table-row>
        <table:table-row table:style-name="ro1"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3.369" calcext:value-type="float">
            <text:p>3.369</text:p>
          </table:table-cell>
          <table:table-cell table:number-columns-repeated="9"/>
        </table:table-row>
        <table:table-row table:style-name="ro1"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3.0607" calcext:value-type="float">
            <text:p>3.0607</text:p>
          </table:table-cell>
          <table:table-cell table:number-columns-repeated="9"/>
        </table:table-row>
        <table:table-row table:style-name="ro1"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2.4483" calcext:value-type="float">
            <text:p>2.4483</text:p>
          </table:table-cell>
          <table:table-cell table:number-columns-repeated="9"/>
        </table:table-row>
        <table:table-row table:style-name="ro1"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4.9502" calcext:value-type="float">
            <text:p>4.9502</text:p>
          </table:table-cell>
          <table:table-cell table:number-columns-repeated="9"/>
        </table:table-row>
        <table:table-row table:style-name="ro1"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2.8273" calcext:value-type="float">
            <text:p>2.8273</text:p>
          </table:table-cell>
          <table:table-cell table:number-columns-repeated="9"/>
        </table:table-row>
        <table:table-row table:style-name="ro1"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2.3092" calcext:value-type="float">
            <text:p>2.3092</text:p>
          </table:table-cell>
          <table:table-cell table:number-columns-repeated="9"/>
        </table:table-row>
        <table:table-row table:style-name="ro1"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1.7548" calcext:value-type="float">
            <text:p>1.7548</text:p>
          </table:table-cell>
          <table:table-cell table:number-columns-repeated="9"/>
        </table:table-row>
        <table:table-row table:style-name="ro1"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4.9516" calcext:value-type="float">
            <text:p>4.9516</text:p>
          </table:table-cell>
          <table:table-cell table:number-columns-repeated="9"/>
        </table:table-row>
        <table:table-row table:style-name="ro1"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3.369" calcext:value-type="float">
            <text:p>3.369</text:p>
          </table:table-cell>
          <table:table-cell table:number-columns-repeated="9"/>
        </table:table-row>
        <table:table-row table:style-name="ro1"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3.0607" calcext:value-type="float">
            <text:p>3.0607</text:p>
          </table:table-cell>
          <table:table-cell table:number-columns-repeated="9"/>
        </table:table-row>
        <table:table-row table:style-name="ro1"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2.4483" calcext:value-type="float">
            <text:p>2.4483</text:p>
          </table:table-cell>
          <table:table-cell table:number-columns-repeated="9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(10k)</text:p>
          </table:table-cell>
          <table:table-cell table:number-columns-repeated="9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23.1743" calcext:value-type="float">
            <text:p>23.1743</text:p>
          </table:table-cell>
          <table:table-cell table:number-columns-repeated="9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19.897" calcext:value-type="float">
            <text:p>19.897</text:p>
          </table:table-cell>
          <table:table-cell table:number-columns-repeated="9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23.1745" calcext:value-type="float">
            <text:p>23.1745</text:p>
          </table:table-cell>
          <table:table-cell table:number-columns-repeated="9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23.1741" calcext:value-type="float">
            <text:p>23.1741</text:p>
          </table:table-cell>
          <table:table-cell table:number-columns-repeated="9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19.897" calcext:value-type="float">
            <text:p>19.897</text:p>
          </table:table-cell>
          <table:table-cell table:number-columns-repeated="9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23.1745" calcext:value-type="float">
            <text:p>23.1745</text:p>
          </table:table-cell>
          <table:table-cell table:number-columns-repeated="9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23.1741" calcext:value-type="float">
            <text:p>23.1741</text:p>
          </table:table-cell>
          <table:table-cell table:number-columns-repeated="9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23.1736" calcext:value-type="float">
            <text:p>23.1736</text:p>
          </table:table-cell>
          <table:table-cell table:number-columns-repeated="9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24.8125" calcext:value-type="float">
            <text:p>24.8125</text:p>
          </table:table-cell>
          <table:table-cell table:number-columns-repeated="9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24.8121" calcext:value-type="float">
            <text:p>24.8121</text:p>
          </table:table-cell>
          <table:table-cell table:number-columns-repeated="9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23.1736" calcext:value-type="float">
            <text:p>23.1736</text:p>
          </table:table-cell>
          <table:table-cell table:number-columns-repeated="9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24.8125" calcext:value-type="float">
            <text:p>24.8125</text:p>
          </table:table-cell>
          <table:table-cell table:number-columns-repeated="9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24.8121" calcext:value-type="float">
            <text:p>24.8121</text:p>
          </table:table-cell>
          <table:table-cell table:number-columns-repeated="9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21.509" calcext:value-type="float">
            <text:p>21.509</text:p>
          </table:table-cell>
          <table:table-cell table:number-columns-repeated="9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23.1477" calcext:value-type="float">
            <text:p>23.1477</text:p>
          </table:table-cell>
          <table:table-cell table:number-columns-repeated="9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23.1475" calcext:value-type="float">
            <text:p>23.1475</text:p>
          </table:table-cell>
          <table:table-cell table:number-columns-repeated="9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21.509" calcext:value-type="float">
            <text:p>21.509</text:p>
          </table:table-cell>
          <table:table-cell table:number-columns-repeated="9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23.1477" calcext:value-type="float">
            <text:p>23.1477</text:p>
          </table:table-cell>
          <table:table-cell table:number-columns-repeated="9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23.1475" calcext:value-type="float">
            <text:p>23.1475</text:p>
          </table:table-cell>
          <table:table-cell table:number-columns-repeated="9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21.4834" calcext:value-type="float">
            <text:p>21.4834</text:p>
          </table:table-cell>
          <table:table-cell table:number-columns-repeated="9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23.1221" calcext:value-type="float">
            <text:p>23.1221</text:p>
          </table:table-cell>
          <table:table-cell table:number-columns-repeated="9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23.1219" calcext:value-type="float">
            <text:p>23.1219</text:p>
          </table:table-cell>
          <table:table-cell table:number-columns-repeated="9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21.4834" calcext:value-type="float">
            <text:p>21.4834</text:p>
          </table:table-cell>
          <table:table-cell table:number-columns-repeated="9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23.1221" calcext:value-type="float">
            <text:p>23.1221</text:p>
          </table:table-cell>
          <table:table-cell table:number-columns-repeated="9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23.1219" calcext:value-type="float">
            <text:p>23.1219</text:p>
          </table:table-cell>
          <table:table-cell table:number-columns-repeated="9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21.4834" calcext:value-type="float">
            <text:p>21.4834</text:p>
          </table:table-cell>
          <table:table-cell table:number-columns-repeated="9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23.1221" calcext:value-type="float">
            <text:p>23.1221</text:p>
          </table:table-cell>
          <table:table-cell table:number-columns-repeated="9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23.1219" calcext:value-type="float">
            <text:p>23.1219</text:p>
          </table:table-cell>
          <table:table-cell table:number-columns-repeated="9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21.4834" calcext:value-type="float">
            <text:p>21.4834</text:p>
          </table:table-cell>
          <table:table-cell table:number-columns-repeated="9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23.1221" calcext:value-type="float">
            <text:p>23.1221</text:p>
          </table:table-cell>
          <table:table-cell table:number-columns-repeated="9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23.1219" calcext:value-type="float">
            <text:p>23.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33]" office:value-type="float" office:value="2" calcext:value-type="float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11.6877" calcext:value-type="float">
            <text:p>11.6877</text:p>
          </table:table-cell>
          <table:table-cell table:number-columns-repeated="9"/>
        </table:table-row>
        <table:table-row table:style-name="ro1">
          <table:table-cell table:formula="of:=[.A34]" office:value-type="float" office:value="2" calcext:value-type="float">
            <text:p>2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11.6874" calcext:value-type="float">
            <text:p>11.6874</text:p>
          </table:table-cell>
          <table:table-cell table:number-columns-repeated="9"/>
        </table:table-row>
        <table:table-row table:style-name="ro1">
          <table:table-cell table:formula="of:=[.A35]" office:value-type="float" office:value="2" calcext:value-type="float">
            <text:p>2</text:p>
          </table:table-cell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11.6868" calcext:value-type="float">
            <text:p>11.6868</text:p>
          </table:table-cell>
          <table:table-cell table:number-columns-repeated="9"/>
        </table:table-row>
        <table:table-row table:style-name="ro1">
          <table:table-cell table:formula="of:=[.A36]" office:value-type="float" office:value="2" calcext:value-type="float">
            <text:p>2</text:p>
          </table:table-cell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11.6864" calcext:value-type="float">
            <text:p>11.6864</text:p>
          </table:table-cell>
          <table:table-cell table:number-columns-repeated="9"/>
        </table:table-row>
        <table:table-row table:style-name="ro1">
          <table:table-cell table:formula="of:=[.A37]" office:value-type="float" office:value="2" calcext:value-type="float">
            <text:p>2</text:p>
          </table:table-cell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12.5065" calcext:value-type="float">
            <text:p>12.5065</text:p>
          </table:table-cell>
          <table:table-cell table:number-columns-repeated="9"/>
        </table:table-row>
        <table:table-row table:style-name="ro1">
          <table:table-cell table:formula="of:=[.A38]" office:value-type="float" office:value="2" calcext:value-type="float">
            <text:p>2</text:p>
          </table:table-cell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12.506" calcext:value-type="float">
            <text:p>12.506</text:p>
          </table:table-cell>
          <table:table-cell table:number-columns-repeated="9"/>
        </table:table-row>
        <table:table-row table:style-name="ro1">
          <table:table-cell table:formula="of:=[.A39]" office:value-type="float" office:value="2" calcext:value-type="float">
            <text:p>2</text:p>
          </table:table-cell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12.5059" calcext:value-type="float">
            <text:p>12.5059</text:p>
          </table:table-cell>
          <table:table-cell table:number-columns-repeated="9"/>
        </table:table-row>
        <table:table-row table:style-name="ro1">
          <table:table-cell table:formula="of:=[.A40]" office:value-type="float" office:value="2" calcext:value-type="float">
            <text:p>2</text:p>
          </table:table-cell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11.6868" calcext:value-type="float">
            <text:p>11.6868</text:p>
          </table:table-cell>
          <table:table-cell table:number-columns-repeated="9"/>
        </table:table-row>
        <table:table-row table:style-name="ro1">
          <table:table-cell table:formula="of:=[.A41]" office:value-type="float" office:value="2" calcext:value-type="float">
            <text:p>2</text:p>
          </table:table-cell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11.6864" calcext:value-type="float">
            <text:p>11.6864</text:p>
          </table:table-cell>
          <table:table-cell table:number-columns-repeated="9"/>
        </table:table-row>
        <table:table-row table:style-name="ro1">
          <table:table-cell table:formula="of:=[.A42]" office:value-type="float" office:value="2" calcext:value-type="float">
            <text:p>2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12.5065" calcext:value-type="float">
            <text:p>12.5065</text:p>
          </table:table-cell>
          <table:table-cell table:number-columns-repeated="9"/>
        </table:table-row>
        <table:table-row table:style-name="ro1">
          <table:table-cell table:formula="of:=[.A43]" office:value-type="float" office:value="2" calcext:value-type="float">
            <text:p>2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12.506" calcext:value-type="float">
            <text:p>12.506</text:p>
          </table:table-cell>
          <table:table-cell table:number-columns-repeated="9"/>
        </table:table-row>
        <table:table-row table:style-name="ro1">
          <table:table-cell table:formula="of:=[.A44]" office:value-type="float" office:value="2" calcext:value-type="float">
            <text:p>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12.5059" calcext:value-type="float">
            <text:p>12.5059</text:p>
          </table:table-cell>
          <table:table-cell table:number-columns-repeated="9"/>
        </table:table-row>
        <table:table-row table:style-name="ro1">
          <table:table-cell table:formula="of:=[.A45]" office:value-type="float" office:value="2" calcext:value-type="float">
            <text:p>2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10.8417" calcext:value-type="float">
            <text:p>10.8417</text:p>
          </table:table-cell>
          <table:table-cell table:number-columns-repeated="9"/>
        </table:table-row>
        <table:table-row table:style-name="ro1">
          <table:table-cell table:formula="of:=[.A46]" office:value-type="float" office:value="2" calcext:value-type="float">
            <text:p>2</text:p>
          </table:table-cell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10.8411" calcext:value-type="float">
            <text:p>10.8411</text:p>
          </table:table-cell>
          <table:table-cell table:number-columns-repeated="9"/>
        </table:table-row>
        <table:table-row table:style-name="ro1">
          <table:table-cell table:formula="of:=[.A47]" office:value-type="float" office:value="2" calcext:value-type="float">
            <text:p>2</text:p>
          </table:table-cell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12.5314" calcext:value-type="float">
            <text:p>12.5314</text:p>
          </table:table-cell>
          <table:table-cell table:number-columns-repeated="9"/>
        </table:table-row>
        <table:table-row table:style-name="ro1">
          <table:table-cell table:formula="of:=[.A48]"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12.5309" calcext:value-type="float">
            <text:p>12.5309</text:p>
          </table:table-cell>
          <table:table-cell table:number-columns-repeated="9"/>
        </table:table-row>
        <table:table-row table:style-name="ro1">
          <table:table-cell table:formula="of:=[.A49]" office:value-type="float" office:value="2" calcext:value-type="float">
            <text:p>2</text:p>
          </table:table-cell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12.5308" calcext:value-type="float">
            <text:p>12.5308</text:p>
          </table:table-cell>
          <table:table-cell table:number-columns-repeated="9"/>
        </table:table-row>
        <table:table-row table:style-name="ro1">
          <table:table-cell table:formula="of:=[.A50]" office:value-type="float" office:value="2" calcext:value-type="float">
            <text:p>2</text:p>
          </table:table-cell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10.8417" calcext:value-type="float">
            <text:p>10.8417</text:p>
          </table:table-cell>
          <table:table-cell table:number-columns-repeated="9"/>
        </table:table-row>
        <table:table-row table:style-name="ro1">
          <table:table-cell table:formula="of:=[.A51]" office:value-type="float" office:value="2" calcext:value-type="float">
            <text:p>2</text:p>
          </table:table-cell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10.8411" calcext:value-type="float">
            <text:p>10.8411</text:p>
          </table:table-cell>
          <table:table-cell table:number-columns-repeated="9"/>
        </table:table-row>
        <table:table-row table:style-name="ro1">
          <table:table-cell table:formula="of:=[.A52]" office:value-type="float" office:value="2" calcext:value-type="float">
            <text:p>2</text:p>
          </table:table-cell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12.5314" calcext:value-type="float">
            <text:p>12.5314</text:p>
          </table:table-cell>
          <table:table-cell table:number-columns-repeated="9"/>
        </table:table-row>
        <table:table-row table:style-name="ro1">
          <table:table-cell table:formula="of:=[.A53]" office:value-type="float" office:value="2" calcext:value-type="float">
            <text:p>2</text:p>
          </table:table-cell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12.5309" calcext:value-type="float">
            <text:p>12.5309</text:p>
          </table:table-cell>
          <table:table-cell table:number-columns-repeated="9"/>
        </table:table-row>
        <table:table-row table:style-name="ro1">
          <table:table-cell table:formula="of:=[.A54]" office:value-type="float" office:value="2" calcext:value-type="float">
            <text:p>2</text:p>
          </table:table-cell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12.5308" calcext:value-type="float">
            <text:p>12.5308</text:p>
          </table:table-cell>
          <table:table-cell table:number-columns-repeated="9"/>
        </table:table-row>
        <table:table-row table:style-name="ro1">
          <table:table-cell table:formula="of:=[.A55]" office:value-type="float" office:value="2" calcext:value-type="float">
            <text:p>2</text:p>
          </table:table-cell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10.8662" calcext:value-type="float">
            <text:p>10.8662</text:p>
          </table:table-cell>
          <table:table-cell table:number-columns-repeated="9"/>
        </table:table-row>
        <table:table-row table:style-name="ro1">
          <table:table-cell table:formula="of:=[.A56]" office:value-type="float" office:value="2" calcext:value-type="float">
            <text:p>2</text:p>
          </table:table-cell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10.8661" calcext:value-type="float">
            <text:p>10.8661</text:p>
          </table:table-cell>
          <table:table-cell table:number-columns-repeated="9"/>
        </table:table-row>
        <table:table-row table:style-name="ro1">
          <table:table-cell table:formula="of:=[.A57]" office:value-type="float" office:value="2" calcext:value-type="float">
            <text:p>2</text:p>
          </table:table-cell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11.6862" calcext:value-type="float">
            <text:p>11.6862</text:p>
          </table:table-cell>
          <table:table-cell table:number-columns-repeated="9"/>
        </table:table-row>
        <table:table-row table:style-name="ro1">
          <table:table-cell table:formula="of:=[.A58]" office:value-type="float" office:value="2" calcext:value-type="float">
            <text:p>2</text:p>
          </table:table-cell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11.6856" calcext:value-type="float">
            <text:p>11.6856</text:p>
          </table:table-cell>
          <table:table-cell table:number-columns-repeated="9"/>
        </table:table-row>
        <table:table-row table:style-name="ro1">
          <table:table-cell table:formula="of:=[.A59]" office:value-type="float" office:value="2" calcext:value-type="float">
            <text:p>2</text:p>
          </table:table-cell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11.6854" calcext:value-type="float">
            <text:p>11.6854</text:p>
          </table:table-cell>
          <table:table-cell table:number-columns-repeated="9"/>
        </table:table-row>
        <table:table-row table:style-name="ro1">
          <table:table-cell table:formula="of:=[.A60]" office:value-type="float" office:value="2" calcext:value-type="float">
            <text:p>2</text:p>
          </table:table-cell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10.8662" calcext:value-type="float">
            <text:p>10.8662</text:p>
          </table:table-cell>
          <table:table-cell table:number-columns-repeated="9"/>
        </table:table-row>
        <table:table-row table:style-name="ro1">
          <table:table-cell table:formula="of:=[.A61]" office:value-type="float" office:value="2" calcext:value-type="float">
            <text:p>2</text:p>
          </table:table-cell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10.8661" calcext:value-type="float">
            <text:p>10.8661</text:p>
          </table:table-cell>
          <table:table-cell table:number-columns-repeated="9"/>
        </table:table-row>
        <table:table-row table:style-name="ro1">
          <table:table-cell table:formula="of:=[.A62]" office:value-type="float" office:value="2" calcext:value-type="float">
            <text:p>2</text:p>
          </table:table-cell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11.6862" calcext:value-type="float">
            <text:p>11.6862</text:p>
          </table:table-cell>
          <table:table-cell table:number-columns-repeated="9"/>
        </table:table-row>
        <table:table-row table:style-name="ro1">
          <table:table-cell table:formula="of:=[.A63]" office:value-type="float" office:value="2" calcext:value-type="float">
            <text:p>2</text:p>
          </table:table-cell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11.6856" calcext:value-type="float">
            <text:p>11.6856</text:p>
          </table:table-cell>
          <table:table-cell table:number-columns-repeated="9"/>
        </table:table-row>
        <table:table-row table:style-name="ro1">
          <table:table-cell table:formula="of:=[.A64]" office:value-type="float" office:value="2" calcext:value-type="float">
            <text:p>2</text:p>
          </table:table-cell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11.6854" calcext:value-type="float">
            <text:p>11.6854</text:p>
          </table:table-cell>
          <table:table-cell table:number-columns-repeated="9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12.4027" calcext:value-type="float">
            <text:p>12.4027</text:p>
          </table:table-cell>
          <table:table-cell table:number-columns-repeated="9"/>
        </table:table-row>
        <table:table-row table:style-name="ro1">
          <table:table-cell table:formula="of:=[.A66]" office:value-type="float" office:value="2" calcext:value-type="float">
            <text:p>2</text:p>
          </table:table-cell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10.8148" calcext:value-type="float">
            <text:p>10.8148</text:p>
          </table:table-cell>
          <table:table-cell table:number-columns-repeated="9"/>
        </table:table-row>
        <table:table-row table:style-name="ro1">
          <table:table-cell table:formula="of:=[.A67]" office:value-type="float" office:value="2" calcext:value-type="float">
            <text:p>2</text:p>
          </table:table-cell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11.6606" calcext:value-type="float">
            <text:p>11.6606</text:p>
          </table:table-cell>
          <table:table-cell table:number-columns-repeated="9"/>
        </table:table-row>
        <table:table-row table:style-name="ro1">
          <table:table-cell table:formula="of:=[.A68]" office:value-type="float" office:value="2" calcext:value-type="float">
            <text:p>2</text:p>
          </table:table-cell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11.66" calcext:value-type="float">
            <text:p>11.66</text:p>
          </table:table-cell>
          <table:table-cell table:number-columns-repeated="9"/>
        </table:table-row>
        <table:table-row table:style-name="ro1">
          <table:table-cell table:formula="of:=[.A69]" office:value-type="float" office:value="2" calcext:value-type="float">
            <text:p>2</text:p>
          </table:table-cell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11.6598" calcext:value-type="float">
            <text:p>11.6598</text:p>
          </table:table-cell>
          <table:table-cell table:number-columns-repeated="9"/>
        </table:table-row>
        <table:table-row table:style-name="ro1">
          <table:table-cell table:formula="of:=[.A70]" office:value-type="float" office:value="2" calcext:value-type="float">
            <text:p>2</text:p>
          </table:table-cell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12.4027" calcext:value-type="float">
            <text:p>12.4027</text:p>
          </table:table-cell>
          <table:table-cell table:number-columns-repeated="9"/>
        </table:table-row>
        <table:table-row table:style-name="ro1">
          <table:table-cell table:formula="of:=[.A71]" office:value-type="float" office:value="2" calcext:value-type="float">
            <text:p>2</text:p>
          </table:table-cell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10.8148" calcext:value-type="float">
            <text:p>10.8148</text:p>
          </table:table-cell>
          <table:table-cell table:number-columns-repeated="9"/>
        </table:table-row>
        <table:table-row table:style-name="ro1">
          <table:table-cell table:formula="of:=[.A72]" office:value-type="float" office:value="2" calcext:value-type="float">
            <text:p>2</text:p>
          </table:table-cell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11.6606" calcext:value-type="float">
            <text:p>11.6606</text:p>
          </table:table-cell>
          <table:table-cell table:number-columns-repeated="9"/>
        </table:table-row>
        <table:table-row table:style-name="ro1">
          <table:table-cell table:formula="of:=[.A73]" office:value-type="float" office:value="2" calcext:value-type="float">
            <text:p>2</text:p>
          </table:table-cell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11.66" calcext:value-type="float">
            <text:p>11.66</text:p>
          </table:table-cell>
          <table:table-cell table:number-columns-repeated="9"/>
        </table:table-row>
        <table:table-row table:style-name="ro1">
          <table:table-cell table:formula="of:=[.A74]" office:value-type="float" office:value="2" calcext:value-type="float">
            <text:p>2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11.6598" calcext:value-type="float">
            <text:p>11.6598</text:p>
          </table:table-cell>
          <table:table-cell table:number-columns-repeated="9"/>
        </table:table-row>
        <table:table-row table:style-name="ro1">
          <table:table-cell table:formula="of:=[.A75]" office:value-type="float" office:value="2" calcext:value-type="float">
            <text:p>2</text:p>
          </table:table-cell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12.4027" calcext:value-type="float">
            <text:p>12.4027</text:p>
          </table:table-cell>
          <table:table-cell table:number-columns-repeated="9"/>
        </table:table-row>
        <table:table-row table:style-name="ro1">
          <table:table-cell table:formula="of:=[.A76]" office:value-type="float" office:value="2" calcext:value-type="float">
            <text:p>2</text:p>
          </table:table-cell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10.8148" calcext:value-type="float">
            <text:p>10.8148</text:p>
          </table:table-cell>
          <table:table-cell table:number-columns-repeated="9"/>
        </table:table-row>
        <table:table-row table:style-name="ro1">
          <table:table-cell table:formula="of:=[.A77]" office:value-type="float" office:value="2" calcext:value-type="float">
            <text:p>2</text:p>
          </table:table-cell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11.6606" calcext:value-type="float">
            <text:p>11.6606</text:p>
          </table:table-cell>
          <table:table-cell table:number-columns-repeated="9"/>
        </table:table-row>
        <table:table-row table:style-name="ro1">
          <table:table-cell table:formula="of:=[.A78]" office:value-type="float" office:value="2" calcext:value-type="float">
            <text:p>2</text:p>
          </table:table-cell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11.66" calcext:value-type="float">
            <text:p>11.66</text:p>
          </table:table-cell>
          <table:table-cell table:number-columns-repeated="9"/>
        </table:table-row>
        <table:table-row table:style-name="ro1">
          <table:table-cell table:formula="of:=[.A79]" office:value-type="float" office:value="2" calcext:value-type="float">
            <text:p>2</text:p>
          </table:table-cell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11.6598" calcext:value-type="float">
            <text:p>11.6598</text:p>
          </table:table-cell>
          <table:table-cell table:number-columns-repeated="9"/>
        </table:table-row>
        <table:table-row table:style-name="ro1">
          <table:table-cell table:formula="of:=[.A80]" office:value-type="float" office:value="2" calcext:value-type="float">
            <text:p>2</text:p>
          </table:table-cell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12.4027" calcext:value-type="float">
            <text:p>12.4027</text:p>
          </table:table-cell>
          <table:table-cell table:number-columns-repeated="9"/>
        </table:table-row>
        <table:table-row table:style-name="ro1">
          <table:table-cell table:formula="of:=[.A81]" office:value-type="float" office:value="2" calcext:value-type="float">
            <text:p>2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10.8148" calcext:value-type="float">
            <text:p>10.8148</text:p>
          </table:table-cell>
          <table:table-cell table:number-columns-repeated="9"/>
        </table:table-row>
        <table:table-row table:style-name="ro1">
          <table:table-cell table:formula="of:=[.A82]" office:value-type="float" office:value="2" calcext:value-type="float">
            <text:p>2</text:p>
          </table:table-cell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11.6606" calcext:value-type="float">
            <text:p>11.6606</text:p>
          </table:table-cell>
          <table:table-cell table:number-columns-repeated="9"/>
        </table:table-row>
        <table:table-row table:style-name="ro1">
          <table:table-cell table:formula="of:=[.A83]" office:value-type="float" office:value="2" calcext:value-type="float">
            <text:p>2</text:p>
          </table:table-cell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11.66" calcext:value-type="float">
            <text:p>11.66</text:p>
          </table:table-cell>
          <table:table-cell table:number-columns-repeated="9"/>
        </table:table-row>
        <table:table-row table:style-name="ro1">
          <table:table-cell table:formula="of:=[.A84]" office:value-type="float" office:value="2" calcext:value-type="float">
            <text:p>2</text:p>
          </table:table-cell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11.6598" calcext:value-type="float">
            <text:p>11.65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k)</text:p>
          </table:table-cell>
          <table:table-cell table:number-columns-repeated="9"/>
        </table:table-row>
        <table:table-row table:style-name="ro1">
          <table:table-cell table:formula="of:=[.A85]" office:value-type="float" office:value="4" calcext:value-type="float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7.1698" calcext:value-type="float">
            <text:p>7.1698</text:p>
          </table:table-cell>
          <table:table-cell table:number-columns-repeated="9"/>
        </table:table-row>
        <table:table-row table:style-name="ro1">
          <table:table-cell table:formula="of:=[.A86]" office:value-type="float" office:value="4" calcext:value-type="float">
            <text:p>4</text:p>
          </table:table-cell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6.7352" calcext:value-type="float">
            <text:p>6.7352</text:p>
          </table:table-cell>
          <table:table-cell table:number-columns-repeated="9"/>
        </table:table-row>
        <table:table-row table:style-name="ro1">
          <table:table-cell table:formula="of:=[.A87]" office:value-type="float" office:value="4" calcext:value-type="float">
            <text:p>4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6.737" calcext:value-type="float">
            <text:p>6.737</text:p>
          </table:table-cell>
          <table:table-cell table:number-columns-repeated="9"/>
        </table:table-row>
        <table:table-row table:style-name="ro1">
          <table:table-cell table:formula="of:=[.A88]" office:value-type="float" office:value="4" calcext:value-type="float">
            <text:p>4</text:p>
          </table:table-cell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6.5405" calcext:value-type="float">
            <text:p>6.5405</text:p>
          </table:table-cell>
          <table:table-cell table:number-columns-repeated="9"/>
        </table:table-row>
        <table:table-row table:style-name="ro1">
          <table:table-cell table:formula="of:=[.A89]" office:value-type="float" office:value="4" calcext:value-type="float">
            <text:p>4</text:p>
          </table:table-cell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6.7333" calcext:value-type="float">
            <text:p>6.7333</text:p>
          </table:table-cell>
          <table:table-cell table:number-columns-repeated="9"/>
        </table:table-row>
        <table:table-row table:style-name="ro1">
          <table:table-cell table:formula="of:=[.A90]" office:value-type="float" office:value="4" calcext:value-type="float">
            <text:p>4</text:p>
          </table:table-cell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5.9653" calcext:value-type="float">
            <text:p>5.9653</text:p>
          </table:table-cell>
          <table:table-cell table:number-columns-repeated="9"/>
        </table:table-row>
        <table:table-row table:style-name="ro1">
          <table:table-cell table:formula="of:=[.A91]" office:value-type="float" office:value="4" calcext:value-type="float">
            <text:p>4</text:p>
          </table:table-cell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6.7468" calcext:value-type="float">
            <text:p>6.7468</text:p>
          </table:table-cell>
          <table:table-cell table:number-columns-repeated="9"/>
        </table:table-row>
        <table:table-row table:style-name="ro1">
          <table:table-cell table:formula="of:=[.A92]" office:value-type="float" office:value="4" calcext:value-type="float">
            <text:p>4</text:p>
          </table:table-cell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6.7848" calcext:value-type="float">
            <text:p>6.7848</text:p>
          </table:table-cell>
          <table:table-cell table:number-columns-repeated="9"/>
        </table:table-row>
        <table:table-row table:style-name="ro1">
          <table:table-cell table:formula="of:=[.A93]" office:value-type="float" office:value="4" calcext:value-type="float">
            <text:p>4</text:p>
          </table:table-cell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6.7844" calcext:value-type="float">
            <text:p>6.7844</text:p>
          </table:table-cell>
          <table:table-cell table:number-columns-repeated="9"/>
        </table:table-row>
        <table:table-row table:style-name="ro1">
          <table:table-cell table:formula="of:=[.A94]" office:value-type="float" office:value="4" calcext:value-type="float">
            <text:p>4</text:p>
          </table:table-cell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6.7844" calcext:value-type="float">
            <text:p>6.7844</text:p>
          </table:table-cell>
          <table:table-cell table:number-columns-repeated="9"/>
        </table:table-row>
        <table:table-row table:style-name="ro1">
          <table:table-cell table:formula="of:=[.A95]" office:value-type="float" office:value="4" calcext:value-type="float">
            <text:p>4</text:p>
          </table:table-cell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6.5405" calcext:value-type="float">
            <text:p>6.5405</text:p>
          </table:table-cell>
          <table:table-cell table:number-columns-repeated="9"/>
        </table:table-row>
        <table:table-row table:style-name="ro1">
          <table:table-cell table:formula="of:=[.A96]" office:value-type="float" office:value="4" calcext:value-type="float">
            <text:p>4</text:p>
          </table:table-cell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6.7333" calcext:value-type="float">
            <text:p>6.7333</text:p>
          </table:table-cell>
          <table:table-cell table:number-columns-repeated="9"/>
        </table:table-row>
        <table:table-row table:style-name="ro1">
          <table:table-cell table:formula="of:=[.A97]" office:value-type="float" office:value="4" calcext:value-type="float">
            <text:p>4</text:p>
          </table:table-cell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5.9653" calcext:value-type="float">
            <text:p>5.9653</text:p>
          </table:table-cell>
          <table:table-cell table:number-columns-repeated="9"/>
        </table:table-row>
        <table:table-row table:style-name="ro1">
          <table:table-cell table:formula="of:=[.A98]" office:value-type="float" office:value="4" calcext:value-type="float">
            <text:p>4</text:p>
          </table:table-cell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6.7468" calcext:value-type="float">
            <text:p>6.7468</text:p>
          </table:table-cell>
          <table:table-cell table:number-columns-repeated="9"/>
        </table:table-row>
        <table:table-row table:style-name="ro1">
          <table:table-cell table:formula="of:=[.A99]" office:value-type="float" office:value="4" calcext:value-type="float">
            <text:p>4</text:p>
          </table:table-cell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6.7848" calcext:value-type="float">
            <text:p>6.7848</text:p>
          </table:table-cell>
          <table:table-cell table:number-columns-repeated="9"/>
        </table:table-row>
        <table:table-row table:style-name="ro1">
          <table:table-cell table:formula="of:=[.A100]" office:value-type="float" office:value="4" calcext:value-type="float">
            <text:p>4</text:p>
          </table:table-cell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6.7844" calcext:value-type="float">
            <text:p>6.7844</text:p>
          </table:table-cell>
          <table:table-cell table:number-columns-repeated="9"/>
        </table:table-row>
        <table:table-row table:style-name="ro1">
          <table:table-cell table:formula="of:=[.A101]" office:value-type="float" office:value="4" calcext:value-type="float">
            <text:p>4</text:p>
          </table:table-cell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6.7844" calcext:value-type="float">
            <text:p>6.7844</text:p>
          </table:table-cell>
          <table:table-cell table:number-columns-repeated="9"/>
        </table:table-row>
        <table:table-row table:style-name="ro1">
          <table:table-cell table:formula="of:=[.A102]" office:value-type="float" office:value="4" calcext:value-type="float">
            <text:p>4</text:p>
          </table:table-cell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6.8449" calcext:value-type="float">
            <text:p>6.8449</text:p>
          </table:table-cell>
          <table:table-cell table:number-columns-repeated="9"/>
        </table:table-row>
        <table:table-row table:style-name="ro1">
          <table:table-cell table:formula="of:=[.A103]" office:value-type="float" office:value="4" calcext:value-type="float">
            <text:p>4</text:p>
          </table:table-cell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6.2972" calcext:value-type="float">
            <text:p>6.2972</text:p>
          </table:table-cell>
          <table:table-cell table:number-columns-repeated="9"/>
        </table:table-row>
        <table:table-row table:style-name="ro1">
          <table:table-cell table:formula="of:=[.A104]" office:value-type="float" office:value="4" calcext:value-type="float">
            <text:p>4</text:p>
          </table:table-cell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6.8085" calcext:value-type="float">
            <text:p>6.8085</text:p>
          </table:table-cell>
          <table:table-cell table:number-columns-repeated="9"/>
        </table:table-row>
        <table:table-row table:style-name="ro1">
          <table:table-cell table:formula="of:=[.A105]" office:value-type="float" office:value="4" calcext:value-type="float">
            <text:p>4</text:p>
          </table:table-cell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7.1691" calcext:value-type="float">
            <text:p>7.1691</text:p>
          </table:table-cell>
          <table:table-cell table:number-columns-repeated="9"/>
        </table:table-row>
        <table:table-row table:style-name="ro1">
          <table:table-cell table:formula="of:=[.A106]" office:value-type="float" office:value="4" calcext:value-type="float">
            <text:p>4</text:p>
          </table:table-cell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7.2185" calcext:value-type="float">
            <text:p>7.2185</text:p>
          </table:table-cell>
          <table:table-cell table:number-columns-repeated="9"/>
        </table:table-row>
        <table:table-row table:style-name="ro1">
          <table:table-cell table:formula="of:=[.A107]" office:value-type="float" office:value="4" calcext:value-type="float">
            <text:p>4</text:p>
          </table:table-cell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7.218" calcext:value-type="float">
            <text:p>7.218</text:p>
          </table:table-cell>
          <table:table-cell table:number-columns-repeated="9"/>
        </table:table-row>
        <table:table-row table:style-name="ro1">
          <table:table-cell table:formula="of:=[.A108]" office:value-type="float" office:value="4" calcext:value-type="float">
            <text:p>4</text:p>
          </table:table-cell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7.218" calcext:value-type="float">
            <text:p>7.218</text:p>
          </table:table-cell>
          <table:table-cell table:number-columns-repeated="9"/>
        </table:table-row>
        <table:table-row table:style-name="ro1">
          <table:table-cell table:formula="of:=[.A109]" office:value-type="float" office:value="4" calcext:value-type="float">
            <text:p>4</text:p>
          </table:table-cell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6.8449" calcext:value-type="float">
            <text:p>6.8449</text:p>
          </table:table-cell>
          <table:table-cell table:number-columns-repeated="9"/>
        </table:table-row>
        <table:table-row table:style-name="ro1">
          <table:table-cell table:formula="of:=[.A110]" office:value-type="float" office:value="4" calcext:value-type="float">
            <text:p>4</text:p>
          </table:table-cell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6.2972" calcext:value-type="float">
            <text:p>6.2972</text:p>
          </table:table-cell>
          <table:table-cell table:number-columns-repeated="9"/>
        </table:table-row>
        <table:table-row table:style-name="ro1">
          <table:table-cell table:formula="of:=[.A111]" office:value-type="float" office:value="4" calcext:value-type="float">
            <text:p>4</text:p>
          </table:table-cell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6.8085" calcext:value-type="float">
            <text:p>6.8085</text:p>
          </table:table-cell>
          <table:table-cell table:number-columns-repeated="9"/>
        </table:table-row>
        <table:table-row table:style-name="ro1">
          <table:table-cell table:formula="of:=[.A112]" office:value-type="float" office:value="4" calcext:value-type="float">
            <text:p>4</text:p>
          </table:table-cell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7.1691" calcext:value-type="float">
            <text:p>7.1691</text:p>
          </table:table-cell>
          <table:table-cell table:number-columns-repeated="9"/>
        </table:table-row>
        <table:table-row table:style-name="ro1">
          <table:table-cell table:formula="of:=[.A113]" office:value-type="float" office:value="4" calcext:value-type="float">
            <text:p>4</text:p>
          </table:table-cell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7.2185" calcext:value-type="float">
            <text:p>7.2185</text:p>
          </table:table-cell>
          <table:table-cell table:number-columns-repeated="9"/>
        </table:table-row>
        <table:table-row table:style-name="ro1">
          <table:table-cell table:formula="of:=[.A114]" office:value-type="float" office:value="4" calcext:value-type="float">
            <text:p>4</text:p>
          </table:table-cell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7.218" calcext:value-type="float">
            <text:p>7.218</text:p>
          </table:table-cell>
          <table:table-cell table:number-columns-repeated="9"/>
        </table:table-row>
        <table:table-row table:style-name="ro1">
          <table:table-cell table:formula="of:=[.A115]" office:value-type="float" office:value="4" calcext:value-type="float">
            <text:p>4</text:p>
          </table:table-cell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7.218" calcext:value-type="float">
            <text:p>7.218</text:p>
          </table:table-cell>
          <table:table-cell table:number-columns-repeated="9"/>
        </table:table-row>
        <table:table-row table:style-name="ro1">
          <table:table-cell table:formula="of:=[.A116]" office:value-type="float" office:value="4" calcext:value-type="float">
            <text:p>4</text:p>
          </table:table-cell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6.3788" calcext:value-type="float">
            <text:p>6.3788</text:p>
          </table:table-cell>
          <table:table-cell table:number-columns-repeated="9"/>
        </table:table-row>
        <table:table-row table:style-name="ro1">
          <table:table-cell table:formula="of:=[.A117]" office:value-type="float" office:value="4" calcext:value-type="float">
            <text:p>4</text:p>
          </table:table-cell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6.2508" calcext:value-type="float">
            <text:p>6.2508</text:p>
          </table:table-cell>
          <table:table-cell table:number-columns-repeated="9"/>
        </table:table-row>
        <table:table-row table:style-name="ro1">
          <table:table-cell table:formula="of:=[.A118]" office:value-type="float" office:value="4" calcext:value-type="float">
            <text:p>4</text:p>
          </table:table-cell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6.3207" calcext:value-type="float">
            <text:p>6.3207</text:p>
          </table:table-cell>
          <table:table-cell table:number-columns-repeated="9"/>
        </table:table-row>
        <table:table-row table:style-name="ro1">
          <table:table-cell table:formula="of:=[.A119]" office:value-type="float" office:value="4" calcext:value-type="float">
            <text:p>4</text:p>
          </table:table-cell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6.7321" calcext:value-type="float">
            <text:p>6.7321</text:p>
          </table:table-cell>
          <table:table-cell table:number-columns-repeated="9"/>
        </table:table-row>
        <table:table-row table:style-name="ro1">
          <table:table-cell table:formula="of:=[.A120]" office:value-type="float" office:value="4" calcext:value-type="float">
            <text:p>4</text:p>
          </table:table-cell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6.7684" calcext:value-type="float">
            <text:p>6.7684</text:p>
          </table:table-cell>
          <table:table-cell table:number-columns-repeated="9"/>
        </table:table-row>
        <table:table-row table:style-name="ro1">
          <table:table-cell table:formula="of:=[.A121]" office:value-type="float" office:value="4" calcext:value-type="float">
            <text:p>4</text:p>
          </table:table-cell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6.7807" calcext:value-type="float">
            <text:p>6.7807</text:p>
          </table:table-cell>
          <table:table-cell table:number-columns-repeated="9"/>
        </table:table-row>
        <table:table-row table:style-name="ro1">
          <table:table-cell table:formula="of:=[.A122]" office:value-type="float" office:value="4" calcext:value-type="float">
            <text:p>4</text:p>
          </table:table-cell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6.7807" calcext:value-type="float">
            <text:p>6.7807</text:p>
          </table:table-cell>
          <table:table-cell table:number-columns-repeated="9"/>
        </table:table-row>
        <table:table-row table:style-name="ro1">
          <table:table-cell table:formula="of:=[.A123]" office:value-type="float" office:value="4" calcext:value-type="float">
            <text:p>4</text:p>
          </table:table-cell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6.4258" calcext:value-type="float">
            <text:p>6.4258</text:p>
          </table:table-cell>
          <table:table-cell table:number-columns-repeated="9"/>
        </table:table-row>
        <table:table-row table:style-name="ro1">
          <table:table-cell table:formula="of:=[.A124]" office:value-type="float" office:value="4" calcext:value-type="float">
            <text:p>4</text:p>
          </table:table-cell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6.2508" calcext:value-type="float">
            <text:p>6.2508</text:p>
          </table:table-cell>
          <table:table-cell table:number-columns-repeated="9"/>
        </table:table-row>
        <table:table-row table:style-name="ro1">
          <table:table-cell table:formula="of:=[.A125]" office:value-type="float" office:value="4" calcext:value-type="float">
            <text:p>4</text:p>
          </table:table-cell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6.3207" calcext:value-type="float">
            <text:p>6.3207</text:p>
          </table:table-cell>
          <table:table-cell table:number-columns-repeated="9"/>
        </table:table-row>
        <table:table-row table:style-name="ro1">
          <table:table-cell table:formula="of:=[.A126]" office:value-type="float" office:value="4" calcext:value-type="float">
            <text:p>4</text:p>
          </table:table-cell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6.7321" calcext:value-type="float">
            <text:p>6.7321</text:p>
          </table:table-cell>
          <table:table-cell table:number-columns-repeated="9"/>
        </table:table-row>
        <table:table-row table:style-name="ro1">
          <table:table-cell table:formula="of:=[.A127]" office:value-type="float" office:value="4" calcext:value-type="float">
            <text:p>4</text:p>
          </table:table-cell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6.7429" calcext:value-type="float">
            <text:p>6.7429</text:p>
          </table:table-cell>
          <table:table-cell table:number-columns-repeated="9"/>
        </table:table-row>
        <table:table-row table:style-name="ro1">
          <table:table-cell table:formula="of:=[.A128]" office:value-type="float" office:value="4" calcext:value-type="float">
            <text:p>4</text:p>
          </table:table-cell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6.7807" calcext:value-type="float">
            <text:p>6.7807</text:p>
          </table:table-cell>
          <table:table-cell table:number-columns-repeated="9"/>
        </table:table-row>
        <table:table-row table:style-name="ro1">
          <table:table-cell table:formula="of:=[.A129]" office:value-type="float" office:value="4" calcext:value-type="float">
            <text:p>4</text:p>
          </table:table-cell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6.7807" calcext:value-type="float">
            <text:p>6.7807</text:p>
          </table:table-cell>
          <table:table-cell table:number-columns-repeated="9"/>
        </table:table-row>
        <table:table-row table:style-name="ro1">
          <table:table-cell table:formula="of:=[.A130]" office:value-type="float" office:value="4" calcext:value-type="float">
            <text:p>4</text:p>
          </table:table-cell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6.4835" calcext:value-type="float">
            <text:p>6.4835</text:p>
          </table:table-cell>
          <table:table-cell table:number-columns-repeated="9"/>
        </table:table-row>
        <table:table-row table:style-name="ro1">
          <table:table-cell table:formula="of:=[.A131]" office:value-type="float" office:value="4" calcext:value-type="float">
            <text:p>4</text:p>
          </table:table-cell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5.8638" calcext:value-type="float">
            <text:p>5.8638</text:p>
          </table:table-cell>
          <table:table-cell table:number-columns-repeated="9"/>
        </table:table-row>
        <table:table-row table:style-name="ro1">
          <table:table-cell table:formula="of:=[.A132]" office:value-type="float" office:value="4" calcext:value-type="float">
            <text:p>4</text:p>
          </table:table-cell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5.1278" calcext:value-type="float">
            <text:p>5.1278</text:p>
          </table:table-cell>
          <table:table-cell table:number-columns-repeated="9"/>
        </table:table-row>
        <table:table-row table:style-name="ro1">
          <table:table-cell table:formula="of:=[.A133]" office:value-type="float" office:value="4" calcext:value-type="float">
            <text:p>4</text:p>
          </table:table-cell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6.7007" calcext:value-type="float">
            <text:p>6.7007</text:p>
          </table:table-cell>
          <table:table-cell table:number-columns-repeated="9"/>
        </table:table-row>
        <table:table-row table:style-name="ro1">
          <table:table-cell table:formula="of:=[.A134]" office:value-type="float" office:value="4" calcext:value-type="float">
            <text:p>4</text:p>
          </table:table-cell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6.7557" calcext:value-type="float">
            <text:p>6.7557</text:p>
          </table:table-cell>
          <table:table-cell table:number-columns-repeated="9"/>
        </table:table-row>
        <table:table-row table:style-name="ro1">
          <table:table-cell table:formula="of:=[.A135]" office:value-type="float" office:value="4" calcext:value-type="float">
            <text:p>4</text:p>
          </table:table-cell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table-cell table:formula="of:=[.A136]" office:value-type="float" office:value="4" calcext:value-type="float">
            <text:p>4</text:p>
          </table:table-cell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table-cell table:formula="of:=[.A137]" office:value-type="float" office:value="4" calcext:value-type="float">
            <text:p>4</text:p>
          </table:table-cell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6.4835" calcext:value-type="float">
            <text:p>6.4835</text:p>
          </table:table-cell>
          <table:table-cell table:number-columns-repeated="9"/>
        </table:table-row>
        <table:table-row table:style-name="ro1">
          <table:table-cell table:formula="of:=[.A138]" office:value-type="float" office:value="4" calcext:value-type="float">
            <text:p>4</text:p>
          </table:table-cell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5.8638" calcext:value-type="float">
            <text:p>5.8638</text:p>
          </table:table-cell>
          <table:table-cell table:number-columns-repeated="9"/>
        </table:table-row>
        <table:table-row table:style-name="ro1">
          <table:table-cell table:formula="of:=[.A139]" office:value-type="float" office:value="4" calcext:value-type="float">
            <text:p>4</text:p>
          </table:table-cell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5.1278" calcext:value-type="float">
            <text:p>5.1278</text:p>
          </table:table-cell>
          <table:table-cell table:number-columns-repeated="9"/>
        </table:table-row>
        <table:table-row table:style-name="ro1">
          <table:table-cell table:formula="of:=[.A140]" office:value-type="float" office:value="4" calcext:value-type="float">
            <text:p>4</text:p>
          </table:table-cell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6.7007" calcext:value-type="float">
            <text:p>6.7007</text:p>
          </table:table-cell>
          <table:table-cell table:number-columns-repeated="9"/>
        </table:table-row>
        <table:table-row table:style-name="ro1">
          <table:table-cell table:formula="of:=[.A141]" office:value-type="float" office:value="4" calcext:value-type="float">
            <text:p>4</text:p>
          </table:table-cell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6.7556" calcext:value-type="float">
            <text:p>6.7556</text:p>
          </table:table-cell>
          <table:table-cell table:number-columns-repeated="9"/>
        </table:table-row>
        <table:table-row table:style-name="ro1">
          <table:table-cell table:formula="of:=[.A142]" office:value-type="float" office:value="4" calcext:value-type="float">
            <text:p>4</text:p>
          </table:table-cell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table-cell table:formula="of:=[.A143]" office:value-type="float" office:value="4" calcext:value-type="float">
            <text:p>4</text:p>
          </table:table-cell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table-cell table:formula="of:=[.A144]" office:value-type="float" office:value="4" calcext:value-type="float">
            <text:p>4</text:p>
          </table:table-cell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6.4083" calcext:value-type="float">
            <text:p>6.4083</text:p>
          </table:table-cell>
          <table:table-cell table:number-columns-repeated="9"/>
        </table:table-row>
        <table:table-row table:style-name="ro1">
          <table:table-cell table:formula="of:=[.A145]" office:value-type="float" office:value="4" calcext:value-type="float">
            <text:p>4</text:p>
          </table:table-cell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5.8638" calcext:value-type="float">
            <text:p>5.8638</text:p>
          </table:table-cell>
          <table:table-cell table:number-columns-repeated="9"/>
        </table:table-row>
        <table:table-row table:style-name="ro1">
          <table:table-cell table:formula="of:=[.A146]" office:value-type="float" office:value="4" calcext:value-type="float">
            <text:p>4</text:p>
          </table:table-cell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5.1278" calcext:value-type="float">
            <text:p>5.1278</text:p>
          </table:table-cell>
          <table:table-cell table:number-columns-repeated="9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6.7007" calcext:value-type="float">
            <text:p>6.7007</text:p>
          </table:table-cell>
          <table:table-cell table:number-columns-repeated="9"/>
        </table:table-row>
        <table:table-row table:style-name="ro1">
          <table:table-cell table:formula="of:=[.A148]" office:value-type="float" office:value="4" calcext:value-type="float">
            <text:p>4</text:p>
          </table:table-cell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6.7557" calcext:value-type="float">
            <text:p>6.7557</text:p>
          </table:table-cell>
          <table:table-cell table:number-columns-repeated="9"/>
        </table:table-row>
        <table:table-row table:style-name="ro1">
          <table:table-cell table:formula="of:=[.A149]" office:value-type="float" office:value="4" calcext:value-type="float">
            <text:p>4</text:p>
          </table:table-cell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table-cell table:formula="of:=[.A150]" office:value-type="float" office:value="4" calcext:value-type="float">
            <text:p>4</text:p>
          </table:table-cell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table-cell table:formula="of:=[.A151]" office:value-type="float" office:value="4" calcext:value-type="float">
            <text:p>4</text:p>
          </table:table-cell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6.4083" calcext:value-type="float">
            <text:p>6.4083</text:p>
          </table:table-cell>
          <table:table-cell table:number-columns-repeated="9"/>
        </table:table-row>
        <table:table-row table:style-name="ro1">
          <table:table-cell table:formula="of:=[.A152]" office:value-type="float" office:value="4" calcext:value-type="float">
            <text:p>4</text:p>
          </table:table-cell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5.8638" calcext:value-type="float">
            <text:p>5.8638</text:p>
          </table:table-cell>
          <table:table-cell table:number-columns-repeated="9"/>
        </table:table-row>
        <table:table-row table:style-name="ro1">
          <table:table-cell table:formula="of:=[.A153]" office:value-type="float" office:value="4" calcext:value-type="float">
            <text:p>4</text:p>
          </table:table-cell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5.1278" calcext:value-type="float">
            <text:p>5.1278</text:p>
          </table:table-cell>
          <table:table-cell table:number-columns-repeated="9"/>
        </table:table-row>
        <table:table-row table:style-name="ro1">
          <table:table-cell table:formula="of:=[.A154]" office:value-type="float" office:value="4" calcext:value-type="float">
            <text:p>4</text:p>
          </table:table-cell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6.7007" calcext:value-type="float">
            <text:p>6.7007</text:p>
          </table:table-cell>
          <table:table-cell table:number-columns-repeated="9"/>
        </table:table-row>
        <table:table-row table:style-name="ro1">
          <table:table-cell table:formula="of:=[.A155]" office:value-type="float" office:value="4" calcext:value-type="float">
            <text:p>4</text:p>
          </table:table-cell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6.7557" calcext:value-type="float">
            <text:p>6.7557</text:p>
          </table:table-cell>
          <table:table-cell table:number-columns-repeated="9"/>
        </table:table-row>
        <table:table-row table:style-name="ro1">
          <table:table-cell table:formula="of:=[.A156]" office:value-type="float" office:value="4" calcext:value-type="float">
            <text:p>4</text:p>
          </table:table-cell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table-cell table:formula="of:=[.A157]" office:value-type="float" office:value="4" calcext:value-type="float">
            <text:p>4</text:p>
          </table:table-cell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6.7551" calcext:value-type="float">
            <text:p>6.7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k)</text:p>
          </table:table-cell>
          <table:table-cell table:number-columns-repeated="9"/>
        </table:table-row>
        <table:table-row table:style-name="ro1">
          <table:table-cell table:formula="of:=[.A158]" office:value-type="float" office:value="8" calcext:value-type="float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" office:value-type="float" office:value="49.535" calcext:value-type="float">
            <text:p>49.535</text:p>
          </table:table-cell>
          <table:table-cell table:number-columns-repeated="9"/>
        </table:table-row>
        <table:table-row table:style-name="ro1">
          <table:table-cell table:formula="of:=[.A159]" office:value-type="float" office:value="8" calcext:value-type="float">
            <text:p>8</text:p>
          </table:table-cell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" office:value-type="float" office:value="30.923" calcext:value-type="float">
            <text:p>30.923</text:p>
          </table:table-cell>
          <table:table-cell table:number-columns-repeated="9"/>
        </table:table-row>
        <table:table-row table:style-name="ro1">
          <table:table-cell table:formula="of:=[.A160]" office:value-type="float" office:value="8" calcext:value-type="float">
            <text:p>8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" office:value-type="float" office:value="25.259" calcext:value-type="float">
            <text:p>25.259</text:p>
          </table:table-cell>
          <table:table-cell table:number-columns-repeated="9"/>
        </table:table-row>
        <table:table-row table:style-name="ro1">
          <table:table-cell table:formula="of:=[.A161]" office:value-type="float" office:value="8" calcext:value-type="float">
            <text:p>8</text:p>
          </table:table-cell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" office:value-type="float" office:value="21.536" calcext:value-type="float">
            <text:p>21.536</text:p>
          </table:table-cell>
          <table:table-cell table:number-columns-repeated="9"/>
        </table:table-row>
        <table:table-row table:style-name="ro1">
          <table:table-cell table:formula="of:=[.A162]" office:value-type="float" office:value="8" calcext:value-type="float">
            <text:p>8</text:p>
          </table:table-cell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" office:value-type="float" office:value="49.544" calcext:value-type="float">
            <text:p>49.544</text:p>
          </table:table-cell>
          <table:table-cell table:number-columns-repeated="9"/>
        </table:table-row>
        <table:table-row table:style-name="ro1">
          <table:table-cell table:formula="of:=[.A163]" office:value-type="float" office:value="8" calcext:value-type="float">
            <text:p>8</text:p>
          </table:table-cell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" office:value-type="float" office:value="30.172" calcext:value-type="float">
            <text:p>30.172</text:p>
          </table:table-cell>
          <table:table-cell table:number-columns-repeated="9"/>
        </table:table-row>
        <table:table-row table:style-name="ro1">
          <table:table-cell table:formula="of:=[.A164]" office:value-type="float" office:value="8" calcext:value-type="float">
            <text:p>8</text:p>
          </table:table-cell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" office:value-type="float" office:value="26.656" calcext:value-type="float">
            <text:p>26.656</text:p>
          </table:table-cell>
          <table:table-cell table:number-columns-repeated="9"/>
        </table:table-row>
        <table:table-row table:style-name="ro1">
          <table:table-cell table:formula="of:=[.A165]" office:value-type="float" office:value="8" calcext:value-type="float">
            <text:p>8</text:p>
          </table:table-cell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" office:value-type="float" office:value="22.332" calcext:value-type="float">
            <text:p>22.332</text:p>
          </table:table-cell>
          <table:table-cell table:number-columns-repeated="9"/>
        </table:table-row>
        <table:table-row table:style-name="ro1">
          <table:table-cell table:formula="of:=[.A166]" office:value-type="float" office:value="8" calcext:value-type="float">
            <text:p>8</text:p>
          </table:table-cell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" office:value-type="float" office:value="49.546" calcext:value-type="float">
            <text:p>49.546</text:p>
          </table:table-cell>
          <table:table-cell table:number-columns-repeated="9"/>
        </table:table-row>
        <table:table-row table:style-name="ro1">
          <table:table-cell table:formula="of:=[.A167]" office:value-type="float" office:value="8" calcext:value-type="float">
            <text:p>8</text:p>
          </table:table-cell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" office:value-type="float" office:value="36.716" calcext:value-type="float">
            <text:p>36.716</text:p>
          </table:table-cell>
          <table:table-cell table:number-columns-repeated="9"/>
        </table:table-row>
        <table:table-row table:style-name="ro1">
          <table:table-cell table:formula="of:=[.A168]" office:value-type="float" office:value="8" calcext:value-type="float">
            <text:p>8</text:p>
          </table:table-cell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" office:value-type="float" office:value="30.681" calcext:value-type="float">
            <text:p>30.681</text:p>
          </table:table-cell>
          <table:table-cell table:number-columns-repeated="9"/>
        </table:table-row>
        <table:table-row table:style-name="ro1">
          <table:table-cell table:formula="of:=[.A169]" office:value-type="float" office:value="8" calcext:value-type="float">
            <text:p>8</text:p>
          </table:table-cell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" office:value-type="float" office:value="25.113" calcext:value-type="float">
            <text:p>25.113</text:p>
          </table:table-cell>
          <table:table-cell table:number-columns-repeated="9"/>
        </table:table-row>
        <table:table-row table:style-name="ro1">
          <table:table-cell table:formula="of:=[.A170]" office:value-type="float" office:value="8" calcext:value-type="float">
            <text:p>8</text:p>
          </table:table-cell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" office:value-type="float" office:value="49.544" calcext:value-type="float">
            <text:p>49.544</text:p>
          </table:table-cell>
          <table:table-cell table:number-columns-repeated="9"/>
        </table:table-row>
        <table:table-row table:style-name="ro1">
          <table:table-cell table:formula="of:=[.A171]" office:value-type="float" office:value="8" calcext:value-type="float">
            <text:p>8</text:p>
          </table:table-cell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" office:value-type="float" office:value="30.197" calcext:value-type="float">
            <text:p>30.197</text:p>
          </table:table-cell>
          <table:table-cell table:number-columns-repeated="9"/>
        </table:table-row>
        <table:table-row table:style-name="ro1">
          <table:table-cell table:formula="of:=[.A172]" office:value-type="float" office:value="8" calcext:value-type="float">
            <text:p>8</text:p>
          </table:table-cell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" office:value-type="float" office:value="26.656" calcext:value-type="float">
            <text:p>26.656</text:p>
          </table:table-cell>
          <table:table-cell table:number-columns-repeated="9"/>
        </table:table-row>
        <table:table-row table:style-name="ro1">
          <table:table-cell table:formula="of:=[.A173]" office:value-type="float" office:value="8" calcext:value-type="float">
            <text:p>8</text:p>
          </table:table-cell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" office:value-type="float" office:value="22.332" calcext:value-type="float">
            <text:p>22.332</text:p>
          </table:table-cell>
          <table:table-cell table:number-columns-repeated="9"/>
        </table:table-row>
        <table:table-row table:style-name="ro1">
          <table:table-cell table:formula="of:=[.A174]" office:value-type="float" office:value="8" calcext:value-type="float">
            <text:p>8</text:p>
          </table:table-cell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" office:value-type="float" office:value="49.546" calcext:value-type="float">
            <text:p>49.546</text:p>
          </table:table-cell>
          <table:table-cell table:number-columns-repeated="9"/>
        </table:table-row>
        <table:table-row table:style-name="ro1">
          <table:table-cell table:formula="of:=[.A175]" office:value-type="float" office:value="8" calcext:value-type="float">
            <text:p>8</text:p>
          </table:table-cell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" office:value-type="float" office:value="36.716" calcext:value-type="float">
            <text:p>36.716</text:p>
          </table:table-cell>
          <table:table-cell table:number-columns-repeated="9"/>
        </table:table-row>
        <table:table-row table:style-name="ro1">
          <table:table-cell table:formula="of:=[.A176]" office:value-type="float" office:value="8" calcext:value-type="float">
            <text:p>8</text:p>
          </table:table-cell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" office:value-type="float" office:value="30.681" calcext:value-type="float">
            <text:p>30.681</text:p>
          </table:table-cell>
          <table:table-cell table:number-columns-repeated="9"/>
        </table:table-row>
        <table:table-row table:style-name="ro1">
          <table:table-cell table:formula="of:=[.A177]" office:value-type="float" office:value="8" calcext:value-type="float">
            <text:p>8</text:p>
          </table:table-cell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" office:value-type="float" office:value="25.113" calcext:value-type="float">
            <text:p>25.113</text:p>
          </table:table-cell>
          <table:table-cell table:number-columns-repeated="9"/>
        </table:table-row>
        <table:table-row table:style-name="ro1">
          <table:table-cell table:formula="of:=[.A178]" office:value-type="float" office:value="8" calcext:value-type="float">
            <text:p>8</text:p>
          </table:table-cell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" office:value-type="float" office:value="49.523" calcext:value-type="float">
            <text:p>49.523</text:p>
          </table:table-cell>
          <table:table-cell table:number-columns-repeated="9"/>
        </table:table-row>
        <table:table-row table:style-name="ro1">
          <table:table-cell table:formula="of:=[.A179]" office:value-type="float" office:value="8" calcext:value-type="float">
            <text:p>8</text:p>
          </table:table-cell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" office:value-type="float" office:value="28.548" calcext:value-type="float">
            <text:p>28.548</text:p>
          </table:table-cell>
          <table:table-cell table:number-columns-repeated="9"/>
        </table:table-row>
        <table:table-row table:style-name="ro1">
          <table:table-cell table:formula="of:=[.A180]" office:value-type="float" office:value="8" calcext:value-type="float">
            <text:p>8</text:p>
          </table:table-cell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" office:value-type="float" office:value="22.566" calcext:value-type="float">
            <text:p>22.566</text:p>
          </table:table-cell>
          <table:table-cell table:number-columns-repeated="9"/>
        </table:table-row>
        <table:table-row table:style-name="ro1">
          <table:table-cell table:formula="of:=[.A181]" office:value-type="float" office:value="8" calcext:value-type="float">
            <text:p>8</text:p>
          </table:table-cell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" office:value-type="float" office:value="18.136" calcext:value-type="float">
            <text:p>18.136</text:p>
          </table:table-cell>
          <table:table-cell table:number-columns-repeated="9"/>
        </table:table-row>
        <table:table-row table:style-name="ro1">
          <table:table-cell table:formula="of:=[.A182]" office:value-type="float" office:value="8" calcext:value-type="float">
            <text:p>8</text:p>
          </table:table-cell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" office:value-type="float" office:value="49.563" calcext:value-type="float">
            <text:p>49.563</text:p>
          </table:table-cell>
          <table:table-cell table:number-columns-repeated="9"/>
        </table:table-row>
        <table:table-row table:style-name="ro1">
          <table:table-cell table:formula="of:=[.A183]" office:value-type="float" office:value="8" calcext:value-type="float">
            <text:p>8</text:p>
          </table:table-cell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" office:value-type="float" office:value="36.98" calcext:value-type="float">
            <text:p>36.98</text:p>
          </table:table-cell>
          <table:table-cell table:number-columns-repeated="9"/>
        </table:table-row>
        <table:table-row table:style-name="ro1">
          <table:table-cell table:formula="of:=[.A184]" office:value-type="float" office:value="8" calcext:value-type="float">
            <text:p>8</text:p>
          </table:table-cell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" office:value-type="float" office:value="31.552" calcext:value-type="float">
            <text:p>31.552</text:p>
          </table:table-cell>
          <table:table-cell table:number-columns-repeated="9"/>
        </table:table-row>
        <table:table-row table:style-name="ro1">
          <table:table-cell table:formula="of:=[.A185]" office:value-type="float" office:value="8" calcext:value-type="float">
            <text:p>8</text:p>
          </table:table-cell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" office:value-type="float" office:value="23.96" calcext:value-type="float">
            <text:p>23.96</text:p>
          </table:table-cell>
          <table:table-cell table:number-columns-repeated="9"/>
        </table:table-row>
        <table:table-row table:style-name="ro1">
          <table:table-cell table:formula="of:=[.A186]" office:value-type="float" office:value="8" calcext:value-type="float">
            <text:p>8</text:p>
          </table:table-cell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" office:value-type="float" office:value="49.523" calcext:value-type="float">
            <text:p>49.523</text:p>
          </table:table-cell>
          <table:table-cell table:number-columns-repeated="9"/>
        </table:table-row>
        <table:table-row table:style-name="ro1">
          <table:table-cell table:formula="of:=[.A187]" office:value-type="float" office:value="8" calcext:value-type="float">
            <text:p>8</text:p>
          </table:table-cell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" office:value-type="float" office:value="28.548" calcext:value-type="float">
            <text:p>28.548</text:p>
          </table:table-cell>
          <table:table-cell table:number-columns-repeated="9"/>
        </table:table-row>
        <table:table-row table:style-name="ro1">
          <table:table-cell table:formula="of:=[.A188]" office:value-type="float" office:value="8" calcext:value-type="float">
            <text:p>8</text:p>
          </table:table-cell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" office:value-type="float" office:value="22.541" calcext:value-type="float">
            <text:p>22.541</text:p>
          </table:table-cell>
          <table:table-cell table:number-columns-repeated="9"/>
        </table:table-row>
        <table:table-row table:style-name="ro1">
          <table:table-cell table:formula="of:=[.A189]" office:value-type="float" office:value="8" calcext:value-type="float">
            <text:p>8</text:p>
          </table:table-cell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" office:value-type="float" office:value="18.136" calcext:value-type="float">
            <text:p>18.136</text:p>
          </table:table-cell>
          <table:table-cell table:number-columns-repeated="9"/>
        </table:table-row>
        <table:table-row table:style-name="ro1">
          <table:table-cell table:formula="of:=[.A190]" office:value-type="float" office:value="8" calcext:value-type="float">
            <text:p>8</text:p>
          </table:table-cell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" office:value-type="float" office:value="49.563" calcext:value-type="float">
            <text:p>49.563</text:p>
          </table:table-cell>
          <table:table-cell table:number-columns-repeated="9"/>
        </table:table-row>
        <table:table-row table:style-name="ro1">
          <table:table-cell table:formula="of:=[.A191]" office:value-type="float" office:value="8" calcext:value-type="float">
            <text:p>8</text:p>
          </table:table-cell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" office:value-type="float" office:value="36.98" calcext:value-type="float">
            <text:p>36.98</text:p>
          </table:table-cell>
          <table:table-cell table:number-columns-repeated="9"/>
        </table:table-row>
        <table:table-row table:style-name="ro1">
          <table:table-cell table:formula="of:=[.A192]" office:value-type="float" office:value="8" calcext:value-type="float">
            <text:p>8</text:p>
          </table:table-cell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" office:value-type="float" office:value="31.552" calcext:value-type="float">
            <text:p>31.552</text:p>
          </table:table-cell>
          <table:table-cell table:number-columns-repeated="9"/>
        </table:table-row>
        <table:table-row table:style-name="ro1">
          <table:table-cell table:formula="of:=[.A193]" office:value-type="float" office:value="8" calcext:value-type="float">
            <text:p>8</text:p>
          </table:table-cell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" office:value-type="float" office:value="23.96" calcext:value-type="float">
            <text:p>23.96</text:p>
          </table:table-cell>
          <table:table-cell table:number-columns-repeated="9"/>
        </table:table-row>
        <table:table-row table:style-name="ro1">
          <table:table-cell table:formula="of:=[.A194]" office:value-type="float" office:value="8" calcext:value-type="float">
            <text:p>8</text:p>
          </table:table-cell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" office:value-type="float" office:value="49.515" calcext:value-type="float">
            <text:p>49.515</text:p>
          </table:table-cell>
          <table:table-cell table:number-columns-repeated="9"/>
        </table:table-row>
        <table:table-row table:style-name="ro1">
          <table:table-cell table:formula="of:=[.A195]" office:value-type="float" office:value="8" calcext:value-type="float">
            <text:p>8</text:p>
          </table:table-cell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" office:value-type="float" office:value="29.259" calcext:value-type="float">
            <text:p>29.259</text:p>
          </table:table-cell>
          <table:table-cell table:number-columns-repeated="9"/>
        </table:table-row>
        <table:table-row table:style-name="ro1">
          <table:table-cell table:formula="of:=[.A196]" office:value-type="float" office:value="8" calcext:value-type="float">
            <text:p>8</text:p>
          </table:table-cell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" office:value-type="float" office:value="22.928" calcext:value-type="float">
            <text:p>22.928</text:p>
          </table:table-cell>
          <table:table-cell table:number-columns-repeated="9"/>
        </table:table-row>
        <table:table-row table:style-name="ro1">
          <table:table-cell table:formula="of:=[.A197]" office:value-type="float" office:value="8" calcext:value-type="float">
            <text:p>8</text:p>
          </table:table-cell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" office:value-type="float" office:value="21.733" calcext:value-type="float">
            <text:p>21.733</text:p>
          </table:table-cell>
          <table:table-cell table:number-columns-repeated="9"/>
        </table:table-row>
        <table:table-row table:style-name="ro1">
          <table:table-cell table:formula="of:=[.A198]" office:value-type="float" office:value="8" calcext:value-type="float">
            <text:p>8</text:p>
          </table:table-cell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" office:value-type="float" office:value="49.516" calcext:value-type="float">
            <text:p>49.516</text:p>
          </table:table-cell>
          <table:table-cell table:number-columns-repeated="9"/>
        </table:table-row>
        <table:table-row table:style-name="ro1">
          <table:table-cell table:formula="of:=[.A199]" office:value-type="float" office:value="8" calcext:value-type="float">
            <text:p>8</text:p>
          </table:table-cell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" office:value-type="float" office:value="33.69" calcext:value-type="float">
            <text:p>33.69</text:p>
          </table:table-cell>
          <table:table-cell table:number-columns-repeated="9"/>
        </table:table-row>
        <table:table-row table:style-name="ro1">
          <table:table-cell table:formula="of:=[.A200]" office:value-type="float" office:value="8" calcext:value-type="float">
            <text:p>8</text:p>
          </table:table-cell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" office:value-type="float" office:value="26.486" calcext:value-type="float">
            <text:p>26.486</text:p>
          </table:table-cell>
          <table:table-cell table:number-columns-repeated="9"/>
        </table:table-row>
        <table:table-row table:style-name="ro1">
          <table:table-cell table:formula="of:=[.A201]" office:value-type="float" office:value="8" calcext:value-type="float">
            <text:p>8</text:p>
          </table:table-cell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" office:value-type="float" office:value="24.483" calcext:value-type="float">
            <text:p>24.483</text:p>
          </table:table-cell>
          <table:table-cell table:number-columns-repeated="9"/>
        </table:table-row>
        <table:table-row table:style-name="ro1">
          <table:table-cell table:formula="of:=[.A202]" office:value-type="float" office:value="8" calcext:value-type="float">
            <text:p>8</text:p>
          </table:table-cell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" office:value-type="float" office:value="49.515" calcext:value-type="float">
            <text:p>49.515</text:p>
          </table:table-cell>
          <table:table-cell table:number-columns-repeated="9"/>
        </table:table-row>
        <table:table-row table:style-name="ro1">
          <table:table-cell table:formula="of:=[.A203]" office:value-type="float" office:value="8" calcext:value-type="float">
            <text:p>8</text:p>
          </table:table-cell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" office:value-type="float" office:value="29.423" calcext:value-type="float">
            <text:p>29.423</text:p>
          </table:table-cell>
          <table:table-cell table:number-columns-repeated="9"/>
        </table:table-row>
        <table:table-row table:style-name="ro1">
          <table:table-cell table:formula="of:=[.A204]" office:value-type="float" office:value="8" calcext:value-type="float">
            <text:p>8</text:p>
          </table:table-cell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" office:value-type="float" office:value="22.928" calcext:value-type="float">
            <text:p>22.928</text:p>
          </table:table-cell>
          <table:table-cell table:number-columns-repeated="9"/>
        </table:table-row>
        <table:table-row table:style-name="ro1">
          <table:table-cell table:formula="of:=[.A205]" office:value-type="float" office:value="8" calcext:value-type="float">
            <text:p>8</text:p>
          </table:table-cell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" office:value-type="float" office:value="21.733" calcext:value-type="float">
            <text:p>21.733</text:p>
          </table:table-cell>
          <table:table-cell table:number-columns-repeated="9"/>
        </table:table-row>
        <table:table-row table:style-name="ro1">
          <table:table-cell table:formula="of:=[.A206]" office:value-type="float" office:value="8" calcext:value-type="float">
            <text:p>8</text:p>
          </table:table-cell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" office:value-type="float" office:value="49.516" calcext:value-type="float">
            <text:p>49.516</text:p>
          </table:table-cell>
          <table:table-cell table:number-columns-repeated="9"/>
        </table:table-row>
        <table:table-row table:style-name="ro1">
          <table:table-cell table:formula="of:=[.A207]" office:value-type="float" office:value="8" calcext:value-type="float">
            <text:p>8</text:p>
          </table:table-cell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" office:value-type="float" office:value="33.69" calcext:value-type="float">
            <text:p>33.69</text:p>
          </table:table-cell>
          <table:table-cell table:number-columns-repeated="9"/>
        </table:table-row>
        <table:table-row table:style-name="ro1">
          <table:table-cell table:formula="of:=[.A208]" office:value-type="float" office:value="8" calcext:value-type="float">
            <text:p>8</text:p>
          </table:table-cell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" office:value-type="float" office:value="26.486" calcext:value-type="float">
            <text:p>26.486</text:p>
          </table:table-cell>
          <table:table-cell table:number-columns-repeated="9"/>
        </table:table-row>
        <table:table-row table:style-name="ro1">
          <table:table-cell table:formula="of:=[.A209]" office:value-type="float" office:value="8" calcext:value-type="float">
            <text:p>8</text:p>
          </table:table-cell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" office:value-type="float" office:value="24.483" calcext:value-type="float">
            <text:p>24.483</text:p>
          </table:table-cell>
          <table:table-cell table:number-columns-repeated="9"/>
        </table:table-row>
        <table:table-row table:style-name="ro1">
          <table:table-cell table:formula="of:=[.A210]" office:value-type="float" office:value="8" calcext:value-type="float">
            <text:p>8</text:p>
          </table:table-cell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" office:value-type="float" office:value="49.502" calcext:value-type="float">
            <text:p>49.502</text:p>
          </table:table-cell>
          <table:table-cell table:number-columns-repeated="9"/>
        </table:table-row>
        <table:table-row table:style-name="ro1">
          <table:table-cell table:formula="of:=[.A211]" office:value-type="float" office:value="8" calcext:value-type="float">
            <text:p>8</text:p>
          </table:table-cell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" office:value-type="float" office:value="28.328" calcext:value-type="float">
            <text:p>28.328</text:p>
          </table:table-cell>
          <table:table-cell table:number-columns-repeated="9"/>
        </table:table-row>
        <table:table-row table:style-name="ro1">
          <table:table-cell table:formula="of:=[.A212]" office:value-type="float" office:value="8" calcext:value-type="float">
            <text:p>8</text:p>
          </table:table-cell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" office:value-type="float" office:value="23.092" calcext:value-type="float">
            <text:p>23.092</text:p>
          </table:table-cell>
          <table:table-cell table:number-columns-repeated="9"/>
        </table:table-row>
        <table:table-row table:style-name="ro1">
          <table:table-cell table:formula="of:=[.A213]" office:value-type="float" office:value="8" calcext:value-type="float">
            <text:p>8</text:p>
          </table:table-cell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" office:value-type="float" office:value="17.548" calcext:value-type="float">
            <text:p>17.548</text:p>
          </table:table-cell>
          <table:table-cell table:number-columns-repeated="9"/>
        </table:table-row>
        <table:table-row table:style-name="ro1">
          <table:table-cell table:formula="of:=[.A214]" office:value-type="float" office:value="8" calcext:value-type="float">
            <text:p>8</text:p>
          </table:table-cell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" office:value-type="float" office:value="49.516" calcext:value-type="float">
            <text:p>49.516</text:p>
          </table:table-cell>
          <table:table-cell table:number-columns-repeated="9"/>
        </table:table-row>
        <table:table-row table:style-name="ro1">
          <table:table-cell table:formula="of:=[.A215]" office:value-type="float" office:value="8" calcext:value-type="float">
            <text:p>8</text:p>
          </table:table-cell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" office:value-type="float" office:value="33.69" calcext:value-type="float">
            <text:p>33.69</text:p>
          </table:table-cell>
          <table:table-cell table:number-columns-repeated="9"/>
        </table:table-row>
        <table:table-row table:style-name="ro1">
          <table:table-cell table:formula="of:=[.A216]" office:value-type="float" office:value="8" calcext:value-type="float">
            <text:p>8</text:p>
          </table:table-cell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" office:value-type="float" office:value="30.607" calcext:value-type="float">
            <text:p>30.607</text:p>
          </table:table-cell>
          <table:table-cell table:number-columns-repeated="9"/>
        </table:table-row>
        <table:table-row table:style-name="ro1">
          <table:table-cell table:formula="of:=[.A217]" office:value-type="float" office:value="8" calcext:value-type="float">
            <text:p>8</text:p>
          </table:table-cell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" office:value-type="float" office:value="24.483" calcext:value-type="float">
            <text:p>24.483</text:p>
          </table:table-cell>
          <table:table-cell table:number-columns-repeated="9"/>
        </table:table-row>
        <table:table-row table:style-name="ro1">
          <table:table-cell table:formula="of:=[.A218]" office:value-type="float" office:value="8" calcext:value-type="float">
            <text:p>8</text:p>
          </table:table-cell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" office:value-type="float" office:value="49.502" calcext:value-type="float">
            <text:p>49.502</text:p>
          </table:table-cell>
          <table:table-cell table:number-columns-repeated="9"/>
        </table:table-row>
        <table:table-row table:style-name="ro1">
          <table:table-cell table:formula="of:=[.A219]" office:value-type="float" office:value="8" calcext:value-type="float">
            <text:p>8</text:p>
          </table:table-cell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" office:value-type="float" office:value="28.328" calcext:value-type="float">
            <text:p>28.328</text:p>
          </table:table-cell>
          <table:table-cell table:number-columns-repeated="9"/>
        </table:table-row>
        <table:table-row table:style-name="ro1">
          <table:table-cell table:formula="of:=[.A220]" office:value-type="float" office:value="8" calcext:value-type="float">
            <text:p>8</text:p>
          </table:table-cell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" office:value-type="float" office:value="23.092" calcext:value-type="float">
            <text:p>23.092</text:p>
          </table:table-cell>
          <table:table-cell table:number-columns-repeated="9"/>
        </table:table-row>
        <table:table-row table:style-name="ro1">
          <table:table-cell table:formula="of:=[.A221]" office:value-type="float" office:value="8" calcext:value-type="float">
            <text:p>8</text:p>
          </table:table-cell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" office:value-type="float" office:value="17.548" calcext:value-type="float">
            <text:p>17.548</text:p>
          </table:table-cell>
          <table:table-cell table:number-columns-repeated="9"/>
        </table:table-row>
        <table:table-row table:style-name="ro1">
          <table:table-cell table:formula="of:=[.A222]" office:value-type="float" office:value="8" calcext:value-type="float">
            <text:p>8</text:p>
          </table:table-cell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" office:value-type="float" office:value="49.516" calcext:value-type="float">
            <text:p>49.516</text:p>
          </table:table-cell>
          <table:table-cell table:number-columns-repeated="9"/>
        </table:table-row>
        <table:table-row table:style-name="ro1">
          <table:table-cell table:formula="of:=[.A223]" office:value-type="float" office:value="8" calcext:value-type="float">
            <text:p>8</text:p>
          </table:table-cell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" office:value-type="float" office:value="33.69" calcext:value-type="float">
            <text:p>33.69</text:p>
          </table:table-cell>
          <table:table-cell table:number-columns-repeated="9"/>
        </table:table-row>
        <table:table-row table:style-name="ro1">
          <table:table-cell table:formula="of:=[.A224]" office:value-type="float" office:value="8" calcext:value-type="float">
            <text:p>8</text:p>
          </table:table-cell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" office:value-type="float" office:value="30.607" calcext:value-type="float">
            <text:p>30.607</text:p>
          </table:table-cell>
          <table:table-cell table:number-columns-repeated="9"/>
        </table:table-row>
        <table:table-row table:style-name="ro1">
          <table:table-cell table:formula="of:=[.A225]" office:value-type="float" office:value="8" calcext:value-type="float">
            <text:p>8</text:p>
          </table:table-cell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" office:value-type="float" office:value="24.483" calcext:value-type="float">
            <text:p>24.483</text:p>
          </table:table-cell>
          <table:table-cell table:number-columns-repeated="9"/>
        </table:table-row>
        <table:table-row table:style-name="ro1">
          <table:table-cell table:formula="of:=[.A226]" office:value-type="float" office:value="8" calcext:value-type="float">
            <text:p>8</text:p>
          </table:table-cell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" office:value-type="float" office:value="49.502" calcext:value-type="float">
            <text:p>49.502</text:p>
          </table:table-cell>
          <table:table-cell table:number-columns-repeated="9"/>
        </table:table-row>
        <table:table-row table:style-name="ro1">
          <table:table-cell table:formula="of:=[.A227]" office:value-type="float" office:value="8" calcext:value-type="float">
            <text:p>8</text:p>
          </table:table-cell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" office:value-type="float" office:value="28.42" calcext:value-type="float">
            <text:p>28.42</text:p>
          </table:table-cell>
          <table:table-cell table:number-columns-repeated="9"/>
        </table:table-row>
        <table:table-row table:style-name="ro1">
          <table:table-cell table:formula="of:=[.A228]" office:value-type="float" office:value="8" calcext:value-type="float">
            <text:p>8</text:p>
          </table:table-cell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" office:value-type="float" office:value="23.092" calcext:value-type="float">
            <text:p>23.092</text:p>
          </table:table-cell>
          <table:table-cell table:number-columns-repeated="9"/>
        </table:table-row>
        <table:table-row table:style-name="ro1">
          <table:table-cell table:formula="of:=[.A229]" office:value-type="float" office:value="8" calcext:value-type="float">
            <text:p>8</text:p>
          </table:table-cell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" office:value-type="float" office:value="17.548" calcext:value-type="float">
            <text:p>17.548</text:p>
          </table:table-cell>
          <table:table-cell table:number-columns-repeated="9"/>
        </table:table-row>
        <table:table-row table:style-name="ro1">
          <table:table-cell table:formula="of:=[.A230]" office:value-type="float" office:value="8" calcext:value-type="float">
            <text:p>8</text:p>
          </table:table-cell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" office:value-type="float" office:value="49.516" calcext:value-type="float">
            <text:p>49.516</text:p>
          </table:table-cell>
          <table:table-cell table:number-columns-repeated="9"/>
        </table:table-row>
        <table:table-row table:style-name="ro1">
          <table:table-cell table:formula="of:=[.A231]" office:value-type="float" office:value="8" calcext:value-type="float">
            <text:p>8</text:p>
          </table:table-cell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" office:value-type="float" office:value="33.69" calcext:value-type="float">
            <text:p>33.69</text:p>
          </table:table-cell>
          <table:table-cell table:number-columns-repeated="9"/>
        </table:table-row>
        <table:table-row table:style-name="ro1">
          <table:table-cell table:formula="of:=[.A232]" office:value-type="float" office:value="8" calcext:value-type="float">
            <text:p>8</text:p>
          </table:table-cell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" office:value-type="float" office:value="30.607" calcext:value-type="float">
            <text:p>30.607</text:p>
          </table:table-cell>
          <table:table-cell table:number-columns-repeated="9"/>
        </table:table-row>
        <table:table-row table:style-name="ro1">
          <table:table-cell table:formula="of:=[.A233]" office:value-type="float" office:value="8" calcext:value-type="float">
            <text:p>8</text:p>
          </table:table-cell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" office:value-type="float" office:value="24.483" calcext:value-type="float">
            <text:p>24.483</text:p>
          </table:table-cell>
          <table:table-cell table:number-columns-repeated="9"/>
        </table:table-row>
        <table:table-row table:style-name="ro1">
          <table:table-cell table:formula="of:=[.A234]" office:value-type="float" office:value="8" calcext:value-type="float">
            <text:p>8</text:p>
          </table:table-cell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" office:value-type="float" office:value="49.502" calcext:value-type="float">
            <text:p>49.502</text:p>
          </table:table-cell>
          <table:table-cell table:number-columns-repeated="9"/>
        </table:table-row>
        <table:table-row table:style-name="ro1">
          <table:table-cell table:formula="of:=[.A235]" office:value-type="float" office:value="8" calcext:value-type="float">
            <text:p>8</text:p>
          </table:table-cell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" office:value-type="float" office:value="28.273" calcext:value-type="float">
            <text:p>28.273</text:p>
          </table:table-cell>
          <table:table-cell table:number-columns-repeated="9"/>
        </table:table-row>
        <table:table-row table:style-name="ro1">
          <table:table-cell table:formula="of:=[.A236]" office:value-type="float" office:value="8" calcext:value-type="float">
            <text:p>8</text:p>
          </table:table-cell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" office:value-type="float" office:value="23.092" calcext:value-type="float">
            <text:p>23.092</text:p>
          </table:table-cell>
          <table:table-cell table:number-columns-repeated="9"/>
        </table:table-row>
        <table:table-row table:style-name="ro1">
          <table:table-cell table:formula="of:=[.A237]" office:value-type="float" office:value="8" calcext:value-type="float">
            <text:p>8</text:p>
          </table:table-cell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" office:value-type="float" office:value="17.548" calcext:value-type="float">
            <text:p>17.548</text:p>
          </table:table-cell>
          <table:table-cell table:number-columns-repeated="9"/>
        </table:table-row>
        <table:table-row table:style-name="ro1">
          <table:table-cell table:formula="of:=[.A238]" office:value-type="float" office:value="8" calcext:value-type="float">
            <text:p>8</text:p>
          </table:table-cell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" office:value-type="float" office:value="49.516" calcext:value-type="float">
            <text:p>49.516</text:p>
          </table:table-cell>
          <table:table-cell table:number-columns-repeated="9"/>
        </table:table-row>
        <table:table-row table:style-name="ro1">
          <table:table-cell table:formula="of:=[.A239]" office:value-type="float" office:value="8" calcext:value-type="float">
            <text:p>8</text:p>
          </table:table-cell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" office:value-type="float" office:value="33.69" calcext:value-type="float">
            <text:p>33.69</text:p>
          </table:table-cell>
          <table:table-cell table:number-columns-repeated="9"/>
        </table:table-row>
        <table:table-row table:style-name="ro1">
          <table:table-cell table:formula="of:=[.A240]" office:value-type="float" office:value="8" calcext:value-type="float">
            <text:p>8</text:p>
          </table:table-cell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" office:value-type="float" office:value="30.607" calcext:value-type="float">
            <text:p>30.607</text:p>
          </table:table-cell>
          <table:table-cell table:number-columns-repeated="9"/>
        </table:table-row>
        <table:table-row table:style-name="ro1">
          <table:table-cell table:formula="of:=[.A241]" office:value-type="float" office:value="8" calcext:value-type="float">
            <text:p>8</text:p>
          </table:table-cell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" office:value-type="float" office:value="24.483" calcext:value-type="float">
            <text:p>24.48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4:37:19.445054577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70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76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72cm" svg:height="10.971cm" xlink:href=".." xlink:type="simple" chart:class="chart:bar" chart:style-name="ch1">
        <chart:legend chart:legend-position="end" svg:x="16.096cm" svg:y="3.941cm" style:legend-expansion="high" chart:style-name="ch2"/>
        <chart:plot-area chart:style-name="ch3" table:cell-range-address="Sheet1.A244:Sheet1.G484" chart:data-source-has-labels="both" svg:x="0.837cm" svg:y="1.011cm" svg:width="14.485cm" svg:height="9.321cm">
          <chartooo:coordinate-region svg:x="1.458cm" svg:y="1.21cm" svg:width="13.864cm" svg:height="8.077cm"/>
          <chart:axis chart:dimension="x" chart:name="primary-x" chart:style-name="ch4" chartooo:axis-type="auto">
            <chartooo:date-scale/>
            <chart:categories table:cell-range-address="Sheet1.A245:Sheet1.A4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45:Sheet1.B484" chart:label-cell-address="Sheet1.B244:Sheet1.B244" chart:class="chart:bar">
            <chart:data-point chart:repeated="240"/>
          </chart:series>
          <chart:series chart:style-name="ch8" chart:values-cell-range-address="Sheet1.C245:Sheet1.C484" chart:label-cell-address="Sheet1.C244:Sheet1.C244" chart:class="chart:bar">
            <chart:data-point chart:repeated="240"/>
          </chart:series>
          <chart:series chart:style-name="ch9" chart:values-cell-range-address="Sheet1.D245:Sheet1.D484" chart:label-cell-address="Sheet1.D244:Sheet1.D244" chart:class="chart:bar">
            <chart:data-point chart:repeated="240"/>
          </chart:series>
          <chart:series chart:style-name="ch10" chart:values-cell-range-address="Sheet1.E245:Sheet1.E484" chart:label-cell-address="Sheet1.E244:Sheet1.E244" chart:class="chart:bar">
            <chart:data-point chart:repeated="240"/>
          </chart:series>
          <chart:series chart:style-name="ch11" chart:values-cell-range-address="Sheet1.F245:Sheet1.F484" chart:label-cell-address="Sheet1.F244:Sheet1.F244" chart:class="chart:bar">
            <chart:data-point chart:repeated="240"/>
          </chart:series>
          <chart:series chart:style-name="ch12" chart:values-cell-range-address="Sheet1.G245:Sheet1.G484" chart:label-cell-address="Sheet1.G244:Sheet1.G244" chart:class="chart:line"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Cycles (10k)</text:p>
                <draw:g>
                  <svg:desc>Sheet1.G244:Sheet1.G24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45:Sheet1.A484</svg:desc>
                </draw:g>
              </table:table-cell>
              <table:table-cell office:value-type="float" office:value="1">
                <text:p>1</text:p>
                <draw:g>
                  <svg:desc>Sheet1.B245:Sheet1.B484</svg:desc>
                </draw:g>
              </table:table-cell>
              <table:table-cell office:value-type="float" office:value="1">
                <text:p>1</text:p>
                <draw:g>
                  <svg:desc>Sheet1.C245:Sheet1.C484</svg:desc>
                </draw:g>
              </table:table-cell>
              <table:table-cell office:value-type="float" office:value="1">
                <text:p>1</text:p>
                <draw:g>
                  <svg:desc>Sheet1.D245:Sheet1.D484</svg:desc>
                </draw:g>
              </table:table-cell>
              <table:table-cell office:value-type="float" office:value="1">
                <text:p>1</text:p>
                <draw:g>
                  <svg:desc>Sheet1.E245:Sheet1.E484</svg:desc>
                </draw:g>
              </table:table-cell>
              <table:table-cell office:value-type="float" office:value="1">
                <text:p>1</text:p>
                <draw:g>
                  <svg:desc>Sheet1.F245:Sheet1.F484</svg:desc>
                </draw:g>
              </table:table-cell>
              <table:table-cell office:value-type="float" office:value="23.1743">
                <text:p>23.1743</text:p>
                <draw:g>
                  <svg:desc>Sheet1.G245:Sheet1.G48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897">
                <text:p>19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745">
                <text:p>23.1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741">
                <text:p>23.1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897">
                <text:p>19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745">
                <text:p>23.1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741">
                <text:p>23.1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1736">
                <text:p>23.1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125">
                <text:p>24.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121">
                <text:p>24.8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1736">
                <text:p>23.1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125">
                <text:p>24.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121">
                <text:p>24.8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509">
                <text:p>21.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477">
                <text:p>23.1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475">
                <text:p>23.1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509">
                <text:p>21.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477">
                <text:p>23.1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475">
                <text:p>23.1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34">
                <text:p>21.4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221">
                <text:p>23.1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219">
                <text:p>23.1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34">
                <text:p>21.4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221">
                <text:p>23.1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219">
                <text:p>23.1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34">
                <text:p>21.4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221">
                <text:p>23.1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219">
                <text:p>23.1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34">
                <text:p>21.4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221">
                <text:p>23.1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219">
                <text:p>23.121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6877">
                <text:p>11.6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6874">
                <text:p>11.6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6868">
                <text:p>11.6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6864">
                <text:p>11.6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5065">
                <text:p>12.5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06">
                <text:p>12.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059">
                <text:p>12.5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6868">
                <text:p>11.6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6864">
                <text:p>11.6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5065">
                <text:p>12.5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06">
                <text:p>12.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059">
                <text:p>12.5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8417">
                <text:p>10.8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411">
                <text:p>10.8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5314">
                <text:p>12.5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09">
                <text:p>12.5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308">
                <text:p>12.5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8417">
                <text:p>10.8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411">
                <text:p>10.8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5314">
                <text:p>12.5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09">
                <text:p>12.5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308">
                <text:p>12.5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8662">
                <text:p>10.8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661">
                <text:p>10.8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862">
                <text:p>11.6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856">
                <text:p>11.6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854">
                <text:p>11.6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8662">
                <text:p>10.8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661">
                <text:p>10.8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862">
                <text:p>11.6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856">
                <text:p>11.6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854">
                <text:p>11.6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027">
                <text:p>12.4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148">
                <text:p>10.8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606">
                <text:p>11.6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598">
                <text:p>11.6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027">
                <text:p>12.4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148">
                <text:p>10.8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606">
                <text:p>11.6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598">
                <text:p>11.6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027">
                <text:p>12.4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148">
                <text:p>10.8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606">
                <text:p>11.6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598">
                <text:p>11.6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027">
                <text:p>12.4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148">
                <text:p>10.8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606">
                <text:p>11.6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598">
                <text:p>11.65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1698">
                <text:p>7.1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352">
                <text:p>6.7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737">
                <text:p>6.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405">
                <text:p>6.5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333">
                <text:p>6.7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653">
                <text:p>5.9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468">
                <text:p>6.7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848">
                <text:p>6.7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844">
                <text:p>6.7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844">
                <text:p>6.7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405">
                <text:p>6.5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333">
                <text:p>6.7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653">
                <text:p>5.9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468">
                <text:p>6.7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848">
                <text:p>6.7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844">
                <text:p>6.7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844">
                <text:p>6.7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449">
                <text:p>6.8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972">
                <text:p>6.2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8085">
                <text:p>6.8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1691">
                <text:p>7.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2185">
                <text:p>7.2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449">
                <text:p>6.8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972">
                <text:p>6.2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8085">
                <text:p>6.8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1691">
                <text:p>7.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2185">
                <text:p>7.2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3788">
                <text:p>6.3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508">
                <text:p>6.2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3207">
                <text:p>6.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321">
                <text:p>6.7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684">
                <text:p>6.7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807">
                <text:p>6.7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807">
                <text:p>6.7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58">
                <text:p>6.4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508">
                <text:p>6.2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3207">
                <text:p>6.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321">
                <text:p>6.7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429">
                <text:p>6.7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807">
                <text:p>6.7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807">
                <text:p>6.7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835">
                <text:p>6.4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638">
                <text:p>5.8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1278">
                <text:p>5.1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007">
                <text:p>6.7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557">
                <text:p>6.7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835">
                <text:p>6.4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638">
                <text:p>5.8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1278">
                <text:p>5.1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007">
                <text:p>6.7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556">
                <text:p>6.7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083">
                <text:p>6.4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638">
                <text:p>5.8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1278">
                <text:p>5.1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007">
                <text:p>6.7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557">
                <text:p>6.7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083">
                <text:p>6.4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638">
                <text:p>5.8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1278">
                <text:p>5.1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007">
                <text:p>6.7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557">
                <text:p>6.7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535">
                <text:p>4.9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0923">
                <text:p>3.0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5259">
                <text:p>2.5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1536">
                <text:p>2.1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544">
                <text:p>4.9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0172">
                <text:p>3.0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6656">
                <text:p>2.6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2332">
                <text:p>2.2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546">
                <text:p>4.9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716">
                <text:p>3.6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0681">
                <text:p>3.0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5113">
                <text:p>2.5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544">
                <text:p>4.9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0197">
                <text:p>3.0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6656">
                <text:p>2.6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2332">
                <text:p>2.2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546">
                <text:p>4.9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716">
                <text:p>3.6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0681">
                <text:p>3.0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5113">
                <text:p>2.5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523">
                <text:p>4.9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548">
                <text:p>2.8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566">
                <text:p>2.2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8136">
                <text:p>1.8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563">
                <text:p>4.9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98">
                <text:p>3.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1552">
                <text:p>3.1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523">
                <text:p>4.9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548">
                <text:p>2.8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541">
                <text:p>2.2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8136">
                <text:p>1.8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563">
                <text:p>4.9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98">
                <text:p>3.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1552">
                <text:p>3.1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515">
                <text:p>4.9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259">
                <text:p>2.9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928">
                <text:p>2.2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1733">
                <text:p>2.1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516">
                <text:p>4.9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6486">
                <text:p>2.6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4483">
                <text:p>2.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515">
                <text:p>4.9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423">
                <text:p>2.9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928">
                <text:p>2.2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1733">
                <text:p>2.1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516">
                <text:p>4.9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6486">
                <text:p>2.6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4483">
                <text:p>2.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502">
                <text:p>4.9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328">
                <text:p>2.8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092">
                <text:p>2.3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7548">
                <text:p>1.7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516">
                <text:p>4.9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0607">
                <text:p>3.0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4483">
                <text:p>2.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502">
                <text:p>4.9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328">
                <text:p>2.8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092">
                <text:p>2.3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7548">
                <text:p>1.7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516">
                <text:p>4.9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0607">
                <text:p>3.0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4483">
                <text:p>2.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502">
                <text:p>4.9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092">
                <text:p>2.3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7548">
                <text:p>1.7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516">
                <text:p>4.9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0607">
                <text:p>3.0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4483">
                <text:p>2.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9502">
                <text:p>4.9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8273">
                <text:p>2.8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3092">
                <text:p>2.3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7548">
                <text:p>1.7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516">
                <text:p>4.9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0607">
                <text:p>3.0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4483">
                <text:p>2.4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04cm" svg:height="9.005cm" xlink:href=".." xlink:type="simple" chart:class="chart:bar" chart:style-name="ch1">
        <chart:legend chart:legend-position="end" svg:x="15.328cm" svg:y="2.958cm" style:legend-expansion="high" chart:style-name="ch2"/>
        <chart:plot-area chart:style-name="ch3" table:cell-range-address="Sheet1.B490:Sheet1.G521" chart:data-source-has-labels="row" svg:x="0.822cm" svg:y="0.855cm" svg:width="13.762cm" svg:height="7.55cm">
          <chartooo:coordinate-region svg:x="1.443cm" svg:y="1.054cm" svg:width="13.141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91:Sheet1.B521" chart:label-cell-address="Sheet1.B490:Sheet1.B490" chart:class="chart:bar">
            <chart:data-point chart:repeated="31"/>
          </chart:series>
          <chart:series chart:style-name="ch8" chart:values-cell-range-address="Sheet1.C491:Sheet1.C521" chart:label-cell-address="Sheet1.C490:Sheet1.C490" chart:class="chart:bar">
            <chart:data-point chart:repeated="31"/>
          </chart:series>
          <chart:series chart:style-name="ch9" chart:values-cell-range-address="Sheet1.D491:Sheet1.D521" chart:label-cell-address="Sheet1.D490:Sheet1.D490" chart:class="chart:bar">
            <chart:data-point chart:repeated="31"/>
          </chart:series>
          <chart:series chart:style-name="ch10" chart:values-cell-range-address="Sheet1.E491:Sheet1.E521" chart:label-cell-address="Sheet1.E490:Sheet1.E490" chart:class="chart:bar">
            <chart:data-point chart:repeated="31"/>
          </chart:series>
          <chart:series chart:style-name="ch11" chart:values-cell-range-address="Sheet1.F491:Sheet1.F521" chart:label-cell-address="Sheet1.F490:Sheet1.F490" chart:class="chart:bar">
            <chart:data-point chart:repeated="31"/>
          </chart:series>
          <chart:series chart:style-name="ch12" chart:values-cell-range-address="Sheet1.G491:Sheet1.G521" chart:label-cell-address="Sheet1.G490:Sheet1.G490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90:Sheet1.B490</svg:desc>
                </draw:g>
              </table:table-cell>
              <table:table-cell office:value-type="string">
                <text:p> ALUs</text:p>
                <draw:g>
                  <svg:desc>Sheet1.C490:Sheet1.C490</svg:desc>
                </draw:g>
              </table:table-cell>
              <table:table-cell office:value-type="string">
                <text:p> MULs</text:p>
                <draw:g>
                  <svg:desc>Sheet1.D490:Sheet1.D490</svg:desc>
                </draw:g>
              </table:table-cell>
              <table:table-cell office:value-type="string">
                <text:p> LSUs</text:p>
                <draw:g>
                  <svg:desc>Sheet1.E490:Sheet1.E490</svg:desc>
                </draw:g>
              </table:table-cell>
              <table:table-cell office:value-type="string">
                <text:p> Banks</text:p>
                <draw:g>
                  <svg:desc>Sheet1.F490:Sheet1.F490</svg:desc>
                </draw:g>
              </table:table-cell>
              <table:table-cell office:value-type="string">
                <text:p>Cycles(10k)</text:p>
                <draw:g>
                  <svg:desc>Sheet1.G490:Sheet1.G4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91:Sheet1.B521</svg:desc>
                </draw:g>
              </table:table-cell>
              <table:table-cell office:value-type="float" office:value="1">
                <text:p>1</text:p>
                <draw:g>
                  <svg:desc>Sheet1.C491:Sheet1.C521</svg:desc>
                </draw:g>
              </table:table-cell>
              <table:table-cell office:value-type="float" office:value="1">
                <text:p>1</text:p>
                <draw:g>
                  <svg:desc>Sheet1.D491:Sheet1.D521</svg:desc>
                </draw:g>
              </table:table-cell>
              <table:table-cell office:value-type="float" office:value="1">
                <text:p>1</text:p>
                <draw:g>
                  <svg:desc>Sheet1.E491:Sheet1.E521</svg:desc>
                </draw:g>
              </table:table-cell>
              <table:table-cell office:value-type="float" office:value="1">
                <text:p>1</text:p>
                <draw:g>
                  <svg:desc>Sheet1.F491:Sheet1.F521</svg:desc>
                </draw:g>
              </table:table-cell>
              <table:table-cell office:value-type="float" office:value="23.1743">
                <text:p>23.1743</text:p>
                <draw:g>
                  <svg:desc>Sheet1.G491:Sheet1.G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897">
                <text:p>19.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745">
                <text:p>23.1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741">
                <text:p>23.1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.897">
                <text:p>19.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745">
                <text:p>23.1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741">
                <text:p>23.1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1736">
                <text:p>23.1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125">
                <text:p>24.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121">
                <text:p>24.8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1736">
                <text:p>23.1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8125">
                <text:p>24.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8121">
                <text:p>24.8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509">
                <text:p>21.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477">
                <text:p>23.1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475">
                <text:p>23.1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509">
                <text:p>21.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477">
                <text:p>23.1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475">
                <text:p>23.1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34">
                <text:p>21.4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221">
                <text:p>23.1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219">
                <text:p>23.1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34">
                <text:p>21.4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221">
                <text:p>23.1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219">
                <text:p>23.1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34">
                <text:p>21.4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221">
                <text:p>23.1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219">
                <text:p>23.1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34">
                <text:p>21.4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1221">
                <text:p>23.1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1219">
                <text:p>23.12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13cm" svg:height="9.006cm" xlink:href=".." xlink:type="simple" chart:class="chart:bar" chart:style-name="ch1">
        <chart:legend chart:legend-position="end" svg:x="15.032cm" svg:y="2.959cm" style:legend-expansion="high" chart:style-name="ch2"/>
        <chart:plot-area chart:style-name="ch3" table:cell-range-address="Sheet1.B522:Sheet1.G574" chart:data-source-has-labels="row" svg:x="0.818cm" svg:y="0.855cm" svg:width="13.478cm" svg:height="7.551cm">
          <chartooo:coordinate-region svg:x="1.439cm" svg:y="1.054cm" svg:width="12.857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3:Sheet1.B574" chart:label-cell-address="Sheet1.B522:Sheet1.B522" chart:class="chart:bar">
            <chart:data-point chart:repeated="52"/>
          </chart:series>
          <chart:series chart:style-name="ch8" chart:values-cell-range-address="Sheet1.C523:Sheet1.C574" chart:label-cell-address="Sheet1.C522:Sheet1.C522" chart:class="chart:bar">
            <chart:data-point chart:repeated="52"/>
          </chart:series>
          <chart:series chart:style-name="ch9" chart:values-cell-range-address="Sheet1.D523:Sheet1.D574" chart:label-cell-address="Sheet1.D522:Sheet1.D522" chart:class="chart:bar">
            <chart:data-point chart:repeated="52"/>
          </chart:series>
          <chart:series chart:style-name="ch10" chart:values-cell-range-address="Sheet1.E523:Sheet1.E574" chart:label-cell-address="Sheet1.E522:Sheet1.E522" chart:class="chart:bar">
            <chart:data-point chart:repeated="52"/>
          </chart:series>
          <chart:series chart:style-name="ch11" chart:values-cell-range-address="Sheet1.F523:Sheet1.F574" chart:label-cell-address="Sheet1.F522:Sheet1.F522" chart:class="chart:bar">
            <chart:data-point chart:repeated="52"/>
          </chart:series>
          <chart:series chart:style-name="ch12" chart:values-cell-range-address="Sheet1.G523:Sheet1.G574" chart:label-cell-address="Sheet1.G522:Sheet1.G522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22:Sheet1.B522</svg:desc>
                </draw:g>
              </table:table-cell>
              <table:table-cell office:value-type="string">
                <text:p> ALUs</text:p>
                <draw:g>
                  <svg:desc>Sheet1.C522:Sheet1.C522</svg:desc>
                </draw:g>
              </table:table-cell>
              <table:table-cell office:value-type="string">
                <text:p> MULs</text:p>
                <draw:g>
                  <svg:desc>Sheet1.D522:Sheet1.D522</svg:desc>
                </draw:g>
              </table:table-cell>
              <table:table-cell office:value-type="string">
                <text:p> LSUs</text:p>
                <draw:g>
                  <svg:desc>Sheet1.E522:Sheet1.E522</svg:desc>
                </draw:g>
              </table:table-cell>
              <table:table-cell office:value-type="string">
                <text:p> Banks</text:p>
                <draw:g>
                  <svg:desc>Sheet1.F522:Sheet1.F522</svg:desc>
                </draw:g>
              </table:table-cell>
              <table:table-cell office:value-type="string">
                <text:p> Cycles (10k)</text:p>
                <draw:g>
                  <svg:desc>Sheet1.G522:Sheet1.G5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23:Sheet1.B574</svg:desc>
                </draw:g>
              </table:table-cell>
              <table:table-cell office:value-type="float" office:value="1">
                <text:p>1</text:p>
                <draw:g>
                  <svg:desc>Sheet1.C523:Sheet1.C574</svg:desc>
                </draw:g>
              </table:table-cell>
              <table:table-cell office:value-type="float" office:value="1">
                <text:p>1</text:p>
                <draw:g>
                  <svg:desc>Sheet1.D523:Sheet1.D574</svg:desc>
                </draw:g>
              </table:table-cell>
              <table:table-cell office:value-type="float" office:value="1">
                <text:p>1</text:p>
                <draw:g>
                  <svg:desc>Sheet1.E523:Sheet1.E574</svg:desc>
                </draw:g>
              </table:table-cell>
              <table:table-cell office:value-type="float" office:value="1">
                <text:p>1</text:p>
                <draw:g>
                  <svg:desc>Sheet1.F523:Sheet1.F574</svg:desc>
                </draw:g>
              </table:table-cell>
              <table:table-cell office:value-type="float" office:value="11.6877">
                <text:p>11.6877</text:p>
                <draw:g>
                  <svg:desc>Sheet1.G523:Sheet1.G5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6874">
                <text:p>11.6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6868">
                <text:p>11.6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6864">
                <text:p>11.6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5065">
                <text:p>12.5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06">
                <text:p>12.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059">
                <text:p>12.5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6868">
                <text:p>11.6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.6864">
                <text:p>11.6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5065">
                <text:p>12.5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06">
                <text:p>12.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059">
                <text:p>12.5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8417">
                <text:p>10.8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411">
                <text:p>10.8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5314">
                <text:p>12.5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09">
                <text:p>12.5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308">
                <text:p>12.5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8417">
                <text:p>10.8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411">
                <text:p>10.8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5314">
                <text:p>12.5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5309">
                <text:p>12.5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.5308">
                <text:p>12.5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8662">
                <text:p>10.86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661">
                <text:p>10.86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862">
                <text:p>11.6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856">
                <text:p>11.6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854">
                <text:p>11.68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8662">
                <text:p>10.86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661">
                <text:p>10.8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862">
                <text:p>11.6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856">
                <text:p>11.68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854">
                <text:p>11.68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027">
                <text:p>12.40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148">
                <text:p>10.8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606">
                <text:p>11.6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598">
                <text:p>11.65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027">
                <text:p>12.4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148">
                <text:p>10.8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606">
                <text:p>11.66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598">
                <text:p>11.6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027">
                <text:p>12.4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148">
                <text:p>10.8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606">
                <text:p>11.66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598">
                <text:p>11.65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.4027">
                <text:p>12.4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.8148">
                <text:p>10.8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6606">
                <text:p>11.66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1.6598">
                <text:p>11.65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91cm" svg:height="9.005cm" xlink:href=".." xlink:type="simple" chart:class="chart:bar" chart:style-name="ch1">
        <chart:legend chart:legend-position="end" svg:x="16.21cm" svg:y="2.958cm" style:legend-expansion="high" chart:style-name="ch2"/>
        <chart:plot-area chart:style-name="ch3" table:cell-range-address="Sheet1.B575:Sheet1.G648" chart:data-source-has-labels="row" svg:x="0.841cm" svg:y="0.855cm" svg:width="14.587cm" svg:height="7.55cm">
          <chartooo:coordinate-region svg:x="1.462cm" svg:y="1.054cm" svg:width="13.966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76:Sheet1.B648" chart:label-cell-address="Sheet1.B575:Sheet1.B575" chart:class="chart:bar">
            <chart:data-point chart:repeated="73"/>
          </chart:series>
          <chart:series chart:style-name="ch8" chart:values-cell-range-address="Sheet1.C576:Sheet1.C648" chart:label-cell-address="Sheet1.C575:Sheet1.C575" chart:class="chart:bar">
            <chart:data-point chart:repeated="73"/>
          </chart:series>
          <chart:series chart:style-name="ch9" chart:values-cell-range-address="Sheet1.D576:Sheet1.D648" chart:label-cell-address="Sheet1.D575:Sheet1.D575" chart:class="chart:bar">
            <chart:data-point chart:repeated="73"/>
          </chart:series>
          <chart:series chart:style-name="ch10" chart:values-cell-range-address="Sheet1.E576:Sheet1.E648" chart:label-cell-address="Sheet1.E575:Sheet1.E575" chart:class="chart:bar">
            <chart:data-point chart:repeated="73"/>
          </chart:series>
          <chart:series chart:style-name="ch11" chart:values-cell-range-address="Sheet1.F576:Sheet1.F648" chart:label-cell-address="Sheet1.F575:Sheet1.F575" chart:class="chart:bar">
            <chart:data-point chart:repeated="73"/>
          </chart:series>
          <chart:series chart:style-name="ch12" chart:values-cell-range-address="Sheet1.G576:Sheet1.G648" chart:label-cell-address="Sheet1.G575:Sheet1.G575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575:Sheet1.B575</svg:desc>
                </draw:g>
              </table:table-cell>
              <table:table-cell office:value-type="string">
                <text:p> ALUs</text:p>
                <draw:g>
                  <svg:desc>Sheet1.C575:Sheet1.C575</svg:desc>
                </draw:g>
              </table:table-cell>
              <table:table-cell office:value-type="string">
                <text:p> MULs</text:p>
                <draw:g>
                  <svg:desc>Sheet1.D575:Sheet1.D575</svg:desc>
                </draw:g>
              </table:table-cell>
              <table:table-cell office:value-type="string">
                <text:p> LSUs</text:p>
                <draw:g>
                  <svg:desc>Sheet1.E575:Sheet1.E575</svg:desc>
                </draw:g>
              </table:table-cell>
              <table:table-cell office:value-type="string">
                <text:p> Banks</text:p>
                <draw:g>
                  <svg:desc>Sheet1.F575:Sheet1.F575</svg:desc>
                </draw:g>
              </table:table-cell>
              <table:table-cell office:value-type="string">
                <text:p> Cycles (10k)</text:p>
                <draw:g>
                  <svg:desc>Sheet1.G575:Sheet1.G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76:Sheet1.B648</svg:desc>
                </draw:g>
              </table:table-cell>
              <table:table-cell office:value-type="float" office:value="1">
                <text:p>1</text:p>
                <draw:g>
                  <svg:desc>Sheet1.C576:Sheet1.C648</svg:desc>
                </draw:g>
              </table:table-cell>
              <table:table-cell office:value-type="float" office:value="1">
                <text:p>1</text:p>
                <draw:g>
                  <svg:desc>Sheet1.D576:Sheet1.D648</svg:desc>
                </draw:g>
              </table:table-cell>
              <table:table-cell office:value-type="float" office:value="1">
                <text:p>1</text:p>
                <draw:g>
                  <svg:desc>Sheet1.E576:Sheet1.E648</svg:desc>
                </draw:g>
              </table:table-cell>
              <table:table-cell office:value-type="float" office:value="1">
                <text:p>1</text:p>
                <draw:g>
                  <svg:desc>Sheet1.F576:Sheet1.F648</svg:desc>
                </draw:g>
              </table:table-cell>
              <table:table-cell office:value-type="float" office:value="7.1698">
                <text:p>7.1698</text:p>
                <draw:g>
                  <svg:desc>Sheet1.G576:Sheet1.G6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352">
                <text:p>6.7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737">
                <text:p>6.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405">
                <text:p>6.5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333">
                <text:p>6.7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653">
                <text:p>5.9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468">
                <text:p>6.7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848">
                <text:p>6.7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844">
                <text:p>6.7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844">
                <text:p>6.7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5405">
                <text:p>6.5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7333">
                <text:p>6.7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9653">
                <text:p>5.9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468">
                <text:p>6.7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848">
                <text:p>6.7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844">
                <text:p>6.7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844">
                <text:p>6.7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449">
                <text:p>6.8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972">
                <text:p>6.2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8085">
                <text:p>6.8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1691">
                <text:p>7.1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2185">
                <text:p>7.2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449">
                <text:p>6.8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972">
                <text:p>6.2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8085">
                <text:p>6.8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1691">
                <text:p>7.16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2185">
                <text:p>7.2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218">
                <text:p>7.2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3788">
                <text:p>6.3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508">
                <text:p>6.2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3207">
                <text:p>6.3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321">
                <text:p>6.73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684">
                <text:p>6.7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807">
                <text:p>6.78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807">
                <text:p>6.78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258">
                <text:p>6.4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2508">
                <text:p>6.2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.3207">
                <text:p>6.3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321">
                <text:p>6.7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429">
                <text:p>6.7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807">
                <text:p>6.7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807">
                <text:p>6.78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835">
                <text:p>6.48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638">
                <text:p>5.86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1278">
                <text:p>5.1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007">
                <text:p>6.7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557">
                <text:p>6.75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835">
                <text:p>6.4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638">
                <text:p>5.8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1278">
                <text:p>5.12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007">
                <text:p>6.7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556">
                <text:p>6.7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083">
                <text:p>6.40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638">
                <text:p>5.86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1278">
                <text:p>5.12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007">
                <text:p>6.70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557">
                <text:p>6.7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4083">
                <text:p>6.4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.8638">
                <text:p>5.86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1278">
                <text:p>5.12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7007">
                <text:p>6.7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7557">
                <text:p>6.75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7551">
                <text:p>6.7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.7551">
                <text:p>6.75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8cm" svg:height="9.006cm" xlink:href=".." xlink:type="simple" chart:class="chart:bar" chart:style-name="ch1">
        <chart:legend chart:legend-position="end" svg:x="15.192cm" svg:y="2.959cm" style:legend-expansion="high" chart:style-name="ch2"/>
        <chart:plot-area chart:style-name="ch3" table:cell-range-address="Sheet1.B649:Sheet1.G733" chart:data-source-has-labels="row" svg:x="0.819cm" svg:y="0.855cm" svg:width="13.635cm" svg:height="7.551cm">
          <chartooo:coordinate-region svg:x="1.44cm" svg:y="1.054cm" svg:width="13.014cm" svg:height="7.1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50:Sheet1.B733" chart:label-cell-address="Sheet1.B649:Sheet1.B649" chart:class="chart:bar">
            <chart:data-point chart:repeated="84"/>
          </chart:series>
          <chart:series chart:style-name="ch8" chart:values-cell-range-address="Sheet1.C650:Sheet1.C733" chart:label-cell-address="Sheet1.C649:Sheet1.C649" chart:class="chart:bar">
            <chart:data-point chart:repeated="84"/>
          </chart:series>
          <chart:series chart:style-name="ch9" chart:values-cell-range-address="Sheet1.D650:Sheet1.D733" chart:label-cell-address="Sheet1.D649:Sheet1.D649" chart:class="chart:bar">
            <chart:data-point chart:repeated="84"/>
          </chart:series>
          <chart:series chart:style-name="ch10" chart:values-cell-range-address="Sheet1.E650:Sheet1.E733" chart:label-cell-address="Sheet1.E649:Sheet1.E649" chart:class="chart:bar">
            <chart:data-point chart:repeated="84"/>
          </chart:series>
          <chart:series chart:style-name="ch11" chart:values-cell-range-address="Sheet1.F650:Sheet1.F733" chart:label-cell-address="Sheet1.F649:Sheet1.F649" chart:class="chart:bar">
            <chart:data-point chart:repeated="84"/>
          </chart:series>
          <chart:series chart:style-name="ch12" chart:values-cell-range-address="Sheet1.G650:Sheet1.G733" chart:label-cell-address="Sheet1.G649:Sheet1.G649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649:Sheet1.B649</svg:desc>
                </draw:g>
              </table:table-cell>
              <table:table-cell office:value-type="string">
                <text:p> ALUs</text:p>
                <draw:g>
                  <svg:desc>Sheet1.C649:Sheet1.C649</svg:desc>
                </draw:g>
              </table:table-cell>
              <table:table-cell office:value-type="string">
                <text:p> MULs</text:p>
                <draw:g>
                  <svg:desc>Sheet1.D649:Sheet1.D649</svg:desc>
                </draw:g>
              </table:table-cell>
              <table:table-cell office:value-type="string">
                <text:p> LSUs</text:p>
                <draw:g>
                  <svg:desc>Sheet1.E649:Sheet1.E649</svg:desc>
                </draw:g>
              </table:table-cell>
              <table:table-cell office:value-type="string">
                <text:p> Banks</text:p>
                <draw:g>
                  <svg:desc>Sheet1.F649:Sheet1.F649</svg:desc>
                </draw:g>
              </table:table-cell>
              <table:table-cell office:value-type="string">
                <text:p> Cycles (1k)</text:p>
                <draw:g>
                  <svg:desc>Sheet1.G649:Sheet1.G6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50:Sheet1.B733</svg:desc>
                </draw:g>
              </table:table-cell>
              <table:table-cell office:value-type="float" office:value="1">
                <text:p>1</text:p>
                <draw:g>
                  <svg:desc>Sheet1.C650:Sheet1.C733</svg:desc>
                </draw:g>
              </table:table-cell>
              <table:table-cell office:value-type="float" office:value="1">
                <text:p>1</text:p>
                <draw:g>
                  <svg:desc>Sheet1.D650:Sheet1.D733</svg:desc>
                </draw:g>
              </table:table-cell>
              <table:table-cell office:value-type="float" office:value="1">
                <text:p>1</text:p>
                <draw:g>
                  <svg:desc>Sheet1.E650:Sheet1.E733</svg:desc>
                </draw:g>
              </table:table-cell>
              <table:table-cell office:value-type="float" office:value="1">
                <text:p>1</text:p>
                <draw:g>
                  <svg:desc>Sheet1.F650:Sheet1.F733</svg:desc>
                </draw:g>
              </table:table-cell>
              <table:table-cell office:value-type="float" office:value="49.535">
                <text:p>49.535</text:p>
                <draw:g>
                  <svg:desc>Sheet1.G650:Sheet1.G7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.923">
                <text:p>30.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5.259">
                <text:p>25.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1.536">
                <text:p>21.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44">
                <text:p>49.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.172">
                <text:p>30.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6.656">
                <text:p>26.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2.332">
                <text:p>22.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46">
                <text:p>49.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716">
                <text:p>36.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681">
                <text:p>30.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5.113">
                <text:p>25.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44">
                <text:p>49.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0.197">
                <text:p>30.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6.656">
                <text:p>26.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2.332">
                <text:p>22.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46">
                <text:p>49.5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716">
                <text:p>36.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681">
                <text:p>30.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5.113">
                <text:p>25.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23">
                <text:p>49.5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548">
                <text:p>28.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.566">
                <text:p>22.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.136">
                <text:p>18.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63">
                <text:p>49.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98">
                <text:p>36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1.552">
                <text:p>31.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23">
                <text:p>49.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548">
                <text:p>28.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.541">
                <text:p>22.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.136">
                <text:p>18.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63">
                <text:p>49.5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98">
                <text:p>36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1.552">
                <text:p>31.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15">
                <text:p>49.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.259">
                <text:p>29.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1.733">
                <text:p>21.7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16">
                <text:p>49.5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.486">
                <text:p>26.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483">
                <text:p>24.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15">
                <text:p>49.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.423">
                <text:p>29.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1.733">
                <text:p>21.7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16">
                <text:p>49.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.486">
                <text:p>26.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483">
                <text:p>24.4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02">
                <text:p>49.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328">
                <text:p>28.3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092">
                <text:p>23.0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.548">
                <text:p>17.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16">
                <text:p>49.5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607">
                <text:p>30.6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483">
                <text:p>24.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02">
                <text:p>49.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328">
                <text:p>28.3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092">
                <text:p>23.0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.548">
                <text:p>17.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16">
                <text:p>49.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607">
                <text:p>30.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483">
                <text:p>24.4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02">
                <text:p>49.5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42">
                <text:p>28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092">
                <text:p>23.0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.548">
                <text:p>17.5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16">
                <text:p>49.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607">
                <text:p>30.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483">
                <text:p>24.4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.502">
                <text:p>49.5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8.273">
                <text:p>28.2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092">
                <text:p>23.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.548">
                <text:p>17.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.516">
                <text:p>49.5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.607">
                <text:p>30.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4.483">
                <text:p>24.4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